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solid" style:text-underline-width="auto" style:text-underline-color="font-color" officeooo:rsid="006cf37b" officeooo:paragraph-rsid="006f8576"/>
    </style:style>
    <style:style style:name="P46" style:family="paragraph" style:parent-style-name="Standard">
      <style:text-properties style:use-window-font-color="true" style:text-underline-style="none" officeooo:rsid="00253fdd" officeooo:paragraph-rsid="00253fdd"/>
    </style:style>
    <style:style style:name="P47" style:family="paragraph" style:parent-style-name="Standard">
      <style:text-properties style:use-window-font-color="true" style:text-underline-style="none" officeooo:rsid="0029a577" officeooo:paragraph-rsid="0029a577"/>
    </style:style>
    <style:style style:name="P48" style:family="paragraph" style:parent-style-name="Standard">
      <style:text-properties style:use-window-font-color="true" style:text-underline-style="none" officeooo:rsid="002a6818" officeooo:paragraph-rsid="002a6818"/>
    </style:style>
    <style:style style:name="P49" style:family="paragraph" style:parent-style-name="Standard">
      <style:text-properties style:use-window-font-color="true" style:text-underline-style="none" officeooo:rsid="002cceaa" officeooo:paragraph-rsid="002cceaa"/>
    </style:style>
    <style:style style:name="P50" style:family="paragraph" style:parent-style-name="Standard">
      <style:text-properties style:use-window-font-color="true" style:text-underline-style="none" officeooo:rsid="002f6df8" officeooo:paragraph-rsid="002f6df8"/>
    </style:style>
    <style:style style:name="P51" style:family="paragraph" style:parent-style-name="Standard">
      <style:text-properties style:use-window-font-color="true" style:text-underline-style="none" officeooo:rsid="002fd717" officeooo:paragraph-rsid="002fd717"/>
    </style:style>
    <style:style style:name="P52" style:family="paragraph" style:parent-style-name="Standard">
      <style:text-properties style:use-window-font-color="true" style:text-underline-style="none" officeooo:rsid="0048d86c" officeooo:paragraph-rsid="0048d86c"/>
    </style:style>
    <style:style style:name="P53" style:family="paragraph" style:parent-style-name="Standard">
      <style:text-properties style:use-window-font-color="true" style:text-underline-style="none" officeooo:rsid="004925e9" officeooo:paragraph-rsid="004925e9"/>
    </style:style>
    <style:style style:name="P54" style:family="paragraph" style:parent-style-name="Standard">
      <style:text-properties style:use-window-font-color="true" officeooo:rsid="00253fdd" officeooo:paragraph-rsid="00253fdd"/>
    </style:style>
    <style:style style:name="P55" style:family="paragraph" style:parent-style-name="Standard">
      <style:text-properties style:use-window-font-color="true" officeooo:rsid="0026e81d" officeooo:paragraph-rsid="0026e81d"/>
    </style:style>
    <style:style style:name="P56"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7"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8"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9"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60" style:family="paragraph" style:parent-style-name="Standard">
      <style:text-properties style:use-window-font-color="true" officeooo:rsid="0028bc3a" officeooo:paragraph-rsid="0028bc3a"/>
    </style:style>
    <style:style style:name="P61" style:family="paragraph" style:parent-style-name="Standard">
      <style:text-properties style:use-window-font-color="true" officeooo:rsid="0029a577" officeooo:paragraph-rsid="0029a577"/>
    </style:style>
    <style:style style:name="P62" style:family="paragraph" style:parent-style-name="Standard">
      <style:text-properties style:use-window-font-color="true" officeooo:paragraph-rsid="002f6df8"/>
    </style:style>
    <style:style style:name="P63" style:family="paragraph" style:parent-style-name="Standard">
      <style:text-properties style:use-window-font-color="true" officeooo:rsid="002fd717" officeooo:paragraph-rsid="002fd717"/>
    </style:style>
    <style:style style:name="P64" style:family="paragraph" style:parent-style-name="Standard">
      <style:text-properties style:use-window-font-color="true" officeooo:paragraph-rsid="003083e3"/>
    </style:style>
    <style:style style:name="P65" style:family="paragraph" style:parent-style-name="Standard">
      <style:text-properties style:use-window-font-color="true" officeooo:rsid="0048d86c" officeooo:paragraph-rsid="0048d86c"/>
    </style:style>
    <style:style style:name="P66" style:family="paragraph" style:parent-style-name="Standard">
      <style:text-properties style:use-window-font-color="true" officeooo:paragraph-rsid="004ee978"/>
    </style:style>
    <style:style style:name="P67" style:family="paragraph" style:parent-style-name="Standard">
      <style:text-properties fo:color="#3465a4" style:font-name="JetBrains Mono"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8" style:family="paragraph" style:parent-style-name="Standard">
      <style:text-properties fo:color="#3465a4"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70"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2"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5"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9"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90" style:family="paragraph" style:parent-style-name="Standard">
      <style:text-properties officeooo:paragraph-rsid="0057178c"/>
    </style:style>
    <style:style style:name="P91" style:family="paragraph" style:parent-style-name="Standard">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92" style:family="paragraph" style:parent-style-name="Standard">
      <style:text-properties fo:color="#000000" officeooo:rsid="006f8576" officeooo:paragraph-rsid="006f8576"/>
    </style:style>
    <style:style style:name="P93" style:family="paragraph" style:parent-style-name="Standard">
      <style:text-properties fo:color="#c9211e" style:font-name="JetBrains Mono"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94" style:family="paragraph" style:parent-style-name="Standard">
      <style:text-properties officeooo:paragraph-rsid="006f8576"/>
    </style:style>
    <style:style style:name="P95" style:family="paragraph" style:parent-style-name="Standard">
      <style:paragraph-properties fo:break-before="page"/>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96" style:family="paragraph" style:parent-style-name="Standard">
      <style:paragraph-properties fo:break-before="page"/>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97" style:family="paragraph" style:parent-style-name="Standard">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98" style:family="paragraph" style:parent-style-name="Standard">
      <style:paragraph-properties fo:break-before="page"/>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99" style:family="paragraph" style:parent-style-name="Standard">
      <style:paragraph-properties fo:break-before="page"/>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00"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01"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02"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03"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04" style:family="paragraph" style:parent-style-name="Standard">
      <style:paragraph-properties fo:break-before="page"/>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05"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06"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07"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08"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09"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110" style:family="paragraph" style:parent-style-name="Standard">
      <style:paragraph-properties fo:break-before="page"/>
      <style:text-properties style:use-window-font-color="true" officeooo:rsid="0026e81d" officeooo:paragraph-rsid="0026e81d"/>
    </style:style>
    <style:style style:name="P111"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12"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13"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14"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15" style:family="paragraph" style:parent-style-name="Standard">
      <style:paragraph-properties fo:break-before="page"/>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16"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17" style:family="paragraph" style:parent-style-name="Text_20_body">
      <style:paragraph-properties fo:break-before="page"/>
      <style:text-properties officeooo:paragraph-rsid="0060f9db"/>
    </style:style>
    <style:style style:name="P118" style:family="paragraph" style:parent-style-name="Text_20_body">
      <style:paragraph-properties fo:break-before="page"/>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19" style:family="paragraph" style:parent-style-name="Text_20_body">
      <style:paragraph-properties fo:break-before="page"/>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20" style:family="paragraph" style:parent-style-name="Text_20_body">
      <style:text-properties style:text-underline-style="solid" style:text-underline-width="auto" style:text-underline-color="font-color" officeooo:rsid="004c31cc" officeooo:paragraph-rsid="004d2392"/>
    </style:style>
    <style:style style:name="P121" style:family="paragraph" style:parent-style-name="Text_20_body">
      <style:text-properties style:use-window-font-color="true" officeooo:paragraph-rsid="0048d86c"/>
    </style:style>
    <style:style style:name="P122" style:family="paragraph" style:parent-style-name="Text_20_body">
      <style:text-properties style:use-window-font-color="true" officeooo:rsid="004c31cc" officeooo:paragraph-rsid="0048d86c"/>
    </style:style>
    <style:style style:name="P123" style:family="paragraph" style:parent-style-name="Text_20_body">
      <style:text-properties style:use-window-font-color="true" style:text-underline-style="solid" style:text-underline-width="auto" style:text-underline-color="font-color" officeooo:rsid="0048d86c" officeooo:paragraph-rsid="0048d86c"/>
    </style:style>
    <style:style style:name="P124" style:family="paragraph" style:parent-style-name="Text_20_body">
      <style:text-properties style:use-window-font-color="true" style:text-underline-style="solid" style:text-underline-width="auto" style:text-underline-color="font-color" officeooo:rsid="004c31cc" officeooo:paragraph-rsid="004d2392"/>
    </style:style>
    <style:style style:name="P125" style:family="paragraph" style:parent-style-name="Text_20_body">
      <style:text-properties style:use-window-font-color="true" officeooo:paragraph-rsid="004d2392"/>
    </style:style>
    <style:style style:name="P126" style:family="paragraph" style:parent-style-name="Text_20_body">
      <style:text-properties style:use-window-font-color="true" style:text-underline-style="none" officeooo:rsid="0048d86c" officeooo:paragraph-rsid="0048d86c"/>
    </style:style>
    <style:style style:name="P127" style:family="paragraph" style:parent-style-name="Text_20_body">
      <style:text-properties style:use-window-font-color="true" style:font-name="JetBrains Mono" fo:font-size="10pt" fo:font-style="normal" fo:font-weight="normal" officeooo:paragraph-rsid="0048d86c" style:font-size-asian="10pt" style:font-style-asian="normal" style:font-weight-asian="normal"/>
    </style:style>
    <style:style style:name="P128" style:family="paragraph" style:parent-style-name="Text_20_body">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129" style:family="paragraph" style:parent-style-name="Text_20_body">
      <style:text-properties style:use-window-font-color="true"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30" style:family="paragraph" style:parent-style-name="Text_20_body">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31" style:family="paragraph" style:parent-style-name="Text_20_body">
      <style:text-properties style:use-window-font-color="tru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32" style:family="paragraph" style:parent-style-name="Text_20_body">
      <style:text-properties style:use-window-font-color="true" style:font-name="JetBrains Mono"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33" style:family="paragraph" style:parent-style-name="Text_20_body">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34"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35"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36"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37"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38"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39"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40"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41"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42" style:family="paragraph" style:parent-style-name="Text_20_body">
      <style:text-properties officeooo:rsid="009528c5" officeooo:paragraph-rsid="0060f9db"/>
    </style:style>
    <style:style style:name="P143" style:family="paragraph" style:parent-style-name="Text_20_body">
      <style:text-properties fo:font-style="italic" officeooo:rsid="00206904" officeooo:paragraph-rsid="0060f9db" style:font-style-asian="italic" style:font-style-complex="italic"/>
    </style:style>
    <style:style style:name="P144" style:family="paragraph" style:parent-style-name="Text_20_body">
      <style:text-properties officeooo:paragraph-rsid="0060f9db"/>
    </style:style>
    <style:style style:name="P145" style:family="paragraph" style:parent-style-name="Text_20_body">
      <style:text-properties fo:color="#2a6099" style:font-name="JetBrains Mono"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46" style:family="paragraph" style:parent-style-name="Text_20_body">
      <style:text-properties fo:color="#2a6099"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47" style:family="paragraph" style:parent-style-name="Text_20_body">
      <style:text-properties fo:color="#2a6099" style:font-name="JetBrains Mono"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48" style:family="paragraph" style:parent-style-name="Text_20_body">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49" style:family="paragraph" style:parent-style-name="Text_20_body">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50" style:family="paragraph" style:parent-style-name="Text_20_body">
      <style:text-properties fo:color="#000000"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51" style:family="paragraph" style:parent-style-name="Text_20_body">
      <style:text-properties fo:color="#000000" style:font-name="JetBrains Mono"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52" style:family="paragraph" style:parent-style-name="Text_20_body">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53" style:family="paragraph" style:parent-style-name="Text_20_body">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54" style:family="paragraph" style:parent-style-name="Text_20_body">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55" style:family="paragraph" style:parent-style-name="Text_20_body">
      <style:text-properties fo:color="#000000"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56" style:family="paragraph" style:parent-style-name="Text_20_body">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57" style:family="paragraph" style:parent-style-name="Text_20_body">
      <style:text-properties fo:color="#000000" style:font-name="JetBrains Mono"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58" style:family="paragraph" style:parent-style-name="Text_20_body">
      <style:text-properties fo:color="#c9211e"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59" style:family="paragraph" style:parent-style-name="Text_20_body">
      <style:text-properties fo:color="#c9211e" style:font-name="JetBrains Mono"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60" style:family="paragraph" style:parent-style-name="Text_20_body">
      <style:text-properties fo:color="#c9211e"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61" style:family="paragraph" style:parent-style-name="Text_20_body">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62" style:family="paragraph" style:parent-style-name="Text_20_body">
      <style:text-properties fo:color="#c9211e" officeooo:paragraph-rsid="0064183a"/>
    </style:style>
    <style:style style:name="P163" style:family="paragraph" style:parent-style-name="Text_20_body">
      <style:text-properties officeooo:paragraph-rsid="00665d0e"/>
    </style:style>
    <style:style style:name="P164" style:family="paragraph" style:parent-style-name="Text_20_body">
      <style:text-properties officeooo:paragraph-rsid="0069f3b8"/>
    </style:style>
    <style:style style:name="P16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16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167"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16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16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17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17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17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7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17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75"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176"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177"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178" style:family="paragraph" style:parent-style-name="Heading_20_1">
      <style:paragraph-properties fo:break-before="page"/>
      <style:text-properties style:use-window-font-color="true" officeooo:rsid="0048d86c" officeooo:paragraph-rsid="0048d86c"/>
    </style:style>
    <style:style style:name="P179" style:family="paragraph" style:parent-style-name="Heading_20_1">
      <style:paragraph-properties fo:break-before="page"/>
      <style:text-properties officeooo:rsid="009528c5" officeooo:paragraph-rsid="0060f9db"/>
    </style:style>
    <style:style style:name="P180" style:family="paragraph" style:parent-style-name="Standard" style:list-style-name="L1">
      <style:text-properties style:use-window-font-color="true" officeooo:rsid="001f79f9" officeooo:paragraph-rsid="001f79f9"/>
    </style:style>
    <style:style style:name="P181" style:family="paragraph" style:parent-style-name="Standard" style:list-style-name="L2">
      <style:text-properties style:use-window-font-color="true" officeooo:rsid="001f79f9" officeooo:paragraph-rsid="001f79f9"/>
    </style:style>
    <style:style style:name="P182" style:family="paragraph" style:parent-style-name="Standard" style:list-style-name="L2">
      <style:text-properties style:use-window-font-color="true" officeooo:rsid="0020a595" officeooo:paragraph-rsid="0020a595"/>
    </style:style>
    <style:style style:name="P183" style:family="paragraph" style:parent-style-name="Standard" style:list-style-name="L3">
      <style:text-properties style:use-window-font-color="true" officeooo:rsid="0020a595" officeooo:paragraph-rsid="0020a595"/>
    </style:style>
    <style:style style:name="P184" style:family="paragraph" style:parent-style-name="Standard" style:list-style-name="L2">
      <style:text-properties style:use-window-font-color="true" officeooo:rsid="002168f8" officeooo:paragraph-rsid="002168f8"/>
    </style:style>
    <style:style style:name="P185" style:family="paragraph" style:parent-style-name="Standard" style:list-style-name="L2">
      <style:text-properties style:use-window-font-color="true" officeooo:rsid="002435e6" officeooo:paragraph-rsid="002435e6"/>
    </style:style>
    <style:style style:name="P186" style:family="paragraph" style:parent-style-name="Standard" style:list-style-name="L2">
      <style:text-properties style:use-window-font-color="true" officeooo:rsid="0022e927" officeooo:paragraph-rsid="0022e927"/>
    </style:style>
    <style:style style:name="P187" style:family="paragraph" style:parent-style-name="Standard" style:list-style-name="L2">
      <style:text-properties style:use-window-font-color="true" officeooo:rsid="002481a3" officeooo:paragraph-rsid="002481a3"/>
    </style:style>
    <style:style style:name="P188" style:family="paragraph" style:parent-style-name="Standard" style:list-style-name="L4">
      <style:text-properties style:use-window-font-color="true" officeooo:rsid="002f6df8" officeooo:paragraph-rsid="002f6df8"/>
    </style:style>
    <style:style style:name="P189" style:family="paragraph" style:parent-style-name="Standard" style:list-style-name="L4">
      <style:text-properties style:use-window-font-color="true" style:text-underline-style="none" officeooo:rsid="002f6df8" officeooo:paragraph-rsid="002f6df8"/>
    </style:style>
    <style:style style:name="P190" style:family="paragraph" style:parent-style-name="Standard" style:list-style-name="L5">
      <style:text-properties style:use-window-font-color="true" style:text-underline-style="none" officeooo:rsid="002fd717" officeooo:paragraph-rsid="002fd717"/>
    </style:style>
    <style:style style:name="P191" style:family="paragraph" style:parent-style-name="Standard" style:list-style-name="L5">
      <style:text-properties style:use-window-font-color="true" officeooo:rsid="002fd717" officeooo:paragraph-rsid="002fd717"/>
    </style:style>
    <style:style style:name="P192" style:family="paragraph" style:parent-style-name="Standard" style:list-style-name="L7">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93" style:family="paragraph" style:parent-style-name="Standard" style:list-style-name="L8">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94" style:family="paragraph" style:parent-style-name="Standard" style:list-style-name="L8">
      <style:text-properties style:use-window-font-color="true" style:font-name="JetBrains Mono"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195" style:family="paragraph" style:parent-style-name="Standard" style:list-style-name="L9">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196" style:family="paragraph" style:parent-style-name="Standard" style:list-style-name="L9">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197" style:family="paragraph" style:parent-style-name="Standard" style:list-style-name="L10">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98" style:family="paragraph" style:parent-style-name="Standard" style:list-style-name="L11">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199" style:family="paragraph" style:parent-style-name="Standard" style:list-style-name="L12">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200" style:family="paragraph" style:parent-style-name="Standard" style:list-style-name="L13">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201" style:family="paragraph" style:parent-style-name="Standard" style:list-style-name="L15">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02" style:family="paragraph" style:parent-style-name="Standard" style:list-style-name="L16">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03" style:family="paragraph" style:parent-style-name="Standard" style:list-style-name="L11">
      <style:text-properties style:use-window-font-color="true" officeooo:paragraph-rsid="0052e784"/>
    </style:style>
    <style:style style:name="P204" style:family="paragraph" style:parent-style-name="Standard" style:list-style-name="L15">
      <style:text-properties style:use-window-font-color="true" officeooo:paragraph-rsid="005eba73"/>
    </style:style>
    <style:style style:name="P205" style:family="paragraph" style:parent-style-name="Standard" style:list-style-name="L2">
      <style:text-properties officeooo:rsid="001f79f9" officeooo:paragraph-rsid="001f79f9"/>
    </style:style>
    <style:style style:name="P206"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07"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08"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ize-complex="9pt"/>
    </style:style>
    <style:style style:name="P209"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tyle-asian="italic" style:font-weight-asian="normal" style:font-size-complex="9pt" style:font-style-complex="italic" style:font-weight-complex="normal"/>
    </style:style>
    <style:style style:name="P210" style:family="paragraph" style:parent-style-name="Standard">
      <style:text-properties fo:font-variant="normal" fo:text-transform="none" fo:color="#2a6099"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211"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ize-complex="9pt"/>
    </style:style>
    <style:style style:name="P212"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213" style:family="paragraph" style:parent-style-name="Standard">
      <style:text-properties fo:font-variant="normal" fo:text-transform="none" fo:color="#000000" style:font-name="apple-system" fo:font-size="9pt" fo:letter-spacing="normal" fo:font-style="normal" style:text-underline-style="none" fo:font-weight="normal" officeooo:rsid="007062aa" officeooo:paragraph-rsid="007062aa" style:font-size-asian="9pt" style:font-style-asian="italic" style:font-weight-asian="normal" style:font-size-complex="9pt" style:font-style-complex="italic" style:font-weight-complex="normal"/>
    </style:style>
    <style:style style:name="P214" style:family="paragraph" style:parent-style-name="Standard" style:list-style-name="L12">
      <style:text-properties officeooo:paragraph-rsid="005a9ac5"/>
    </style:style>
    <style:style style:name="P215" style:family="paragraph" style:parent-style-name="Standard" style:list-style-name="L12">
      <style:text-properties fo:color="#a9b7c6" style:font-name="JetBrains Mono" fo:font-size="10pt" fo:font-style="normal" fo:font-weight="normal" officeooo:rsid="005a9ac5" officeooo:paragraph-rsid="005a9ac5" style:font-size-asian="10pt" style:font-style-asian="normal" style:font-weight-asian="normal"/>
    </style:style>
    <style:style style:name="P216" style:family="paragraph" style:parent-style-name="Standard">
      <style:text-properties fo:color="#2a6099" style:text-underline-style="solid" style:text-underline-width="auto" style:text-underline-color="font-color" officeooo:rsid="006cf37b" officeooo:paragraph-rsid="006f8576"/>
    </style:style>
    <style:style style:name="P217" style:family="paragraph" style:parent-style-name="Standard">
      <style:text-properties officeooo:paragraph-rsid="006f8576"/>
    </style:style>
    <style:style style:name="P218" style:family="paragraph" style:parent-style-name="Standard">
      <style:paragraph-properties fo:break-before="page"/>
      <style:text-properties style:use-window-font-color="true" style:text-underline-style="solid" style:text-underline-width="auto" style:text-underline-color="font-color" officeooo:rsid="00253fdd" officeooo:paragraph-rsid="00253fdd"/>
    </style:style>
    <style:style style:name="P219" style:family="paragraph" style:parent-style-name="Standard" style:list-style-name="L5">
      <style:paragraph-properties fo:break-before="page"/>
      <style:text-properties style:use-window-font-color="true" style:text-underline-style="none" officeooo:rsid="002fd717" officeooo:paragraph-rsid="002fd717"/>
    </style:style>
    <style:style style:name="P220" style:family="paragraph" style:parent-style-name="Standard" style:list-style-name="L10">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21"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22" style:family="paragraph" style:parent-style-name="Text_20_body" style:list-style-name="L17">
      <style:text-properties officeooo:paragraph-rsid="0060f9db"/>
    </style:style>
    <style:style style:name="P223" style:family="paragraph" style:parent-style-name="Text_20_body" style:list-style-name="L18">
      <style:text-properties officeooo:paragraph-rsid="0060f9db"/>
    </style:style>
    <style:style style:name="P224" style:family="paragraph" style:parent-style-name="Text_20_body" style:list-style-name="L20">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25" style:family="paragraph" style:parent-style-name="Text_20_body" style:list-style-name="L21">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26" style:family="paragraph" style:parent-style-name="Text_20_body" style:list-style-name="L22">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27" style:family="paragraph" style:parent-style-name="Text_20_body" style:list-style-name="L22">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28"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29" style:family="paragraph" style:parent-style-name="Text_20_body" style:list-style-name="L23">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30" style:family="paragraph" style:parent-style-name="Text_20_body">
      <style:text-properties fo:color="#2a6099" style:font-name="JetBrains Mono" fo:font-size="9pt" fo:font-style="italic" style:text-underline-style="solid" style:text-underline-width="auto" style:text-underline-color="font-color" fo:font-weight="normal" officeooo:rsid="006bbae9" officeooo:paragraph-rsid="0069f3b8" style:font-size-asian="7.84999990463257pt" style:font-style-asian="italic" style:font-weight-asian="normal" style:font-size-complex="9pt" style:font-style-complex="italic" style:font-weight-complex="normal"/>
    </style:style>
    <style:style style:name="P231"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32"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33" style:family="paragraph" style:parent-style-name="Text_20_body" style:list-style-name="L21">
      <style:paragraph-properties fo:break-before="page"/>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34" style:family="paragraph" style:parent-style-name="Text_20_body" style:list-style-name="L23">
      <style:paragraph-properties fo:break-before="page"/>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35" style:family="paragraph">
      <style:paragraph-properties style:text-autospace="none"/>
    </style:style>
    <style:style style:name="P236" style:family="paragraph">
      <loext:graphic-properties draw:fill="none" draw:fill-color="#ffffff"/>
      <style:paragraph-properties style:writing-mode="lr-tb"/>
    </style:style>
    <style:style style:name="P237" style:family="paragraph">
      <loext:graphic-properties draw:fill="none" draw:fill-color="#ffffff"/>
      <style:paragraph-properties style:text-autospace="none" style:writing-mode="lr-tb"/>
      <style:text-properties fo:font-size="12pt"/>
    </style:style>
    <style:style style:name="P238" style:family="paragraph">
      <loext:graphic-properties draw:fill="none" draw:fill-color="#ffffff"/>
      <style:paragraph-properties style:text-autospace="none" style:writing-mode="lr-tb"/>
      <style:text-properties fo:color="#000000" fo:font-size="12pt"/>
    </style:style>
    <style:style style:name="P239" style:family="paragraph">
      <loext:graphic-properties draw:fill="none" draw:fill-color="#ffffff"/>
      <style:paragraph-properties style:writing-mode="lr-tb"/>
      <style:text-properties style:use-window-font-color="true"/>
    </style:style>
    <style:style style:name="P240"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fo:font-variant="normal" fo:text-transform="none" style:font-name="ui-monospace" fo:font-size="9pt" fo:letter-spacing="normal" fo:font-style="normal" fo:font-weight="normal"/>
    </style:style>
    <style:style style:name="T10" style:family="text">
      <style:text-properties fo:font-variant="normal" fo:text-transform="none" style:font-name="ui-monospace" fo:font-size="9pt" fo:letter-spacing="normal" fo:font-style="normal" fo:font-weight="normal" officeooo:rsid="0064183a"/>
    </style:style>
    <style:style style:name="T11"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2" style:family="text">
      <style:text-properties fo:font-variant="normal" fo:text-transform="none" fo:color="#000000" style:font-name="inherit" fo:font-size="12pt" fo:letter-spacing="normal" fo:font-style="normal" fo:font-weight="normal" loext:padding="0cm" loext:border="none"/>
    </style:style>
    <style:style style:name="T13" style:family="text">
      <style:text-properties fo:font-variant="normal" fo:text-transform="none" fo:color="#000000" style:font-name="inherit" fo:font-size="12pt" fo:letter-spacing="normal" fo:font-style="normal" fo:font-weight="normal" officeooo:rsid="0020e7b6" loext:padding="0cm" loext:border="none"/>
    </style:style>
    <style:style style:name="T14"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5"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6"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7" style:family="text">
      <style:text-properties fo:font-variant="normal" fo:text-transform="none" fo:color="#000000" style:font-name="Monaco" fo:font-size="9.75pt" fo:letter-spacing="normal" fo:font-style="normal" fo:font-weight="normal" loext:padding="0cm" loext:border="none"/>
    </style:style>
    <style:style style:name="T18"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19"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0"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1"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2" style:family="text">
      <style:text-properties fo:font-variant="normal" fo:text-transform="none" fo:color="#222222" fo:letter-spacing="normal" fo:background-color="#f8f8f8" loext:char-shading-value="0" loext:padding="0cm" loext:border="none"/>
    </style:style>
    <style:style style:name="T23"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4"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6"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7"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8"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29"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0"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1"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2"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3"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4"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35"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36" style:family="text">
      <style:text-properties officeooo:rsid="003cc727"/>
    </style:style>
    <style:style style:name="T37" style:family="text">
      <style:text-properties officeooo:rsid="003e526f"/>
    </style:style>
    <style:style style:name="T38" style:family="text">
      <style:text-properties style:font-name="JetBrains Mono" fo:font-size="10pt" fo:font-style="normal" fo:font-weight="normal" style:font-size-asian="10pt" style:font-style-asian="normal" style:font-weight-asian="normal"/>
    </style:style>
    <style:style style:name="T39" style:family="text">
      <style:text-properties style:font-name="JetBrains Mono" fo:font-size="10pt" fo:font-style="normal" fo:font-weight="normal" officeooo:rsid="004925e9" style:font-size-asian="10pt" style:font-style-asian="normal" style:font-weight-asian="normal"/>
    </style:style>
    <style:style style:name="T40" style:family="text">
      <style:text-properties style:font-name="JetBrains Mono" fo:font-size="10pt" fo:font-style="normal" fo:font-weight="normal" officeooo:rsid="0048d86c" style:font-size-asian="10pt" style:font-style-asian="normal" style:font-weight-asian="normal"/>
    </style:style>
    <style:style style:name="T41" style:family="text">
      <style:text-properties style:font-name="JetBrains Mono" fo:font-size="10pt" fo:font-style="normal" fo:font-weight="normal" officeooo:rsid="005eba73" style:font-size-asian="10pt" style:font-style-asian="normal" style:font-weight-asian="normal"/>
    </style:style>
    <style:style style:name="T42" style:family="text">
      <style:text-properties style:font-name="JetBrains Mono" fo:font-size="10pt" fo:font-style="normal" style:text-underline-style="none" fo:font-weight="normal" officeooo:rsid="002f6df8" style:font-size-asian="10pt" style:font-style-asian="normal" style:font-weight-asian="normal"/>
    </style:style>
    <style:style style:name="T43" style:family="text">
      <style:text-properties style:font-name="JetBrains Mono" fo:font-size="10pt" fo:font-style="normal" style:font-size-asian="10pt" style:font-style-asian="normal"/>
    </style:style>
    <style:style style:name="T44" style:family="text">
      <style:text-properties style:font-name="JetBrains Mono" fo:font-size="10pt" fo:font-style="normal" fo:font-weight="bold" style:font-size-asian="10pt" style:font-style-asian="normal" style:font-weight-asian="bold" style:font-weight-complex="bold"/>
    </style:style>
    <style:style style:name="T45" style:family="text">
      <style:text-properties style:font-name="JetBrains Mono" fo:font-size="10pt" style:font-size-asian="10pt"/>
    </style:style>
    <style:style style:name="T46" style:family="text">
      <style:text-properties style:font-name="JetBrains Mono" fo:font-size="9pt" fo:font-style="italic" style:text-underline-style="none" fo:font-weight="normal" style:font-size-asian="9pt" style:font-style-asian="italic" style:font-weight-asian="normal" style:font-size-complex="9pt" style:font-style-complex="italic"/>
    </style:style>
    <style:style style:name="T47" style:family="text">
      <style:text-properties style:font-name="JetBrains Mono" fo:font-size="9pt" fo:font-style="italic" style:text-underline-style="none" fo:font-weight="normal" officeooo:rsid="0052e784" style:font-size-asian="9pt" style:font-style-asian="italic" style:font-weight-asian="normal" style:font-size-complex="9pt" style:font-style-complex="italic"/>
    </style:style>
    <style:style style:name="T48" style:family="text">
      <style:text-properties style:font-name="JetBrains Mono" fo:font-size="9pt" fo:font-style="italic" style:text-underline-style="none" fo:font-weight="normal" officeooo:rsid="005eba73" style:font-size-asian="9pt" style:font-style-asian="italic" style:font-weight-asian="normal" style:font-size-complex="9pt" style:font-style-complex="italic"/>
    </style:style>
    <style:style style:name="T49" style:family="text">
      <style:text-properties style:font-name="JetBrains Mono"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50" style:family="text">
      <style:text-properties style:font-name="JetBrains Mono" fo:font-size="9pt" fo:font-style="normal" style:text-underline-style="none" fo:font-weight="normal" officeooo:rsid="004ee978" style:font-size-asian="9pt" style:font-style-asian="normal" style:font-weight-asian="normal" style:font-size-complex="9pt" style:font-weight-complex="normal"/>
    </style:style>
    <style:style style:name="T51" style:family="text">
      <style:text-properties officeooo:rsid="004925e9"/>
    </style:style>
    <style:style style:name="T52" style:family="text">
      <style:text-properties officeooo:rsid="004c31cc"/>
    </style:style>
    <style:style style:name="T53" style:family="text">
      <style:text-properties fo:color="#2a6099"/>
    </style:style>
    <style:style style:name="T54" style:family="text">
      <style:text-properties fo:color="#2a6099" style:font-name="JetBrains Mono"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55" style:family="text">
      <style:text-properties fo:color="#2a6099" style:font-name="JetBrains Mono"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56" style:family="text">
      <style:text-properties fo:color="#2a6099" style:font-name="JetBrains Mono"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57" style:family="text">
      <style:text-properties fo:color="#2a6099" style:text-underline-style="solid" style:text-underline-width="auto" style:text-underline-color="font-color" officeooo:rsid="006cf37b"/>
    </style:style>
    <style:style style:name="T58" style:family="text">
      <style:text-properties fo:color="#2a6099" style:text-underline-style="solid" style:text-underline-width="auto" style:text-underline-color="font-color" officeooo:rsid="00721200"/>
    </style:style>
    <style:style style:name="T59" style:family="text">
      <style:text-properties fo:color="#2a6099" fo:font-size="9pt" style:text-underline-style="none" officeooo:rsid="006cf37b" style:font-size-asian="9pt" style:font-size-complex="9pt"/>
    </style:style>
    <style:style style:name="T60" style:family="text">
      <style:text-properties style:use-window-font-color="true"/>
    </style:style>
    <style:style style:name="T61" style:family="text">
      <style:text-properties style:use-window-font-color="true" fo:font-style="italic" style:text-underline-style="none" officeooo:rsid="0028bc3a" style:font-style-asian="italic" style:font-style-complex="italic"/>
    </style:style>
    <style:style style:name="T62" style:family="text">
      <style:text-properties style:use-window-font-color="true" fo:font-style="italic" style:text-underline-style="none" officeooo:rsid="003b5cd9" style:font-style-asian="italic" style:font-style-complex="italic"/>
    </style:style>
    <style:style style:name="T63" style:family="text">
      <style:text-properties style:use-window-font-color="true" style:font-name="JetBrains Mono" fo:font-size="9pt" fo:font-style="italic" style:text-underline-style="none" fo:font-weight="normal" officeooo:rsid="005a9ac5" style:font-size-asian="9pt" style:font-style-asian="italic" style:font-weight-asian="normal" style:font-size-complex="9pt" style:font-style-complex="italic"/>
    </style:style>
    <style:style style:name="T64" style:family="text">
      <style:text-properties style:use-window-font-color="true" style:font-name="JetBrains Mono" fo:font-size="9pt" style:text-underline-style="none" style:font-size-asian="7.84999990463257pt" style:font-size-complex="9pt"/>
    </style:style>
    <style:style style:name="T65" style:family="text">
      <style:text-properties fo:font-size="9pt" fo:font-style="italic" style:font-size-asian="9pt" style:font-style-asian="italic" style:font-size-complex="9pt" style:font-style-complex="italic"/>
    </style:style>
    <style:style style:name="T66" style:family="text">
      <style:text-properties style:font-name="Liberation Serif" fo:font-size="12pt" fo:font-style="normal" fo:font-weight="normal" style:font-size-asian="12pt" style:font-style-asian="normal" style:font-weight-asian="normal"/>
    </style:style>
    <style:style style:name="T67" style:family="text">
      <style:text-properties fo:font-style="normal" style:text-underline-style="solid" style:text-underline-width="auto" style:text-underline-color="font-color" officeooo:rsid="005a74e9" style:font-style-asian="normal" style:font-style-complex="normal"/>
    </style:style>
    <style:style style:name="T68" style:family="text">
      <style:text-properties fo:color="#cc7832" style:font-name="JetBrains Mono" fo:font-size="10pt" fo:font-style="normal" fo:font-weight="normal" style:font-size-asian="10pt" style:font-style-asian="normal" style:font-weight-asian="normal"/>
    </style:style>
    <style:style style:name="T69" style:family="text">
      <style:text-properties fo:color="#cc7832" fo:font-size="10pt" fo:font-style="normal" style:font-size-asian="10pt" style:font-style-asian="normal"/>
    </style:style>
    <style:style style:name="T70" style:family="text">
      <style:text-properties fo:color="#808080" fo:font-size="10pt" fo:font-style="normal" style:font-size-asian="10pt" style:font-style-asian="normal"/>
    </style:style>
    <style:style style:name="T71" style:family="text">
      <style:text-properties fo:color="#6a8759" style:font-name="JetBrains Mono" fo:font-size="10pt" fo:font-style="normal" fo:font-weight="normal" style:font-size-asian="10pt" style:font-style-asian="normal" style:font-weight-asian="normal"/>
    </style:style>
    <style:style style:name="T72" style:family="text">
      <style:text-properties fo:color="#6a8759" fo:font-size="10pt" fo:font-style="normal" style:font-size-asian="10pt" style:font-style-asian="normal"/>
    </style:style>
    <style:style style:name="T73" style:family="text">
      <style:text-properties fo:color="#a9b7c6" fo:font-size="10pt" fo:font-style="normal" style:font-size-asian="10pt" style:font-style-asian="normal"/>
    </style:style>
    <style:style style:name="T74" style:family="text">
      <style:text-properties fo:color="#a9b7c6" style:font-name="JetBrains Mono" fo:font-size="10pt" fo:font-style="normal" fo:font-weight="normal" style:font-size-asian="10pt" style:font-style-asian="normal" style:font-weight-asian="normal"/>
    </style:style>
    <style:style style:name="T75" style:family="text">
      <style:text-properties fo:color="#a9b7c6" style:font-name="JetBrains Mono" fo:font-size="10pt" fo:font-style="normal" fo:font-weight="normal" officeooo:rsid="005a9ac5" style:font-size-asian="10pt" style:font-style-asian="normal" style:font-weight-asian="normal"/>
    </style:style>
    <style:style style:name="T76" style:family="text">
      <style:text-properties fo:color="#bbb529" style:font-name="JetBrains Mono" fo:font-size="10pt" fo:font-style="normal" fo:font-weight="normal" style:font-size-asian="10pt" style:font-style-asian="normal" style:font-weight-asian="normal"/>
    </style:style>
    <style:style style:name="T77" style:family="text">
      <style:text-properties fo:color="#bbb529" style:font-name="JetBrains Mono" fo:font-size="10pt" fo:font-style="normal" fo:font-weight="normal" officeooo:rsid="005a9ac5" style:font-size-asian="10pt" style:font-style-asian="normal" style:font-weight-asian="normal"/>
    </style:style>
    <style:style style:name="T78" style:family="text">
      <style:text-properties fo:color="#bbb529" fo:font-size="10pt" fo:font-style="normal" style:font-size-asian="10pt" style:font-style-asian="normal"/>
    </style:style>
    <style:style style:name="T79" style:family="text">
      <style:text-properties fo:color="#ffc66d" style:font-name="JetBrains Mono" fo:font-size="10pt" fo:font-style="normal" fo:font-weight="normal" style:font-size-asian="10pt" style:font-style-asian="normal" style:font-weight-asian="normal"/>
    </style:style>
    <style:style style:name="T80" style:family="text">
      <style:text-properties style:font-name="0" fo:font-size="10pt" style:font-size-asian="10pt"/>
    </style:style>
    <style:style style:name="T81" style:family="text">
      <style:text-properties officeooo:rsid="001ef4fd"/>
    </style:style>
    <style:style style:name="T82" style:family="text">
      <style:text-properties officeooo:rsid="006127ce"/>
    </style:style>
    <style:style style:name="T83" style:family="text">
      <style:text-properties officeooo:rsid="0063d48c"/>
    </style:style>
    <style:style style:name="T84" style:family="text">
      <style:text-properties fo:color="#000000" style:font-name="JetBrains Mono" fo:font-size="9pt" style:text-underline-style="none" style:font-size-asian="7.84999990463257pt" style:font-size-complex="9pt"/>
    </style:style>
    <style:style style:name="T85" style:family="text">
      <style:text-properties fo:color="#c9211e" style:font-name="JetBrains Mono" fo:font-size="9pt" style:text-underline-style="none" style:font-size-asian="7.84999990463257pt" style:font-size-complex="9pt"/>
    </style:style>
    <style:style style:name="T86" style:family="text">
      <style:text-properties fo:color="#cc7832" style:font-name="JetBrains Mono1" fo:font-size="10pt" style:font-name-asian="JetBrains Mono1" style:font-size-asian="10pt" style:font-name-complex="JetBrains Mono1" style:font-size-complex="10pt"/>
    </style:style>
    <style:style style:name="T87" style:family="text">
      <style:text-properties fo:color="#a9b7c6" style:font-name="JetBrains Mono1" fo:font-size="10pt" style:font-name-asian="JetBrains Mono1" style:font-size-asian="10pt" style:font-name-complex="JetBrains Mono1" style:font-size-complex="10pt"/>
    </style:style>
    <style:style style:name="T88" style:family="text">
      <style:text-properties fo:color="#808080" style:font-name="JetBrains Mono1" fo:font-size="10pt" style:font-name-asian="JetBrains Mono1" style:font-size-asian="10pt" style:font-name-complex="JetBrains Mono1" style:font-size-complex="10pt"/>
    </style:style>
    <style:style style:name="T89" style:family="text">
      <style:text-properties fo:color="#6a8759" style:font-name="JetBrains Mono1" fo:font-size="10pt" style:font-name-asian="JetBrains Mono1" style:font-size-asian="10pt" style:font-name-complex="JetBrains Mono1" style:font-size-complex="10pt"/>
    </style:style>
    <style:style style:name="T90" style:family="text">
      <style:text-properties fo:color="#bbb529" style:font-name="JetBrains Mono1" fo:font-size="10pt" style:font-name-asian="JetBrains Mono1" style:font-size-asian="10pt" style:font-name-complex="JetBrains Mono1" style:font-size-complex="10pt"/>
    </style:style>
    <style:style style:name="T91" style:family="text">
      <style:text-properties fo:color="#ffc66d" style:font-name="JetBrains Mono1" fo:font-size="10pt" style:font-name-asian="JetBrains Mono1" style:font-size-asian="10pt" style:font-name-complex="JetBrains Mono1" style:font-size-complex="10pt"/>
    </style:style>
    <style:style style:name="T92" style:family="text">
      <style:text-properties fo:color="#9876aa" style:font-name="JetBrains Mono1" fo:font-size="10pt" fo:font-style="italic" style:font-name-asian="JetBrains Mono1" style:font-size-asian="10pt" style:font-style-asian="italic" style:font-name-complex="JetBrains Mono1" style:font-size-complex="10pt" style:font-style-complex="italic"/>
    </style:style>
    <style:style style:name="T93" style:family="text">
      <style:text-properties fo:color="#e8bf6a" style:font-name="JetBrains Mono1" fo:font-size="10pt" style:font-name-asian="JetBrains Mono1" style:font-size-asian="10pt" style:font-name-complex="JetBrains Mono1" style:font-size-complex="10pt"/>
    </style:style>
    <style:style style:name="T94" style:family="text">
      <style:text-properties fo:color="#bababa" style:font-name="JetBrains Mono1" fo:font-size="10pt" style:font-name-asian="JetBrains Mono1" style:font-size-asian="10pt" style:font-name-complex="JetBrains Mono1" style:font-size-complex="10pt"/>
    </style:style>
    <style:style style:name="T95" style:family="text">
      <style:text-properties fo:color="#9876aa" style:font-name="JetBrains Mono1" fo:font-size="10pt" style:font-name-asian="JetBrains Mono1" style:font-size-asian="10pt" style:font-name-complex="JetBrains Mono1" style:font-size-complex="10pt"/>
    </style:style>
    <style:style style:name="T96" style:family="text">
      <style:text-properties fo:color="#000000" style:font-name="JetBrains Mono1" fo:font-size="10pt" style:font-name-asian="JetBrains Mono1" style:font-size-asian="10pt" style:font-name-complex="JetBrains Mono1" style:font-size-complex="10pt"/>
    </style:style>
    <style:style style:name="T97" style:family="text">
      <style:text-properties style:use-window-font-color="true" style:font-name="JetBrains Mono1" fo:font-size="10pt" style:font-name-asian="JetBrains Mono1" style:font-size-asian="10pt" style:font-name-complex="JetBrains Mono1" style:font-size-complex="10pt"/>
    </style:style>
    <style:style style:name="T98" style:family="text">
      <style:text-properties style:use-window-font-color="true" style:font-name="JetBrains Mono1" fo:font-size="10pt" fo:font-style="italic" style:font-name-asian="JetBrains Mono1" style:font-size-asian="10pt" style:font-style-asian="italic" style:font-name-complex="JetBrains Mono1" style:font-size-complex="10pt" style:font-style-complex="italic"/>
    </style:style>
    <style:style style:name="T99" style:family="text">
      <style:text-properties fo:color="#000000" style:font-name="JetBrains Mono1" fo:font-size="10pt" fo:font-style="italic" style:font-name-asian="JetBrains Mono1" style:font-size-asian="10pt" style:font-style-asian="italic" style:font-name-complex="JetBrains Mono1" style:font-size-complex="10pt" style:font-style-complex="italic"/>
    </style:style>
    <style:style style:name="T100" style:family="text">
      <style:text-properties fo:color="#c9211e"/>
    </style:style>
    <style:style style:name="T101" style:family="text">
      <style:text-properties fo:color="#a9b7c6" style:font-name="JetBrains Mono1" fo:font-size="10pt" fo:font-style="italic" style:font-name-asian="JetBrains Mono1" style:font-size-asian="10pt" style:font-style-asian="italic" style:font-name-complex="JetBrains Mono1" style:font-size-complex="10pt" style:font-style-complex="italic"/>
    </style:style>
    <style:style style:name="T102"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77426666" text:style-name="L1">
        <text:list-item>
          <text:p text:style-name="P180">What I did</text:p>
        </text:list-item>
      </text:list>
      <text:p text:style-name="P35"/>
      <text:list xml:id="list1583934149" text:style-name="L2">
        <text:list-item>
          <text:p text:style-name="P181">Forked repostitory start from Spring guru. (Could create own with only a READMe.md)</text:p>
        </text:list-item>
        <text:list-item>
          <text:p text:style-name="P181">open IntelliJ → file→ new project → from version control → from workDirectory\sfg-di (created new directory sfg-di)</text:p>
        </text:list-item>
        <text:list-item>
          <text:p text:style-name="P205"><text:span text:style-name="T60">created spring boot initiual project from </text:span><text:a xlink:type="simple" xlink:href="https://start.spring.io/" text:style-name="Internet_20_link" text:visited-style-name="Visited_20_Internet_20_Link">https://start.spring.io/</text:a></text:p>
        </text:list-item>
        <text:list-item>
          <text:p text:style-name="P181"><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182">add and commit work to master branch</text:p>
          <text:p text:style-name="P182"><text:s text:c="16"/>git add .</text:p>
          <text:p text:style-name="P182"><text:tab/> <text:s text:c="3"/>git comit -m "add spring depency project"</text:p>
        </text:list-item>
        <text:list-item>
          <text:p text:style-name="P182">create new branch add-spring-project</text:p>
        </text:list-item>
      </text:list>
      <text:p text:style-name="P36"><text:tab/><text:tab/>git switch -c add-spring-project</text:p>
      <text:list xml:id="list2580869665" text:style-name="L3">
        <text:list-header>
          <text:p text:style-name="P183"/>
        </text:list-header>
      </text:list>
      <text:p text:style-name="P36"><text:s text:c="11"/></text:p>
      <text:list xml:id="list102217413197020" text:continue-list="list1583934149" text:style-name="L2">
        <text:list-item>
          <text:p text:style-name="P181">extract the contends and drag and dop the files to the pr<text:span text:style-name="T1">o</text:span>ject directory</text:p>
          <text:p text:style-name="P182"/>
        </text:list-item>
        <text:list-item>
          <text:p text:style-name="P184">open pom, right click in text área and select “add as maven project”</text:p>
        </text:list-item>
        <text:list-item>
          <text:p text:style-name="P185">set up the JDK in file→ project structure</text:p>
        </text:list-item>
        <text:list-item>
          <text:p text:style-name="P186">run “verify” on the project</text:p>
        </text:list-item>
        <text:list-item>
          <text:p text:style-name="P187">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218">Lesson 32 The Spring Context</text:p>
      <text:p text:style-name="P38"/>
      <text:p text:style-name="P46">Here one makes use of the Spring <text:s/>context.</text:p>
      <text:p text:style-name="P46">It give one components (Objects – Spring Beans) that one uses.</text:p>
      <text:p text:style-name="P46">We ask the Spring context, our application, for a reference to those objects.</text:p>
      <text:p text:style-name="P46">Here we will create a Spring controller and then ask the context for a reference to this</text:p>
      <text:p text:style-name="P46">Spring managed Object (Spring Bean)</text:p>
      <text:p text:style-name="P46"/>
      <text:p text:style-name="P4"><draw:frame text:anchor-type="paragraph" draw:z-index="1" draw:name="Shape1" draw:style-name="gr59" draw:text-style-name="P236" svg:width="11.792cm" svg:height="7.129cm" svg:x="0.496cm" svg:y="0.328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88">// add as Spring managed controller</text:span><text:span text:style-name="T88"><text:line-break/></text:span><text:span text:style-name="T90">@Controller</text:span><text:span text:style-name="T90"><text:line-break/></text:span><text:span text:style-name="T86">public class </text:span><text:span text:style-name="T87">MyController {</text:span><text:span text:style-name="T87"><text:line-break/></text:span><text:span text:style-name="T87"><text:line-break/></text:span><text:span text:style-name="T87"> <text:s text:c="3"/></text:span><text:span text:style-name="T86">public </text:span><text:span text:style-name="T87">String </text:span><text:span text:style-name="T91">sayHello</text:span><text:span text:style-name="T87">(){</text:span><text:span text:style-name="T87"><text:line-break/></text:span><text:span text:style-name="T87"> <text:s text:c="7"/>System.</text:span><text:span text:style-name="T92">out</text:span><text:span text:style-name="T87">.println(</text:span><text:span text:style-name="T89">"Hello world!!"</text:span><text:span text:style-name="T87">)</text:span><text:span text:style-name="T86">;</text:span><text:span text:style-name="T86"><text:line-break/></text:span><text:span text:style-name="T86"> <text:s text:c="7"/>return </text:span><text:span text:style-name="T89">"Hi folks!!!"</text:span><text:span text:style-name="T86">;</text:span><text:span text:style-name="T86"><text:line-break/></text:span><text:span text:style-name="T86"> <text:s text:c="3"/></text:span><text:span text:style-name="T87">}</text:span><text:span text:style-name="T87"><text:line-break/></text:span><text:span text:style-name="T87">}</text:span></text:p></draw:text-box></draw:frame></text:p>
      <text:p text:style-name="P46"/>
      <text:p text:style-name="P46"/>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4"/><text:span text:style-name="T2">In The application main class</text:span></text:p>
      <text:p text:style-name="P54"><draw:frame text:anchor-type="paragraph" draw:z-index="2" draw:name="Shape2" draw:style-name="gr37" draw:text-style-name="P236" svg:width="17.777cm" svg:height="6.167cm" svg:x="0.661cm" svg:y="0.413cm"><draw:text-box><text:p text:style-name="P235"><text:span text:style-name="T86">public static void </text:span><text:span text:style-name="T91">main</text:span><text:span text:style-name="T87">(String[] args) {</text:span><text:span text:style-name="T87"><text:line-break/></text:span><text:span text:style-name="T87"><text:line-break/></text:span><text:span text:style-name="T87"><text:tab/></text:span><text:span text:style-name="T88">//SpringApplication.run(SfgDiApplication.class, args);</text:span><text:span text:style-name="T88"><text:line-break/></text:span><text:span text:style-name="T88"><text:tab/></text:span><text:span text:style-name="T88">// return a context from the application</text:span><text:span text:style-name="T88"><text:line-break/></text:span><text:span text:style-name="T88"><text:tab/></text:span><text:span text:style-name="T87">ApplicationContext ctx = </text:span><text:span text:style-name="T87">SpringApplication.</text:span><text:span text:style-name="T101">run</text:span><text:span text:style-name="T87">(SfgDiApplication.</text:span><text:span text:style-name="T86">class, </text:span><text:span text:style-name="T87">args)</text:span><text:span text:style-name="T86">;</text:span><text:span text:style-name="T86"><text:line-break/></text:span><text:span text:style-name="T86"> <text:s text:c="3"/></text:span><text:span text:style-name="T88">/*</text:span><text:span text:style-name="T88"><text:line-break/></text:span><text:span text:style-name="T88"> <text:s text:c="6"/>return a reference to the controller from the context</text:span><text:span text:style-name="T88"><text:line-break/></text:span><text:span text:style-name="T88"> <text:s text:c="6"/>by default the name is the same, but starts with lowercase</text:span><text:span text:style-name="T88"><text:line-break/></text:span><text:span text:style-name="T88"> <text:s text:c="6"/>Must cast as it's an Object type returned</text:span><text:span text:style-name="T88"><text:line-break/></text:span><text:span text:style-name="T88"> <text:s text:c="4"/>*/</text:span><text:span text:style-name="T88"><text:line-break/></text:span><text:span text:style-name="T88"><text:tab/></text:span><text:span text:style-name="T87">MyController myController = </text:span><text:span text:style-name="T87">(MyController)ctx.getBean(</text:span><text:span text:style-name="T89">"myController"</text:span><text:span text:style-name="T87">)</text:span><text:span text:style-name="T86">;</text:span><text:span text:style-name="T86"><text:line-break/></text:span><text:span text:style-name="T86"><text:line-break/></text:span><text:span text:style-name="T86"><text:tab/></text:span><text:span text:style-name="T87">String greeting = myController.sayHello()</text:span><text:span text:style-name="T86">;</text:span><text:span text:style-name="T86"><text:line-break/></text:span><text:span text:style-name="T86"><text:tab/></text:span><text:span text:style-name="T87">System.</text:span><text:span text:style-name="T92">out</text:span><text:span text:style-name="T87">.println(greeting)</text:span><text:span text:style-name="T86">;</text:span><text:span text:style-name="T86"><text:line-break/></text:span><text:span text:style-name="T87">}</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3"/></text:p>
      <text:p text:style-name="P55">outputs</text:p>
      <text:p text:style-name="P55"><draw:frame text:anchor-type="paragraph" draw:z-index="3" draw:name="Shape3" draw:style-name="gr58" draw:text-style-name="P236" svg:width="5.028cm" svg:height="1.654cm" svg:x="-0.116cm" svg:y="0.363cm"><draw:text-box><text:p>Hello world!!</text:p><text:p>Hi folks!!!</text:p></draw:text-box></draw:frame><text:s/></text:p>
      <text:p text:style-name="P55"/>
      <text:p text:style-name="P55"/>
      <text:p text:style-name="P55"/>
      <text:p text:style-name="P55"/>
      <text:p text:style-name="P55"/>
      <text:p text:style-name="P105">Lesson 34 Dependency Injection without Spring</text:p>
      <text:p text:style-name="P39"/>
      <text:p text:style-name="P56">see the pdf at /Courses/UdemyCourses/SpringFramework5_Beginner_to_Guru/Section3_DependencyInjectionWithSpring/BasicsOfDepInjectionS5.pdf on this topic as well.</text:p>
      <text:p text:style-name="P56"/>
      <text:p text:style-name="P56">• DI can be done with Concrete Classes or with Interfaces</text:p>
      <text:p text:style-name="P56">• Generally DI with Concrete Classes should be avoided</text:p>
      <text:p text:style-name="P56">• DI via Interfaces is highly preferred</text:p>
      <text:p text:style-name="P56">• Allows runtime to decide implementation to inject</text:p>
      <text:p text:style-name="P1"><text:span text:style-name="T61">• Follows Interface Segregation Principle of SOLID →</text:span><text:span text:style-name="T62"> </text:span><text:a xlink:type="simple" xlink:href="https://youtu.be/M6rwl_AZPJg" text:style-name="Internet_20_link" text:visited-style-name="Visited_20_Internet_20_Link"><text:span text:style-name="T60"><text:s/>Master Interface Segregation Principle ISP</text:span></text:a></text:p>
      <text:p text:style-name="P56">• Also, makes your code more testable - mocking becomes trivial</text:p>
      <text:p text:style-name="P56"/>
      <text:p text:style-name="P60"><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6"/>
      <text:p text:style-name="P56"/>
      <text:p text:style-name="P60"><text:span text:style-name="T38">package guru.springframework.sfgdi.services;</text:span><text:line-break/><text:line-break/><text:span text:style-name="T38">public interface GreetingService {</text:span><text:line-break/><text:line-break/><text:span text:style-name="T38"> <text:s text:c="3"/>String sayGreeting();</text:span><text:line-break/><text:span text:style-name="T38">}</text:span></text:p>
      <text:p text:style-name="P60"/>
      <text:p text:style-name="P60"/>
      <text:p text:style-name="P60"><text:span text:style-name="T38">package guru.springframework.sfgdi.services;</text:span><text:line-break/><text:line-break/><text:span text:style-name="T38">public class GreetingServiceImpl implements GreetingService{</text:span><text:line-break/><text:span text:style-name="T38"> <text:s text:c="3"/>@Override</text:span><text:line-break/><text:span text:style-name="T38"> <text:s text:c="3"/>public String sayGreeting() {</text:span><text:line-break/><text:span text:style-name="T38"> <text:s text:c="7"/>return "Hello world";</text:span><text:line-break/><text:span text:style-name="T38"> <text:s text:c="3"/>}</text:span><text:line-break/><text:span text:style-name="T38">}</text:span><text:line-break/></text:p>
      <text:p text:style-name="P60"/>
      <text:p text:style-name="P40">Dependency injection via properties</text:p>
      <text:p text:style-name="P40"/>
      <text:p text:style-name="P47">• By class properties - least preferred</text:p>
      <text:p text:style-name="P47">• Can be public or private properties</text:p>
      <text:p text:style-name="P47">• Using private properties is EVIL</text:p>
      <text:p text:style-name="P47">• Spring can use reflection to set private properties</text:p>
      <text:p text:style-name="P47">• “Works” but is slow &amp; makes testing difficult</text:p>
      <text:p text:style-name="P47"/>
      <text:p text:style-name="P47"><draw:frame text:anchor-type="paragraph" draw:z-index="4" draw:name="Shape4" draw:style-name="gr57" draw:text-style-name="P236" svg:width="11.56cm" svg:height="5.345cm" svg:x="-0.083cm" svg:y="0.159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text:line-break/></text:span><text:span text:style-name="T86">public class </text:span><text:span text:style-name="T87">PropertyInjectionController {</text:span><text:span text:style-name="T87"><text:line-break/></text:span><text:span text:style-name="T87"><text:line-break/></text:span><text:span text:style-name="T87"> <text:s text:c="3"/></text:span><text:span text:style-name="T86">public </text:span><text:span text:style-name="T87">GreetingService </text:span><text:span text:style-name="T95">greetingService</text:span><text:span text:style-name="T86">;</text:span><text:span text:style-name="T86"><text:line-break/></text:span><text:span text:style-name="T86"><text:line-break/></text:span><text:span text:style-name="T86"> <text:s text:c="3"/>public </text:span><text:span text:style-name="T87">String </text:span><text:span text:style-name="T91">getGreeting</text:span><text:span text:style-name="T87">(){</text:span><text:span text:style-name="T87"><text:line-break/></text:span><text:span text:style-name="T87"> <text:s text:c="6"/></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
      <text:p text:style-name="P48"/>
      <text:p text:style-name="P47"><draw:frame text:anchor-type="paragraph" draw:z-index="5" draw:name="Shape5" draw:style-name="gr45" draw:text-style-name="P236" svg:width="13.644cm" svg:height="10.277cm" svg:x="-0.101cm" svg:y="0.286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Impl</text:span><text:span text:style-name="T86">;</text:span><text:span text:style-name="T86"><text:line-break/></text:span><text:span text:style-name="T86">import </text:span><text:span text:style-name="T87">org.junit.jupiter.api.</text:span><text:span text:style-name="T90">BeforeEach</text:span><text:span text:style-name="T86">;</text:span><text:span text:style-name="T86"><text:line-break/></text:span><text:span text:style-name="T86">import </text:span><text:span text:style-name="T87">org.junit.jupiter.api.</text:span><text:span text:style-name="T90">Test</text:span><text:span text:style-name="T86">;</text:span><text:span text:style-name="T86"><text:line-break/></text:span><text:span text:style-name="T86"><text:line-break/></text:span><text:span text:style-name="T86">import static </text:span><text:span text:style-name="T87">org.junit.jupiter.api.Assertions.*</text:span><text:span text:style-name="T86">;</text:span><text:span text:style-name="T86"><text:line-break/></text:span><text:span text:style-name="T86"><text:line-break/></text:span><text:span text:style-name="T86">class </text:span><text:span text:style-name="T87">PropertyInjectionControllerTest {</text:span><text:span text:style-name="T87"><text:line-break/></text:span><text:span text:style-name="T87"> <text:s text:c="3"/>PropertyInjectionController </text:span><text:span text:style-name="T95">controller</text:span><text:span text:style-name="T86">;</text:span><text:span text:style-name="T86"><text:line-break/></text:span><text:span text:style-name="T86"> <text:s text:c="3"/></text:span><text:span text:style-name="T90">@BeforeEach</text:span><text:span text:style-name="T90"><text:line-break/></text:span><text:span text:style-name="T90"> <text:s text:c="3"/></text:span><text:span text:style-name="T86">void </text:span><text:span text:style-name="T91">setUp</text:span><text:span text:style-name="T87">() {</text:span><text:span text:style-name="T87"><text:line-break/></text:span><text:span text:style-name="T87"> <text:s text:c="7"/></text:span><text:span text:style-name="T88">// here we mimic what the Spring Framework would do</text:span><text:span text:style-name="T88"><text:line-break/></text:span><text:span text:style-name="T88"> <text:s text:c="7"/></text:span><text:span text:style-name="T95">controller </text:span><text:span text:style-name="T87">= </text:span><text:span text:style-name="T86">new </text:span><text:span text:style-name="T87">PropertyInjectionController()</text:span><text:span text:style-name="T86">;</text:span><text:span text:style-name="T88">// return a </text:span><text:span text:style-name="T88">controller</text:span><text:span text:style-name="T88"><text:line-break/></text:span><text:span text:style-name="T88"> <text:s text:c="7"/>// controller uses the service</text:span><text:span text:style-name="T88"><text:line-break/></text:span><text:span text:style-name="T88"> <text:s text:c="7"/></text:span><text:span text:style-name="T95">controller</text:span><text:span text:style-name="T87">.</text:span><text:span text:style-name="T95">greetingService </text:span><text:span text:style-name="T87">= </text:span><text:span text:style-name="T86">new </text:span><text:span text:style-name="T87">GreetingServiceImpl()</text:span><text:span text:style-name="T86">;</text:span><text:span text:style-name="T88">// </text:span><text:span text:style-name="T88">return a service</text:span><text:span text:style-name="T88"><text:line-break/></text:span><text:span text:style-name="T88"> <text:s text:c="3"/></text:span><text:span text:style-name="T87">}</text:span><text:span text:style-name="T87"><text:line-break/></text:span><text:span text:style-name="T87"><text:line-break/></text:span><text:span text:style-name="T87"> <text:s text:c="3"/></text:span><text:span text:style-name="T90">@Test</text:span><text:span text:style-name="T90"><text:line-break/></text:span><text:span text:style-name="T90"> <text:s text:c="3"/></text:span><text:span text:style-name="T86">void </text:span><text:span text:style-name="T91">getGreeting</text:span><text:span text:style-name="T87">() {</text:span><text:span text:style-name="T87"><text:line-break/></text:span><text:span text:style-name="T87"> <text:s text:c="7"/>System.</text:span><text:span text:style-name="T92">out</text:span><text:span text:style-name="T87">.println(</text:span><text:span text:style-name="T95">controller</text:span><text:span text:style-name="T87">.getGreeting())</text:span><text:span text:style-name="T86">;</text:span><text:span text:style-name="T86"><text:line-break/></text:span><text:span text:style-name="T86"><text:line-break/></text:span><text:span text:style-name="T86"> <text:s text:c="3"/></text:span><text:span text:style-name="T87">}</text:span><text:span text:style-name="T87"><text:line-break/></text:span><text:span text:style-name="T87">}</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Setter Based Dependency Injection</text:p>
      <text:p text:style-name="P41"/>
      <text:p text:style-name="P57">• By Setters - Area of much debate</text:p>
      <text:p text:style-name="P57"/>
      <text:p text:style-name="P57"><draw:frame text:anchor-type="paragraph" draw:z-index="6" draw:name="Shape6" draw:style-name="gr56" draw:text-style-name="P237" svg:width="16.901cm" svg:height="8.797cm" svg:x="0.512cm" svg:y="0.051cm"><draw:text-box><text:p text:style-name="P235"><text:span text:style-name="T102"><text:line-break/></text:span><text:span text:style-name="T86">import </text:span><text:span text:style-name="T87">guru.springframework.sfgdi.services.GreetingService</text:span><text:span text:style-name="T86">;</text:span><text:span text:style-name="T86"><text:line-break/></text:span><text:span text:style-name="T86"><text:line-break/></text:span><text:span text:style-name="T86">public class </text:span><text:span text:style-name="T87">SetterInjectedController {</text:span><text:span text:style-name="T87"><text:line-break/></text:span><text:span text:style-name="T87"><text:line-break/></text:span><text:span text:style-name="T87"> <text:s text:c="3"/></text:span><text:span text:style-name="T86">private </text:span><text:span text:style-name="T87">GreetingService </text:span><text:span text:style-name="T95">greetingService</text:span><text:span text:style-name="T86">;</text:span><text:span text:style-name="T86"><text:line-break/></text:span><text:span text:style-name="T86"><text:line-break/></text:span><text:span text:style-name="T86"> <text:s text:c="3"/>public void </text:span><text:span text:style-name="T91">setGreetingService</text:span><text:span text:style-name="T87">(GreetingService </text:span><text:span text:style-name="T87">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Greeting</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text:line-break/></text:span><text:span text:style-name="T87">}</text:span></text:p></draw:text-box></draw:frame></text:p>
      <text:p text:style-name="P47"/>
      <text:p text:style-name="P61"/>
      <text:p text:style-name="P60"/>
      <text:p text:style-name="P60"/>
      <text:p text:style-name="P60"/>
      <text:p text:style-name="P60"/>
      <text:p text:style-name="P58"/>
      <text:p text:style-name="P60"/>
      <text:p text:style-name="P55"/>
      <text:p text:style-name="P55"/>
      <text:p text:style-name="P55"/>
      <text:p text:style-name="P55"/>
      <text:p text:style-name="P55"/>
      <text:p text:style-name="P55"/>
      <text:p text:style-name="P55"/>
      <text:p text:style-name="P55"/>
      <text:p text:style-name="P55"/>
      <text:p text:style-name="P55"/>
      <text:p text:style-name="P110"><draw:frame text:anchor-type="paragraph" draw:z-index="7" draw:name="Shape7" draw:style-name="gr55" draw:text-style-name="P237" svg:width="15.414cm" svg:height="10.685cm" svg:x="-0.282cm" svg:y="0.353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Impl</text:span><text:span text:style-name="T86">;</text:span><text:span text:style-name="T86"><text:line-break/></text:span><text:span text:style-name="T86">import </text:span><text:span text:style-name="T87">org.junit.jupiter.api.</text:span><text:span text:style-name="T90">BeforeEach</text:span><text:span text:style-name="T86">;</text:span><text:span text:style-name="T86"><text:line-break/></text:span><text:span text:style-name="T86">import </text:span><text:span text:style-name="T87">org.junit.jupiter.api.</text:span><text:span text:style-name="T90">Test</text:span><text:span text:style-name="T86">;</text:span><text:span text:style-name="T86"><text:line-break/></text:span><text:span text:style-name="T86"><text:line-break/></text:span><text:span text:style-name="T86">import static </text:span><text:span text:style-name="T87">org.junit.jupiter.api.Assertions.*</text:span><text:span text:style-name="T86">;</text:span><text:span text:style-name="T86"><text:line-break/></text:span><text:span text:style-name="T86"><text:line-break/></text:span><text:span text:style-name="T86">class </text:span><text:span text:style-name="T87">SetterInjectedControllerTest {</text:span><text:span text:style-name="T87"><text:line-break/></text:span><text:span text:style-name="T87"> <text:s text:c="3"/>SetterInjectedController </text:span><text:span text:style-name="T95">controller</text:span><text:span text:style-name="T86">;</text:span><text:span text:style-name="T86"><text:line-break/></text:span><text:span text:style-name="T86"> <text:s text:c="3"/></text:span><text:span text:style-name="T90">@BeforeEach</text:span><text:span text:style-name="T90"><text:line-break/></text:span><text:span text:style-name="T90"> <text:s text:c="3"/></text:span><text:span text:style-name="T86">void </text:span><text:span text:style-name="T91">setUp</text:span><text:span text:style-name="T87">() {</text:span><text:span text:style-name="T87"><text:line-break/></text:span><text:span text:style-name="T87"> <text:s text:c="7"/></text:span><text:span text:style-name="T88">// Mimic what the Spring framework would do</text:span><text:span text:style-name="T88"><text:line-break/></text:span><text:span text:style-name="T88"> <text:s text:c="7"/>// using the setter to inject dependencies</text:span><text:span text:style-name="T88"><text:line-break/></text:span><text:span text:style-name="T88"> <text:s text:c="7"/></text:span><text:span text:style-name="T95">controller </text:span><text:span text:style-name="T87">= </text:span><text:span text:style-name="T86">new </text:span><text:span text:style-name="T87">SetterInjectedController()</text:span><text:span text:style-name="T86">;</text:span><text:span text:style-name="T86"><text:line-break/></text:span><text:span text:style-name="T86"> <text:s text:c="7"/></text:span><text:span text:style-name="T95">controller</text:span><text:span text:style-name="T87">.setGreetingService(</text:span><text:span text:style-name="T86">new </text:span><text:span text:style-name="T87">GreetingServiceImpl())</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90">@Test</text:span><text:span text:style-name="T90"><text:line-break/></text:span><text:span text:style-name="T90"> <text:s text:c="3"/></text:span><text:span text:style-name="T86">void </text:span><text:span text:style-name="T91">getGreeting</text:span><text:span text:style-name="T87">() {</text:span><text:span text:style-name="T87"><text:line-break/></text:span><text:span text:style-name="T87"> <text:s text:c="6"/>System.</text:span><text:span text:style-name="T92">out</text:span><text:span text:style-name="T87">.println(</text:span><text:span text:style-name="T95">controller</text:span><text:span text:style-name="T87">.getGreeting())</text:span><text:span text:style-name="T86">;</text:span><text:span text:style-name="T86"><text:line-break/></text:span><text:span text:style-name="T86"> <text:s text:c="3"/></text:span><text:span text:style-name="T87">}</text:span><text:span text:style-name="T87"><text:line-break/></text:span><text:span text:style-name="T87">}</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2"/>
      <text:p text:style-name="P106"/>
      <text:p text:style-name="P42">Dependency Injection via Constructor</text:p>
      <text:p text:style-name="P42"/>
      <text:p text:style-name="P49">• Favor using Constructor Injection over Setter Injection</text:p>
      <text:p text:style-name="P49">• Use final properties for injected components</text:p>
      <text:p text:style-name="P49">• Declare property private final and initialize in the constructor</text:p>
      <text:p text:style-name="P49">• Whenever practical, code to an interface</text:p>
      <text:p text:style-name="P55"/>
      <text:p text:style-name="P55"><draw:frame text:anchor-type="paragraph" draw:z-index="8" draw:name="Shape8" draw:style-name="gr54" draw:text-style-name="P236" svg:width="13.329cm" svg:height="7.4cm" svg:x="0.016cm" svg:y="0.356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text:line-break/></text:span><text:span text:style-name="T86">public class </text:span><text:span text:style-name="T87">ConstructorInjectedController {</text:span><text:span text:style-name="T87"><text:line-break/></text:span><text:span text:style-name="T87"><text:line-break/></text:span><text:span text:style-name="T87"> <text:s text:c="3"/></text:span><text:span text:style-name="T86">private final </text:span><text:span text:style-name="T87">GreetingService </text:span><text:span text:style-name="T95">greetingService</text:span><text:span text:style-name="T86">;</text:span><text:span text:style-name="T86"><text:line-break/></text:span><text:span text:style-name="T86"><text:line-break/></text:span><text:span text:style-name="T86"> <text:s text:c="3"/>public </text:span><text:span text:style-name="T91">ConstructorInjectedController</text:span><text:span text:style-name="T87">(GreetingService </text:span><text:span text:style-name="T87">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Greeting</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text:span><text:span text:style-name="T87"><text:line-break/></text:span><text:span text:style-name="T87"/></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9" draw:name="Shape9" draw:style-name="gr53" draw:text-style-name="P236" svg:width="16.207cm" svg:height="9.658cm" svg:x="-0.316cm" svg:y="0.471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Impl</text:span><text:span text:style-name="T86">;</text:span><text:span text:style-name="T86"><text:line-break/></text:span><text:span text:style-name="T86">import </text:span><text:span text:style-name="T87">org.junit.jupiter.api.</text:span><text:span text:style-name="T90">BeforeEach</text:span><text:span text:style-name="T86">;</text:span><text:span text:style-name="T86"><text:line-break/></text:span><text:span text:style-name="T86">import </text:span><text:span text:style-name="T87">org.junit.jupiter.api.</text:span><text:span text:style-name="T90">Test</text:span><text:span text:style-name="T86">;</text:span><text:span text:style-name="T86"><text:line-break/></text:span><text:span text:style-name="T86"><text:line-break/></text:span><text:span text:style-name="T86">import static </text:span><text:span text:style-name="T87">org.junit.jupiter.api.Assertions.*</text:span><text:span text:style-name="T86">;</text:span><text:span text:style-name="T86"><text:line-break/></text:span><text:span text:style-name="T86"><text:line-break/></text:span><text:span text:style-name="T86">class </text:span><text:span text:style-name="T87">ConstructorInjectedControllerTest {</text:span><text:span text:style-name="T87"><text:line-break/></text:span><text:span text:style-name="T87"> <text:s text:c="2"/>ConstructorInjectedController </text:span><text:span text:style-name="T95">controller</text:span><text:span text:style-name="T86">;</text:span><text:span text:style-name="T86"><text:line-break/></text:span><text:span text:style-name="T86"> <text:s text:c="3"/></text:span><text:span text:style-name="T90">@BeforeEach</text:span><text:span text:style-name="T90"><text:line-break/></text:span><text:span text:style-name="T90"> <text:s text:c="3"/></text:span><text:span text:style-name="T86">void </text:span><text:span text:style-name="T91">setUp</text:span><text:span text:style-name="T87">() {</text:span><text:span text:style-name="T87"><text:line-break/></text:span><text:span text:style-name="T87"> <text:s text:c="7"/></text:span><text:span text:style-name="T88">// Preferred method Constructor injection</text:span><text:span text:style-name="T88"><text:line-break/></text:span><text:span text:style-name="T88"> <text:s text:c="7"/></text:span><text:span text:style-name="T95">controller </text:span><text:span text:style-name="T87">= </text:span><text:span text:style-name="T86">new </text:span><text:span text:style-name="T87">ConstructorInjectedController(</text:span><text:span text:style-name="T86">new </text:span><text:span text:style-name="T87">GreetingServiceImpl())</text:span><text:span text:style-name="T86">;</text:span><text:span text:style-name="T86"><text:line-break/></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90">@Test</text:span><text:span text:style-name="T90"><text:line-break/></text:span><text:span text:style-name="T90"> <text:s text:c="3"/></text:span><text:span text:style-name="T86">void </text:span><text:span text:style-name="T91">getGreeting</text:span><text:span text:style-name="T87">() {</text:span><text:span text:style-name="T87"><text:line-break/></text:span><text:span text:style-name="T87"> <text:s text:c="7"/>System.</text:span><text:span text:style-name="T92">out</text:span><text:span text:style-name="T87">.println(</text:span><text:span text:style-name="T95">controller</text:span><text:span text:style-name="T87">.getGreeting())</text:span><text:span text:style-name="T86">;</text:span><text:span text:style-name="T86"><text:line-break/></text:span><text:span text:style-name="T86"> <text:s text:c="3"/></text:span><text:span text:style-name="T87">}</text:span><text:span text:style-name="T87"><text:line-break/></text:span><text:span text:style-name="T87">}</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07">Lesson 35 – Dependency Injection using Spring Framework</text:p>
      <text:p text:style-name="P43"/>
      <text:p text:style-name="P50">Here we use the @Annotations to tell Spring that the following are </text:p>
      <text:p text:style-name="P50">Spring manageed components</text:p>
      <text:p text:style-name="P50"/>
      <text:p text:style-name="P50">the @Controller s<text:span text:style-name="T36">o</text:span> That is a Spring managed controller</text:p>
      <text:p text:style-name="P50">Also if its not a Constructor Injected Dependency, the @Autowire is required</text:p>
      <text:p text:style-name="P50"/>
      <text:p text:style-name="P50"><draw:frame text:anchor-type="paragraph" draw:z-index="10" draw:name="Shape10" draw:style-name="gr39" draw:text-style-name="P236" svg:width="17.744cm" svg:height="21.374cm" svg:x="-0.083cm" svg:y="1.309cm"><draw:text-box><text:p text:style-name="P235"><text:span text:style-name="T86">package </text:span><text:span text:style-name="T87">guru.springframework.sfgdi</text:span><text:span text:style-name="T86">;</text:span><text:span text:style-name="T86"><text:line-break/></text:span><text:span text:style-name="T86"><text:line-break/></text:span><text:span text:style-name="T86">import </text:span><text:span text:style-name="T87">guru.springframework.sfgdi.controllers.ConstructorInjectedCon</text:span><text:span text:style-name="T87">troller</text:span><text:span text:style-name="T86">;</text:span><text:span text:style-name="T86"><text:line-break/></text:span><text:span text:style-name="T86">import </text:span><text:span text:style-name="T87">guru.springframework.sfgdi.controllers.MyController</text:span><text:span text:style-name="T86">;</text:span><text:span text:style-name="T86"><text:line-break/></text:span><text:span text:style-name="T86">import </text:span><text:span text:style-name="T87">guru.springframework.sfgdi.controllers.SetterInjectedController</text:span><text:span text:style-name="T86">;</text:span><text:span text:style-name="T86"><text:line-break/></text:span><text:span text:style-name="T86">import </text:span><text:span text:style-name="T87">guru.springframework.sfgdi.controllers.PropertyInjectionContro</text:span><text:span text:style-name="T87">ller</text:span><text:span text:style-name="T86">;</text:span><text:span text:style-name="T86"><text:line-break/></text:span><text:span text:style-name="T86">import </text:span><text:span text:style-name="T87">org.springframework.boot.SpringApplication</text:span><text:span text:style-name="T86">;</text:span><text:span text:style-name="T86"><text:line-break/></text:span><text:span text:style-name="T86">import </text:span><text:span text:style-name="T87">org.springframework.boot.autoconfigure.</text:span><text:span text:style-name="T90">SpringBootApplication</text:span><text:span text:style-name="T86">;</text:span><text:span text:style-name="T86"><text:line-break/></text:span><text:span text:style-name="T86">import </text:span><text:span text:style-name="T87">org.springframework.context.ApplicationContext</text:span><text:span text:style-name="T86">;</text:span><text:span text:style-name="T86"><text:line-break/></text:span><text:span text:style-name="T86"><text:line-break/></text:span><text:span text:style-name="T90">@SpringBootApplication</text:span><text:span text:style-name="T90"><text:line-break/></text:span><text:span text:style-name="T86">public class </text:span><text:span text:style-name="T87">SfgDiApplication {</text:span><text:span text:style-name="T87"><text:line-break/></text:span><text:span text:style-name="T87"><text:line-break/></text:span><text:span text:style-name="T87"><text:tab/></text:span><text:span text:style-name="T86">public static void </text:span><text:span text:style-name="T91">main</text:span><text:span text:style-name="T87">(String[] args) {</text:span><text:span text:style-name="T87"><text:line-break/></text:span><text:span text:style-name="T87"><text:line-break/></text:span><text:span text:style-name="T87"><text:tab/></text:span><text:span text:style-name="T87"><text:tab/></text:span><text:span text:style-name="T88">//SpringApplication.run(SfgDiApplication.class, </text:span><text:span text:style-name="T88">args);</text:span><text:span text:style-name="T88"><text:line-break/></text:span><text:span text:style-name="T88"><text:tab/></text:span><text:span text:style-name="T88"><text:tab/></text:span><text:span text:style-name="T88">// return a context from the application</text:span><text:span text:style-name="T88"><text:line-break/></text:span><text:span text:style-name="T88"><text:tab/></text:span><text:span text:style-name="T88"><text:tab/></text:span><text:span text:style-name="T87">ApplicationContext ctx = </text:span><text:span text:style-name="T87">SpringApplication.</text:span><text:span text:style-name="T101">run</text:span><text:span text:style-name="T87">(SfgDiApplication.</text:span><text:span text:style-name="T86">class, </text:span><text:span text:style-name="T87">args)</text:span><text:span text:style-name="T86">;</text:span><text:span text:style-name="T86"><text:line-break/></text:span><text:span text:style-name="T86"><text:tab/></text:span><text:span text:style-name="T86"> <text:s text:c="3"/></text:span><text:span text:style-name="T88">/*</text:span><text:span text:style-name="T88"><text:line-break/></text:span><text:span text:style-name="T88"><text:tab/></text:span><text:span text:style-name="T88"> <text:s text:c="6"/>return a reference to the controller from the </text:span><text:span text:style-name="T88">context</text:span><text:span text:style-name="T88"><text:line-break/></text:span><text:span text:style-name="T88"><text:tab/></text:span><text:span text:style-name="T88"> <text:s text:c="6"/>by default the name is the same, bu starts with </text:span><text:span text:style-name="T88">lowercase</text:span><text:span text:style-name="T88"><text:line-break/></text:span><text:span text:style-name="T88"><text:tab/></text:span><text:span text:style-name="T88"> <text:s text:c="6"/>Must cast as it's an Object type returned</text:span><text:span text:style-name="T88"><text:line-break/></text:span><text:span text:style-name="T88"><text:tab/></text:span><text:span text:style-name="T88"> <text:s text:c="4"/>*/</text:span><text:span text:style-name="T88"><text:line-break/></text:span><text:span text:style-name="T88"><text:tab/></text:span><text:span text:style-name="T88"><text:tab/></text:span><text:span text:style-name="T87">MyController myController = </text:span><text:span text:style-name="T87">(MyController)ctx.getBean(</text:span><text:span text:style-name="T89">"myController"</text:span><text:span text:style-name="T87">)</text:span><text:span text:style-name="T86">;</text:span><text:span text:style-name="T86"><text:line-break/></text:span><text:span text:style-name="T86"><text:line-break/></text:span><text:span text:style-name="T86"><text:tab/></text:span><text:span text:style-name="T86"><text:tab/></text:span><text:span text:style-name="T87">String greeting = myController.sayHello()</text:span><text:span text:style-name="T86">;</text:span><text:span text:style-name="T86"><text:line-break/></text:span><text:span text:style-name="T86"><text:tab/></text:span><text:span text:style-name="T86"><text:tab/></text:span><text:span text:style-name="T87">System.</text:span><text:span text:style-name="T92">out</text:span><text:span text:style-name="T87">.println(greeting)</text:span><text:span text:style-name="T86">;</text:span><text:span text:style-name="T86"><text:line-break/></text:span><text:span text:style-name="T86"><text:line-break/></text:span><text:span text:style-name="T86"><text:tab/></text:span><text:span text:style-name="T86"><text:tab/></text:span><text:span text:style-name="T88">/*</text:span><text:span text:style-name="T88"><text:line-break/></text:span><text:span text:style-name="T88"><text:tab/></text:span><text:span text:style-name="T88"><text:tab/></text:span><text:span text:style-name="T88"> <text:s/>example of Spring managed dependency </text:span><text:span text:style-name="T88">injections</text:span><text:span text:style-name="T88"><text:line-break/></text:span><text:span text:style-name="T88"><text:tab/></text:span><text:span text:style-name="T88"><text:tab/></text:span><text:span text:style-name="T88"> <text:s/>One needs to add the tags in the Controllers </text:span><text:span text:style-name="T88">and Service classes/interfaces</text:span><text:span text:style-name="T88"><text:line-break/></text:span><text:span text:style-name="T88"><text:line-break/></text:span><text:span text:style-name="T88"><text:tab/></text:span><text:span text:style-name="T88"><text:tab/></text:span><text:span text:style-name="T88"> */</text:span><text:span text:style-name="T88"><text:line-break/></text:span><text:span text:style-name="T88"><text:line-break/></text:span><text:span text:style-name="T88"><text:tab/></text:span><text:span text:style-name="T88"><text:tab/></text:span><text:span text:style-name="T87">System.</text:span><text:span text:style-name="T92">out</text:span><text:span text:style-name="T87">.println(</text:span><text:span text:style-name="T89">"------ Property"</text:span><text:span text:style-name="T87">)</text:span><text:span text:style-name="T86">;</text:span><text:span text:style-name="T86"><text:line-break/></text:span><text:span text:style-name="T86"><text:tab/></text:span><text:span text:style-name="T86"><text:tab/></text:span><text:span text:style-name="T87">PropertyInjectionController </text:span><text:span text:style-name="T87">propertyInjectionController = (PropertyInjectionController) </text:span><text:span text:style-name="T87">ctx.getBean(</text:span><text:span text:style-name="T89">"propertyInjectionController"</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propertyInjectionController.getGreeting())</text:span><text:span text:style-name="T86">;</text:span><text:span text:style-name="T86"><text:line-break/></text:span><text:span text:style-name="T86"><text:line-break/></text:span><text:span text:style-name="T86"><text:tab/></text:span><text:span text:style-name="T86"><text:tab/></text:span><text:span text:style-name="T87">System.</text:span><text:span text:style-name="T92">out</text:span><text:span text:style-name="T87">.println(</text:span><text:span text:style-name="T89">"--------- Setter"</text:span><text:span text:style-name="T87">)</text:span><text:span text:style-name="T86">;</text:span><text:span text:style-name="T86"><text:line-break/></text:span><text:span text:style-name="T86"><text:tab/></text:span><text:span text:style-name="T86"><text:tab/></text:span><text:span text:style-name="T87">SetterInjectedController setterInjectedController </text:span><text:span text:style-name="T87">= (SetterInjectedController) </text:span><text:span text:style-name="T87">ctx.getBean(</text:span><text:span text:style-name="T89">"setterInjectedController"</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setterInjectedController.getGreeting())</text:span><text:span text:style-name="T86">;</text:span><text:span text:style-name="T86"><text:line-break/></text:span><text:span text:style-name="T86"><text:line-break/></text:span><text:span text:style-name="T86"><text:tab/></text:span><text:span text:style-name="T86"><text:tab/></text:span><text:span text:style-name="T87">System.</text:span><text:span text:style-name="T92">out</text:span><text:span text:style-name="T87">.println(</text:span><text:span text:style-name="T89">"-------- Constructor" </text:span><text:span text:style-name="T87">)</text:span><text:span text:style-name="T86">;</text:span><text:span text:style-name="T86"><text:line-break/></text:span><text:span text:style-name="T86"><text:tab/></text:span><text:span text:style-name="T86"><text:tab/></text:span><text:span text:style-name="T87">ConstructorInjectedController </text:span><text:span text:style-name="T87">constructorInjectedController = (ConstructorInjectedController) </text:span><text:span text:style-name="T87">ctx.getBean(</text:span><text:span text:style-name="T89">"constructorInjectedController"</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constructorInjectedController.getGreeting())</text:span><text:span text:style-name="T86">;</text:span><text:span text:style-name="T86"><text:line-break/></text:span><text:span text:style-name="T86"><text:tab/></text:span><text:span text:style-name="T87">}</text:span><text:span text:style-name="T87"><text:line-break/></text:span><text:span text:style-name="T87"><text:line-break/></text:span><text:span text:style-name="T87">}</text:span><text:span text:style-name="T87"><text:line-break/></text:span><text:span text:style-name="T87"/></text:p></draw:text-box></draw:frame>The @Service tells Spring that its a Spring managed Service</text:p>
      <text:list xml:id="list3817023137" text:style-name="L4">
        <text:list-item>
          <text:p text:style-name="P188"><text:span text:style-name="T7">A</text:span><text:span text:style-name="T6">pplication main clas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02216373766030" text:continue-numbering="true" text:style-name="L4">
        <text:list-item>
          <text:p text:style-name="P189"><text:soft-page-break/>Service Interface</text:p>
        </text:list-item>
      </text:list>
      <text:p text:style-name="P50"/>
      <text:p text:style-name="P50"/>
      <text:p text:style-name="P50"/>
      <text:p text:style-name="P50"><draw:frame text:anchor-type="paragraph" draw:z-index="11" draw:name="Shape11" draw:style-name="gr52" draw:text-style-name="P236" svg:width="14.95cm" svg:height="5.887cm" svg:x="0.314cm" svg:y="0.025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86"><text:line-break/></text:span><text:span text:style-name="T86">public interface </text:span><text:span text:style-name="T87">GreetingService {</text:span><text:span text:style-name="T87"><text:line-break/></text:span><text:span text:style-name="T87"><text:line-break/></text:span><text:span text:style-name="T87"> <text:s text:c="3"/>String </text:span><text:span text:style-name="T91">sayGreeting</text:span><text:span text:style-name="T87">()</text:span><text:span text:style-name="T86">;</text:span><text:span text:style-name="T86"><text:line-break/></text:span><text:span text:style-name="T87">}</text:span><text:span text:style-name="T87"><text:line-break/></text:span><text:span text:style-name="T87"/></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62"><text:span text:style-name="T42">package </text:span><text:span text:style-name="T38">guru.springframework.sfgdi.services;</text:span><text:line-break/><text:line-break/><text:span text:style-name="T38">import org.springframework.stereotype.Service;</text:span><text:line-break/><text:line-break/><text:span text:style-name="T38">/*</text:span><text:line-break/><text:span text:style-name="T38">Spring managed service</text:span><text:line-break/><text:span text:style-name="T38">Indicates that an annotated class is a "Service",</text:span><text:line-break/><text:span text:style-name="T38">originally defined by Domain-Driven Design (Evans, 2003)</text:span><text:line-break/><text:span text:style-name="T38">as "an operation offered as an interface that stands alone</text:span><text:line-break/><text:span text:style-name="T38">in the model, with no encapsulated state."</text:span><text:line-break/><text:span text:style-name="T38"> */</text:span><text:line-break/><text:span text:style-name="T38">@Service</text:span><text:line-break/><text:span text:style-name="T38">public class GreetingServiceImpl implements GreetingService{</text:span><text:line-break/><text:span text:style-name="T38"> <text:s text:c="3"/>@Override</text:span><text:line-break/><text:span text:style-name="T38"> <text:s text:c="3"/>public String sayGreeting() {</text:span><text:line-break/><text:span text:style-name="T38"> <text:s text:c="7"/>return "Hello world";</text:span><text:line-break/><text:span text:style-name="T38"> <text:s text:c="3"/>}</text:span><text:line-break/><text:span text:style-name="T38">}</text:span><text:line-break/></text:p>
      <text:p text:style-name="P50"/>
      <text:p text:style-name="P50"/>
      <text:list xml:id="list1718228779" text:style-name="L5">
        <text:list-item>
          <text:p text:style-name="P191"><text:span text:style-name="T7">P</text:span><text:span text:style-name="T6">roperty Injected Controller</text:span></text:p>
        </text:list-item>
      </text:list>
      <text:p text:style-name="P51"/>
      <text:p text:style-name="P51"><draw:frame text:anchor-type="paragraph" draw:z-index="12" draw:name="Shape12" draw:style-name="gr48" draw:text-style-name="P236" svg:width="15.049cm" svg:height="8.633cm" svg:x="0.379cm" svg:y="0.016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Autowired</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 </text:span><text:span text:style-name="T88">// Spring managed controller</text:span><text:span text:style-name="T88"><text:line-break/></text:span><text:span text:style-name="T86">public class </text:span><text:span text:style-name="T87">PropertyInjectionController {</text:span><text:span text:style-name="T87"><text:line-break/></text:span><text:span text:style-name="T87"> <text:s text:c="2"/></text:span><text:span text:style-name="T88">/* Marks a constructor, field, setter method, or config method </text:span><text:span text:style-name="T88">as</text:span><text:span text:style-name="T88"><text:line-break/></text:span><text:span text:style-name="T88"> <text:s text:c="2"/>to be autowired by Spring's dependency injection facilities.</text:span><text:span text:style-name="T88"><text:line-break/></text:span><text:span text:style-name="T88"> <text:s text:c="3"/>*/</text:span><text:span text:style-name="T88"><text:line-break/></text:span><text:span text:style-name="T88"> <text:s text:c="3"/></text:span><text:span text:style-name="T90">@Autowired</text:span><text:span text:style-name="T90"><text:line-break/></text:span><text:span text:style-name="T90"> <text:s text:c="3"/></text:span><text:span text:style-name="T86">public </text:span><text:span text:style-name="T87">GreetingService </text:span><text:span text:style-name="T95">greetingService</text:span><text:span text:style-name="T86">;</text:span><text:span text:style-name="T86"><text:line-break/></text:span><text:span text:style-name="T86"><text:line-break/></text:span><text:span text:style-name="T86"><text:line-break/></text:span><text:span text:style-name="T86"><text:line-break/></text:span><text:span text:style-name="T86"> <text:s text:c="3"/>public </text:span><text:span text:style-name="T87">String </text:span><text:span text:style-name="T91">getGreeting</text:span><text:span text:style-name="T87">(){</text:span><text:span text:style-name="T87"><text:line-break/></text:span><text:span text:style-name="T87"> <text:s text:c="6"/></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102216529076979" text:continue-numbering="true" text:style-name="L5">
        <text:list-item>
          <text:p text:style-name="P190">Setter Injected Controller</text:p>
        </text:list-item>
      </text:list>
      <text:p text:style-name="P51"/>
      <text:p text:style-name="P51"><draw:frame text:anchor-type="paragraph" draw:z-index="13" draw:name="Shape13" draw:style-name="gr51" draw:text-style-name="P236" svg:width="17.546cm" svg:height="11.51cm" svg:x="0.462cm" svg:y="0.385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Autowired</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 <text:s/></text:span><text:span text:style-name="T88">// Spring managed controller</text:span><text:span text:style-name="T88"><text:line-break/></text:span><text:span text:style-name="T86">public class </text:span><text:span text:style-name="T87">SetterInjectedController {</text:span><text:span text:style-name="T87"><text:line-break/></text:span><text:span text:style-name="T87"><text:line-break/></text:span><text:span text:style-name="T87"> <text:s text:c="3"/></text:span><text:span text:style-name="T86">private </text:span><text:span text:style-name="T87">GreetingService </text:span><text:span text:style-name="T95">greetingService</text:span><text:span text:style-name="T86">;</text:span><text:span text:style-name="T86"><text:line-break/></text:span><text:span text:style-name="T86"><text:line-break/></text:span><text:span text:style-name="T86"> <text:s text:c="3"/></text:span><text:span text:style-name="T88">/*</text:span><text:span text:style-name="T88"><text:line-break/></text:span><text:span text:style-name="T88"> <text:s text:c="3"/>Marks a constructor, field, setter method, or config method </text:span><text:span text:style-name="T88">as to be</text:span><text:span text:style-name="T88"><text:line-break/></text:span><text:span text:style-name="T88"> <text:s text:c="3"/>autowired by Spring's dependency injection facilities.</text:span><text:span text:style-name="T88"><text:line-break/></text:span><text:span text:style-name="T88"> <text:s text:c="3"/>*/</text:span><text:span text:style-name="T88"><text:line-break/></text:span><text:span text:style-name="T88"><text:line-break/></text:span><text:span text:style-name="T88"> <text:s text:c="2"/></text:span><text:span text:style-name="T90">@Autowired</text:span><text:span text:style-name="T90"><text:line-break/></text:span><text:span text:style-name="T90"> <text:s text:c="3"/></text:span><text:span text:style-name="T86">public void </text:span><text:span text:style-name="T91">setGreetingService</text:span><text:span text:style-name="T87">(GreetingService </text:span><text:span text:style-name="T87">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Greeting</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text:line-break/></text:span><text:span text:style-name="T87">}</text:span><text:span text:style-name="T87"><text:line-break/></text:span><text:span text:style-name="T87"/></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02216617191147" text:continue-numbering="true" text:style-name="L5">
        <text:list-item>
          <text:p text:style-name="P219">Contructor Injected Controller</text:p>
        </text:list-item>
      </text:list>
      <text:p text:style-name="P51"/>
      <text:p text:style-name="P51"><draw:frame text:anchor-type="paragraph" draw:z-index="14" draw:name="Shape14" draw:style-name="gr50" draw:text-style-name="P236" svg:width="16.387cm" svg:height="11.113cm" svg:x="0.711cm" svg:y="0.459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Autowired</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 </text:span><text:span text:style-name="T88">// Spring managed controller</text:span><text:span text:style-name="T88"><text:line-break/></text:span><text:span text:style-name="T86">public class </text:span><text:span text:style-name="T87">ConstructorInjectedController {</text:span><text:span text:style-name="T87"><text:line-break/></text:span><text:span text:style-name="T87"><text:line-break/></text:span><text:span text:style-name="T87"> <text:s text:c="3"/></text:span><text:span text:style-name="T86">private final </text:span><text:span text:style-name="T87">GreetingService </text:span><text:span text:style-name="T95">greetingService</text:span><text:span text:style-name="T86">;</text:span><text:span text:style-name="T86"><text:line-break/></text:span><text:span text:style-name="T86"><text:line-break/></text:span><text:span text:style-name="T86"> <text:s text:c="3"/></text:span><text:span text:style-name="T88">//@Autowired // this is optional using constructor injected </text:span><text:span text:style-name="T88">dependency</text:span><text:span text:style-name="T88"><text:line-break/></text:span><text:span text:style-name="T88"><text:line-break/></text:span><text:span text:style-name="T88"> <text:s text:c="3"/></text:span><text:span text:style-name="T86">public </text:span><text:span text:style-name="T91">ConstructorInjectedController</text:span><text:span text:style-name="T87">(GreetingService </text:span><text:span text:style-name="T87">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Greeting</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text:span><text:span text:style-name="T87"><text:line-break/></text:span><text:span text:style-name="T87"/></text:p></draw:text-box></draw:frame></text:p>
      <text:p text:style-name="P51"/>
      <text:list xml:id="list102216569641522" text:continue-numbering="true" text:style-name="L5">
        <text:list-header>
          <text:p text:style-name="P190"/>
        </text:list-header>
      </text:list>
      <text:p text:style-name="P63"><text:line-brea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08">Lesson 36 – Using Qualifiers</text:p>
      <text:p text:style-name="P44"/>
      <text:p text:style-name="P59">We use the @Qualifier to tell Spring which servive to call for a specific Controller.</text:p>
      <text:p text:style-name="P59"/>
      <text:p text:style-name="P59">In this example we refactor the existing service “GreetingServiceImpl” to </text:p>
      <text:p text:style-name="P59">“<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9"/>
      <text:p text:style-name="P59">We also change the sayGreeting() method to return Hello World – XXX” name constructor”</text:p>
      <text:p text:style-name="P59"/>
      <text:p text:style-name="P64"><text:span text:style-name="T5">In the Controllers we add the qualitiers </text:span><text:span text:style-name="T9">@Qualifier("constructorGreetingService")</text:span></text:p>
      <text:p text:style-name="P69"/>
      <text:list xml:id="list2400421300" text:style-name="L6">
        <text:list-header>
          <text:p text:style-name="P206"/>
        </text:list-header>
        <text:list-item>
          <text:p text:style-name="P207">The Services</text:p>
          <text:p text:style-name="P207"/>
        </text:list-item>
      </text:list>
      <text:p text:style-name="P70"><draw:frame text:anchor-type="paragraph" draw:z-index="15" draw:name="Shape15" draw:style-name="gr49" draw:text-style-name="P236" svg:width="15.578cm" svg:height="6.185cm" svg:x="0.28cm" svg:y="0.362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86"><text:line-break/></text:span><text:span text:style-name="T86">public interface </text:span><text:span text:style-name="T87">GreetingService {</text:span><text:span text:style-name="T87"><text:line-break/></text:span><text:span text:style-name="T87"><text:line-break/></text:span><text:span text:style-name="T87"> <text:s text:c="3"/>String </text:span><text:span text:style-name="T91">sayGreeting</text:span><text:span text:style-name="T87">()</text:span><text:span text:style-name="T86">;</text:span><text:span text:style-name="T86"><text:line-break/></text:span><text:span text:style-name="T87">}</text:span><text:span text:style-name="T87"><text:line-break/></text:span><text:span text:style-name="T8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 draw:name="Shape16" draw:style-name="gr48" draw:text-style-name="P236" svg:width="17.811cm" svg:height="8.633cm" svg:x="-0.116cm" svg:y="0.187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88">/*</text:span><text:span text:style-name="T88"><text:line-break/></text:span><text:span text:style-name="T88">Spring managed service</text:span><text:span text:style-name="T88"><text:line-break/></text:span><text:span text:style-name="T88">Indicates that an annotated class is a "Service",</text:span><text:span text:style-name="T88"><text:line-break/></text:span><text:span text:style-name="T88">originally defined by Domain-Driven Design (Evans, 2003)</text:span><text:span text:style-name="T88"><text:line-break/></text:span><text:span text:style-name="T88">as "an operation offered as an interface that stands alone</text:span><text:span text:style-name="T88"><text:line-break/></text:span><text:span text:style-name="T88">in the model, with no encapsulated state."</text:span><text:span text:style-name="T88"><text:line-break/></text:span><text:span text:style-name="T88"> */</text:span><text:span text:style-name="T88"><text:line-break/></text:span><text:span text:style-name="T90">@Service</text:span><text:span text:style-name="T90"><text:line-break/></text:span><text:span text:style-name="T86">public class </text:span><text:span text:style-name="T87">Constructor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 constructor"</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7" draw:name="Shape17" draw:style-name="gr47" draw:text-style-name="P237" svg:width="16.405cm" svg:height="5.109cm" svg:x="-0.448cm" svg:y="1.182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90">@Service</text:span><text:span text:style-name="T90"><text:line-break/></text:span><text:span text:style-name="T86">public class </text:span><text:span text:style-name="T87">PropertyInjectedGreetingService </text:span><text:span text:style-name="T86">implements </text:span><text:span text:style-name="T87">GreetingService {</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 property"</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02216887548671" text:continue-numbering="true" text:style-name="L6">
        <text:list-item>
          <text:p text:style-name="P207">The Controllers</text:p>
        </text:list-item>
      </text:list>
      <text:p text:style-name="P70"/>
      <text:p text:style-name="P70"><draw:frame text:anchor-type="paragraph" draw:z-index="19" draw:name="Shape19" draw:style-name="gr45" draw:text-style-name="P236" svg:width="16.987cm" svg:height="10.277cm" svg:x="-0.019cm" svg:y="0.081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Autowired</text:span><text:span text:style-name="T86">;</text:span><text:span text:style-name="T86"><text:line-break/></text:span><text:span text:style-name="T86">import </text:span><text:span text:style-name="T87">org.springframework.beans.factory.annotation.</text:span><text:span text:style-name="T90">Qualifier</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 </text:span><text:span text:style-name="T88">// Spring managed controller</text:span><text:span text:style-name="T88"><text:line-break/></text:span><text:span text:style-name="T86">public class </text:span><text:span text:style-name="T87">ConstructorInjectedController {</text:span><text:span text:style-name="T87"><text:line-break/></text:span><text:span text:style-name="T87"><text:line-break/></text:span><text:span text:style-name="T87"> <text:s text:c="3"/></text:span><text:span text:style-name="T86">private final </text:span><text:span text:style-name="T87">GreetingService </text:span><text:span text:style-name="T95">greetingService</text:span><text:span text:style-name="T86">;</text:span><text:span text:style-name="T86"><text:line-break/></text:span><text:span text:style-name="T86"><text:line-break/></text:span><text:span text:style-name="T86"> <text:s text:c="3"/></text:span><text:span text:style-name="T88">//@Autowired // this is optional using constructor injected </text:span><text:span text:style-name="T88">dependency</text:span><text:span text:style-name="T88"><text:line-break/></text:span><text:span text:style-name="T88"><text:line-break/></text:span><text:span text:style-name="T88"> <text:s text:c="3"/></text:span><text:span text:style-name="T86">public </text:span><text:span text:style-name="T91">ConstructorInjectedController</text:span><text:span text:style-name="T87">(</text:span><text:span text:style-name="T90">@Qualifier</text:span><text:span text:style-name="T87">(</text:span><text:span text:style-name="T89">"constructorGreetingS</text:span><text:span text:style-name="T89">ervice"</text:span><text:span text:style-name="T87">) GreetingService 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Greeting</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text:span><text:span text:style-name="T87"><text:line-break/></text:span><text:span text:style-name="T8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draw:frame text:anchor-type="paragraph" draw:z-index="20" draw:name="Shape20" draw:style-name="gr44" draw:text-style-name="P236" svg:width="18.31cm" svg:height="9.455cm" svg:x="-0.416cm" svg:y="0.032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Autowired</text:span><text:span text:style-name="T86">;</text:span><text:span text:style-name="T86"><text:line-break/></text:span><text:span text:style-name="T86">import </text:span><text:span text:style-name="T87">org.springframework.beans.factory.annotation.</text:span><text:span text:style-name="T90">Qualifier</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 </text:span><text:span text:style-name="T88">// Spring managed controller</text:span><text:span text:style-name="T88"><text:line-break/></text:span><text:span text:style-name="T86">public class </text:span><text:span text:style-name="T87">PropertyInjectionController {</text:span><text:span text:style-name="T87"><text:line-break/></text:span><text:span text:style-name="T87"> <text:s text:c="2"/></text:span><text:span text:style-name="T88">/* Marks a constructor, field, setter method, or config method </text:span><text:span text:style-name="T88">as</text:span><text:span text:style-name="T88"><text:line-break/></text:span><text:span text:style-name="T88"> <text:s text:c="2"/>to be autowired by Spring's dependency injection facilities.</text:span><text:span text:style-name="T88"><text:line-break/></text:span><text:span text:style-name="T88"> <text:s text:c="3"/>*/</text:span><text:span text:style-name="T88"><text:line-break/></text:span><text:span text:style-name="T88"> <text:s text:c="3"/></text:span><text:span text:style-name="T90">@Qualifier</text:span><text:span text:style-name="T87">(</text:span><text:span text:style-name="T89">"propertyInjectedGreetingService"</text:span><text:span text:style-name="T87">)</text:span><text:span text:style-name="T87"><text:line-break/></text:span><text:span text:style-name="T87"> <text:s text:c="3"/></text:span><text:span text:style-name="T90">@Autowired</text:span><text:span text:style-name="T90"><text:line-break/></text:span><text:span text:style-name="T90"> <text:s text:c="3"/></text:span><text:span text:style-name="T86">public </text:span><text:span text:style-name="T87">GreetingService </text:span><text:span text:style-name="T95">greetingService</text:span><text:span text:style-name="T86">;</text:span><text:span text:style-name="T86"><text:line-break/></text:span><text:span text:style-name="T86"><text:line-break/></text:span><text:span text:style-name="T86"><text:line-break/></text:span><text:span text:style-name="T86"><text:line-break/></text:span><text:span text:style-name="T86"> <text:s text:c="3"/>public </text:span><text:span text:style-name="T87">String </text:span><text:span text:style-name="T91">getGreeting</text:span><text:span text:style-name="T87">(){</text:span><text:span text:style-name="T87"><text:line-break/></text:span><text:span text:style-name="T87"> <text:s text:c="6"/></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21" draw:name="Shape21" draw:style-name="gr43" draw:text-style-name="P236" svg:width="18.68cm" svg:height="11.921cm" svg:x="-0.549cm" svg:y="0.005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Autowired</text:span><text:span text:style-name="T86">;</text:span><text:span text:style-name="T86"><text:line-break/></text:span><text:span text:style-name="T86">import </text:span><text:span text:style-name="T87">org.springframework.beans.factory.annotation.</text:span><text:span text:style-name="T90">Qualifier</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 <text:s/></text:span><text:span text:style-name="T88">// Spring managed controller</text:span><text:span text:style-name="T88"><text:line-break/></text:span><text:span text:style-name="T86">public class </text:span><text:span text:style-name="T87">SetterInjectedController {</text:span><text:span text:style-name="T87"><text:line-break/></text:span><text:span text:style-name="T87"><text:line-break/></text:span><text:span text:style-name="T87"> <text:s text:c="3"/></text:span><text:span text:style-name="T86">private </text:span><text:span text:style-name="T87">GreetingService </text:span><text:span text:style-name="T95">greetingService</text:span><text:span text:style-name="T86">;</text:span><text:span text:style-name="T86"><text:line-break/></text:span><text:span text:style-name="T86"><text:line-break/></text:span><text:span text:style-name="T86"> <text:s text:c="3"/></text:span><text:span text:style-name="T88">/*</text:span><text:span text:style-name="T88"><text:line-break/></text:span><text:span text:style-name="T88"> <text:s text:c="3"/>Marks a constructor, field, setter method, or config method </text:span><text:span text:style-name="T88">as to be</text:span><text:span text:style-name="T88"><text:line-break/></text:span><text:span text:style-name="T88"> <text:s text:c="3"/>autowired by Spring's dependency injection facilities.</text:span><text:span text:style-name="T88"><text:line-break/></text:span><text:span text:style-name="T88"> <text:s text:c="3"/>*/</text:span><text:span text:style-name="T88"><text:line-break/></text:span><text:span text:style-name="T88"> <text:s/></text:span><text:span text:style-name="T90">@Qualifier</text:span><text:span text:style-name="T87">(</text:span><text:span text:style-name="T89">"setterInjectedGreetingService"</text:span><text:span text:style-name="T87">)</text:span><text:span text:style-name="T87"><text:line-break/></text:span><text:span text:style-name="T87"> <text:s text:c="2"/></text:span><text:span text:style-name="T90">@Autowired</text:span><text:span text:style-name="T90"><text:line-break/></text:span><text:span text:style-name="T90"> <text:s text:c="3"/></text:span><text:span text:style-name="T86">public void </text:span><text:span text:style-name="T91">setGreetingService</text:span><text:span text:style-name="T87">(GreetingService </text:span><text:span text:style-name="T87">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Greeting</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text:line-break/></text:span><text:span text:style-name="T87">}</text:span><text:span text:style-name="T87"><text:line-break/></text:span><text:span text:style-name="T8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8" draw:name="Shape18" draw:style-name="gr46" draw:text-style-name="P237" svg:width="17.017cm" svg:height="4.945cm" svg:x="-0.448cm" svg:y="0.058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90">@Service</text:span><text:span text:style-name="T90"><text:line-break/></text:span><text:span text:style-name="T86">public class </text:span><text:span text:style-name="T87">SetterInjected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 Setter"</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Lesson 37 Primary Beans</text:p>
      <text:p text:style-name="P71"/>
      <text:p text:style-name="P73">If you ommit the @Qualifier tag and use the @Primary tag, it will tell</text:p>
      <text:p text:style-name="P73">the Framework to usew this Service as a Primary bean when it </text:p>
      <text:p text:style-name="P73">needs to call one among many.</text:p>
      <text:p text:style-name="P73"/>
      <text:p text:style-name="P73"/>
      <text:p text:style-name="P73"><draw:frame text:anchor-type="paragraph" draw:z-index="22" draw:name="Shape22" draw:style-name="gr42" draw:text-style-name="P236" svg:width="16.207cm" svg:height="2.73cm" svg:x="-0.067cm" svg:y="0.086cm"><draw:text-box><text:p text:style-name="P235"><text:span text:style-name="T90">@Primary</text:span><text:span text:style-name="T90"><text:line-break/></text:span><text:span text:style-name="T90">@Service</text:span><text:span text:style-name="T90"><text:line-break/></text:span><text:span text:style-name="T86">public class </text:span><text:span text:style-name="T87">PrimaryGreetingService </text:span><text:span text:style-name="T86">implements </text:span><text:span text:style-name="T87">GreetingService{</text:span></text:p></draw:text-box></draw:frame></text:p>
      <text:p text:style-name="P73"/>
      <text:p text:style-name="P73"/>
      <text:p text:style-name="P73"/>
      <text:p text:style-name="P73"/>
      <text:p text:style-name="P73"/>
      <text:p text:style-name="P73"/>
      <text:p text:style-name="P73"/>
      <text:p text:style-name="P73"/>
      <text:p text:style-name="P76">Code below of example</text:p>
      <text:p text:style-name="P73"/>
      <text:p text:style-name="P73"><draw:frame text:anchor-type="paragraph" draw:z-index="23" draw:name="Shape23" draw:style-name="gr41" draw:text-style-name="P237" svg:width="12.9cm" svg:height="4.112cm" svg:x="0.065cm" svg:y="0.321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86"><text:line-break/></text:span><text:span text:style-name="T86">public interface </text:span><text:span text:style-name="T87">GreetingService {</text:span><text:span text:style-name="T87"><text:line-break/></text:span><text:span text:style-name="T87"><text:line-break/></text:span><text:span text:style-name="T87"> <text:s text:c="3"/>String </text:span><text:span text:style-name="T91">sayGreeting</text:span><text:span text:style-name="T87">()</text:span><text:span text:style-name="T86">;</text:span><text:span text:style-name="T86"><text:line-break/></text:span><text:span text:style-name="T87">}</text:span><text:span text:style-name="T87"><text:line-break/></text:span><text:span text:style-name="T87"/></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draw:frame text:anchor-type="paragraph" draw:z-index="24" draw:name="Shape24" draw:style-name="gr40" draw:text-style-name="P236" svg:width="17.084cm" svg:height="8.222cm" svg:x="-0.15cm" svg:y="0.347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context.annotation.</text:span><text:span text:style-name="T90">Primary</text:span><text:span text:style-name="T86">;</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88">/*</text:span><text:span text:style-name="T88"><text:line-break/></text:span><text:span text:style-name="T88">Indicates that a bean should be given preference when </text:span><text:span text:style-name="T88">multiple candidates</text:span><text:span text:style-name="T88"><text:line-break/></text:span><text:span text:style-name="T88">are qualified to autowire a single-valued dependency.</text:span><text:span text:style-name="T88"><text:line-break/></text:span><text:span text:style-name="T88">If exactly one 'primary' bean exists among the candidates,</text:span><text:span text:style-name="T88"><text:line-break/></text:span><text:span text:style-name="T88">it will be the autowired value.</text:span><text:span text:style-name="T88"><text:line-break/></text:span><text:span text:style-name="T88"> */</text:span><text:span text:style-name="T88"><text:line-break/></text:span><text:span text:style-name="T90">@Primary</text:span><text:span text:style-name="T90"><text:line-break/></text:span><text:span text:style-name="T90">@Service</text:span><text:span text:style-name="T90"><text:line-break/></text:span><text:span text:style-name="T86">public class </text:span><text:span text:style-name="T87">Primary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from Primary Bean"</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Note below Controller has no @Qualifier só it will use the Primary bean service</text:p>
      <text:p text:style-name="P74"/>
      <text:p text:style-name="P74"><draw:frame text:anchor-type="paragraph" draw:z-index="25" draw:name="Shape25" draw:style-name="gr40" draw:text-style-name="P236" svg:width="17.347cm" svg:height="8.222cm" svg:x="0.231cm" svg:y="0.132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88">// add as Spring managed controller</text:span><text:span text:style-name="T88"><text:line-break/></text:span><text:span text:style-name="T90">@Controller</text:span><text:span text:style-name="T90"><text:line-break/></text:span><text:span text:style-name="T86">public class </text:span><text:span text:style-name="T87">MyController {</text:span><text:span text:style-name="T87"><text:line-break/></text:span><text:span text:style-name="T87"> <text:s/></text:span><text:span text:style-name="T86">private final </text:span><text:span text:style-name="T87">GreetingService </text:span><text:span text:style-name="T95">greetingService</text:span><text:span text:style-name="T86">;</text:span><text:span text:style-name="T86"><text:line-break/></text:span><text:span text:style-name="T86"><text:line-break/></text:span><text:span text:style-name="T86"> <text:s text:c="3"/>public </text:span><text:span text:style-name="T91">MyController</text:span><text:span text:style-name="T87">(GreetingService 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sayHello</text:span><text:span text:style-name="T87">(){</text:span><text:span text:style-name="T87"><text:line-break/></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1"/>
      <text:p text:style-name="P74"/>
      <text:p text:style-name="P74"><draw:frame text:anchor-type="paragraph" draw:z-index="26" draw:name="Shape26" draw:style-name="gr39" draw:text-style-name="P236" svg:width="18.474cm" svg:height="21.374cm" svg:x="0.153cm" svg:y="0.302cm"><draw:text-box><text:p text:style-name="P235"><text:span text:style-name="T86">package </text:span><text:span text:style-name="T87">guru.springframework.sfgdi</text:span><text:span text:style-name="T86">;</text:span><text:span text:style-name="T86"><text:line-break/></text:span><text:span text:style-name="T86"><text:line-break/></text:span><text:span text:style-name="T86">import </text:span><text:span text:style-name="T87">guru.springframework.sfgdi.controllers.ConstructorInjectedCon</text:span><text:span text:style-name="T87">troller</text:span><text:span text:style-name="T86">;</text:span><text:span text:style-name="T86"><text:line-break/></text:span><text:span text:style-name="T86">import </text:span><text:span text:style-name="T87">guru.springframework.sfgdi.controllers.MyController</text:span><text:span text:style-name="T86">;</text:span><text:span text:style-name="T86"><text:line-break/></text:span><text:span text:style-name="T86">import </text:span><text:span text:style-name="T87">guru.springframework.sfgdi.controllers.SetterInjectedController</text:span><text:span text:style-name="T86">;</text:span><text:span text:style-name="T86"><text:line-break/></text:span><text:span text:style-name="T86">import </text:span><text:span text:style-name="T87">guru.springframework.sfgdi.controllers.PropertyInjectionContro</text:span><text:span text:style-name="T87">ller</text:span><text:span text:style-name="T86">;</text:span><text:span text:style-name="T86"><text:line-break/></text:span><text:span text:style-name="T86">import </text:span><text:span text:style-name="T87">org.springframework.boot.SpringApplication</text:span><text:span text:style-name="T86">;</text:span><text:span text:style-name="T86"><text:line-break/></text:span><text:span text:style-name="T86">import </text:span><text:span text:style-name="T87">org.springframework.boot.autoconfigure.</text:span><text:span text:style-name="T90">SpringBootApplication</text:span><text:span text:style-name="T86">;</text:span><text:span text:style-name="T86"><text:line-break/></text:span><text:span text:style-name="T86">import </text:span><text:span text:style-name="T87">org.springframework.context.ApplicationContext</text:span><text:span text:style-name="T86">;</text:span><text:span text:style-name="T86"><text:line-break/></text:span><text:span text:style-name="T86"><text:line-break/></text:span><text:span text:style-name="T90">@SpringBootApplication</text:span><text:span text:style-name="T90"><text:line-break/></text:span><text:span text:style-name="T86">public class </text:span><text:span text:style-name="T87">SfgDiApplication {</text:span><text:span text:style-name="T87"><text:line-break/></text:span><text:span text:style-name="T87"><text:line-break/></text:span><text:span text:style-name="T87"><text:tab/></text:span><text:span text:style-name="T86">public static void </text:span><text:span text:style-name="T91">main</text:span><text:span text:style-name="T87">(String[] args) {</text:span><text:span text:style-name="T87"><text:line-break/></text:span><text:span text:style-name="T87"><text:line-break/></text:span><text:span text:style-name="T87"><text:tab/></text:span><text:span text:style-name="T87"><text:tab/></text:span><text:span text:style-name="T88">//SpringApplication.run(SfgDiApplication.class, </text:span><text:span text:style-name="T88">args);</text:span><text:span text:style-name="T88"><text:line-break/></text:span><text:span text:style-name="T88"><text:tab/></text:span><text:span text:style-name="T88"><text:tab/></text:span><text:span text:style-name="T88">// return a context from the application</text:span><text:span text:style-name="T88"><text:line-break/></text:span><text:span text:style-name="T88"><text:tab/></text:span><text:span text:style-name="T88"><text:tab/></text:span><text:span text:style-name="T87">ApplicationContext ctx = </text:span><text:span text:style-name="T87">SpringApplication.</text:span><text:span text:style-name="T101">run</text:span><text:span text:style-name="T87">(SfgDiApplication.</text:span><text:span text:style-name="T86">class, </text:span><text:span text:style-name="T87">args)</text:span><text:span text:style-name="T86">;</text:span><text:span text:style-name="T86"><text:line-break/></text:span><text:span text:style-name="T86"><text:tab/></text:span><text:span text:style-name="T86"> <text:s text:c="3"/></text:span><text:span text:style-name="T88">/*</text:span><text:span text:style-name="T88"><text:line-break/></text:span><text:span text:style-name="T88"><text:tab/></text:span><text:span text:style-name="T88"> <text:s text:c="6"/>return a reference to the controller from the </text:span><text:span text:style-name="T88">context</text:span><text:span text:style-name="T88"><text:line-break/></text:span><text:span text:style-name="T88"><text:tab/></text:span><text:span text:style-name="T88"> <text:s text:c="6"/>by default the name is the same, bu starts with </text:span><text:span text:style-name="T88">lowercase</text:span><text:span text:style-name="T88"><text:line-break/></text:span><text:span text:style-name="T88"><text:tab/></text:span><text:span text:style-name="T88"> <text:s text:c="6"/>Must cast as it's an Object type returned</text:span><text:span text:style-name="T88"><text:line-break/></text:span><text:span text:style-name="T88"><text:tab/></text:span><text:span text:style-name="T88"> <text:s text:c="4"/>*/</text:span><text:span text:style-name="T88"><text:line-break/></text:span><text:span text:style-name="T88"><text:tab/></text:span><text:span text:style-name="T88"><text:tab/></text:span><text:span text:style-name="T87">MyController myController = </text:span><text:span text:style-name="T87">(MyController)ctx.getBean(</text:span><text:span text:style-name="T89">"myController"</text:span><text:span text:style-name="T87">)</text:span><text:span text:style-name="T86">;</text:span><text:span text:style-name="T86"><text:line-break/></text:span><text:span text:style-name="T86"><text:line-break/></text:span><text:span text:style-name="T86"><text:tab/></text:span><text:span text:style-name="T86"><text:tab/></text:span><text:span text:style-name="T87">System.</text:span><text:span text:style-name="T92">out</text:span><text:span text:style-name="T87">.println(</text:span><text:span text:style-name="T89">"------ Primary Bean"</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myController.sayHello())</text:span><text:span text:style-name="T86">;</text:span><text:span text:style-name="T86"><text:line-break/></text:span><text:span text:style-name="T86"><text:line-break/></text:span><text:span text:style-name="T86"><text:tab/></text:span><text:span text:style-name="T86"><text:tab/></text:span><text:span text:style-name="T88">/*</text:span><text:span text:style-name="T88"><text:line-break/></text:span><text:span text:style-name="T88"><text:tab/></text:span><text:span text:style-name="T88"><text:tab/></text:span><text:span text:style-name="T88"> <text:s/>example of Spring managed dependency </text:span><text:span text:style-name="T88">injections</text:span><text:span text:style-name="T88"><text:line-break/></text:span><text:span text:style-name="T88"><text:tab/></text:span><text:span text:style-name="T88"><text:tab/></text:span><text:span text:style-name="T88"> <text:s/>One needs to add the tags in the Controllers </text:span><text:span text:style-name="T88">and Service classes/interfaces</text:span><text:span text:style-name="T88"><text:line-break/></text:span><text:span text:style-name="T88"><text:line-break/></text:span><text:span text:style-name="T88"><text:tab/></text:span><text:span text:style-name="T88"><text:tab/></text:span><text:span text:style-name="T88"> */</text:span><text:span text:style-name="T88"><text:line-break/></text:span><text:span text:style-name="T88"><text:line-break/></text:span><text:span text:style-name="T88"><text:tab/></text:span><text:span text:style-name="T88"><text:tab/></text:span><text:span text:style-name="T87">System.</text:span><text:span text:style-name="T92">out</text:span><text:span text:style-name="T87">.println(</text:span><text:span text:style-name="T89">"------ Property"</text:span><text:span text:style-name="T87">)</text:span><text:span text:style-name="T86">;</text:span><text:span text:style-name="T86"><text:line-break/></text:span><text:span text:style-name="T86"><text:tab/></text:span><text:span text:style-name="T86"><text:tab/></text:span><text:span text:style-name="T87">PropertyInjectionController </text:span><text:span text:style-name="T87">propertyInjectionController = (PropertyInjectionController) </text:span><text:span text:style-name="T87">ctx.getBean(</text:span><text:span text:style-name="T89">"propertyInjectionController"</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propertyInjectionController.getGreeting())</text:span><text:span text:style-name="T86">;</text:span><text:span text:style-name="T86"><text:line-break/></text:span><text:span text:style-name="T86"><text:line-break/></text:span><text:span text:style-name="T86"><text:tab/></text:span><text:span text:style-name="T86"><text:tab/></text:span><text:span text:style-name="T87">System.</text:span><text:span text:style-name="T92">out</text:span><text:span text:style-name="T87">.println(</text:span><text:span text:style-name="T89">"--------- Setter"</text:span><text:span text:style-name="T87">)</text:span><text:span text:style-name="T86">;</text:span><text:span text:style-name="T86"><text:line-break/></text:span><text:span text:style-name="T86"><text:tab/></text:span><text:span text:style-name="T86"><text:tab/></text:span><text:span text:style-name="T87">SetterInjectedController setterInjectedController </text:span><text:span text:style-name="T87">= (SetterInjectedController) </text:span><text:span text:style-name="T87">ctx.getBean(</text:span><text:span text:style-name="T89">"setterInjectedController"</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setterInjectedController.getGreeting())</text:span><text:span text:style-name="T86">;</text:span><text:span text:style-name="T86"><text:line-break/></text:span><text:span text:style-name="T86"><text:line-break/></text:span><text:span text:style-name="T86"><text:tab/></text:span><text:span text:style-name="T86"><text:tab/></text:span><text:span text:style-name="T87">System.</text:span><text:span text:style-name="T92">out</text:span><text:span text:style-name="T87">.println(</text:span><text:span text:style-name="T89">"-------- Constructor" </text:span><text:span text:style-name="T87">)</text:span><text:span text:style-name="T86">;</text:span><text:span text:style-name="T86"><text:line-break/></text:span><text:span text:style-name="T86"><text:tab/></text:span><text:span text:style-name="T86"><text:tab/></text:span><text:span text:style-name="T87">ConstructorInjectedController </text:span><text:span text:style-name="T87">constructorInjectedController = (ConstructorInjectedController) </text:span><text:span text:style-name="T87">ctx.getBean(</text:span><text:span text:style-name="T89">"constructorInjectedController"</text:span><text:span text:style-name="T87">)</text:span><text:span text:style-name="T86">;</text:span><text:span text:style-name="T86"><text:line-break/></text:span><text:span text:style-name="T86"><text:tab/></text:span><text:span text:style-name="T86"><text:tab/></text:span><text:span text:style-name="T87">System.</text:span><text:span text:style-name="T92">out</text:span><text:span text:style-name="T87">.println(constructorInjectedController.getGreeting())</text:span><text:span text:style-name="T86">;</text:span><text:span text:style-name="T86"><text:line-break/></text:span><text:span text:style-name="T86"><text:tab/></text:span><text:span text:style-name="T87">}</text:span><text:span text:style-name="T87"><text:line-break/></text:span><text:span text:style-name="T87"><text:line-break/></text:span><text:span text:style-name="T87">}</text:span><text:span text:style-name="T87"><text:line-break/></text:span><text:span text:style-name="T87"/></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2">Spring Profiles- Lesson 38</text:p>
      <text:p text:style-name="P72"/>
      <text:p text:style-name="P77">It allows one to have beans in your configu<text:span text:style-name="T37">ra</text:span>tion that will take on different characteristics.</text:p>
      <text:p text:style-name="P77"/>
      <text:p text:style-name="P77">Example.</text:p>
      <text:p text:style-name="P77">You could be running H2 database in your development environment</text:p>
      <text:p text:style-name="P77">and MySQL in your production environment.</text:p>
      <text:p text:style-name="P77"/>
      <text:p text:style-name="P77">You are controlling the SQL beans with a specific profile.</text:p>
      <text:p text:style-name="P77">It’s one of the most commonly used features of dependency injection in the Spring Framework.</text:p>
      <text:p text:style-name="P77">Profiles allow you to control your Spring application in different runtime environments.</text:p>
      <text:p text:style-name="P77">It allows your Spring application to behave differently by using Inversion of Control.</text:p>
      <text:p text:style-name="P77"/>
      <text:p text:style-name="P77">Inversion of Control</text:p>
      <text:p text:style-name="P77">• Inversion of Control - aka IoC</text:p>
      <text:p text:style-name="P77">• Is a technique to allow dependencies to be injected at runtime</text:p>
      <text:p text:style-name="P77">• Dependencies are not predetermined</text:p>
      <text:p text:style-name="P77">• Allows the framework to compose the application by controlling which implementation is</text:p>
      <text:p text:style-name="P77">injected</text:p>
      <text:p text:style-name="P77">• Example - H2 in memory data source or MySQL data source</text:p>
      <text:p text:style-name="P77"/>
      <text:p text:style-name="P77"/>
      <text:p text:style-name="P78">Your Spring Application will act acording to the active Profile. (Set in Applications properties File)</text:p>
      <text:p text:style-name="P78"/>
      <text:p text:style-name="P78"/>
      <text:p text:style-name="P79">Application.properties</text:p>
      <text:p text:style-name="P79"/>
      <text:p text:style-name="P87">spring.profiles.active=PT</text:p>
      <text:p text:style-name="P87"/>
      <text:p text:style-name="P87">in the Service classes</text:p>
      <text:p text:style-name="P87"/>
      <text:p text:style-name="P79"><text:span text:style-name="T43">@Profile("ES")</text:span><text:line-break/><text:span text:style-name="T43">@Service("I18nService")</text:span><text:line-break/><text:span text:style-name="T43">public class I18nSpanishGreetingService implements GreetingService{</text:span></text:p>
      <text:p text:style-name="P87"/>
      <text:p text:style-name="P87"/>
      <text:p text:style-name="P87">in the Controller</text:p>
      <text:p text:style-name="P87"/>
      <text:p text:style-name="P79"><text:span text:style-name="T43">@Controller</text:span><text:line-break/><text:span text:style-name="T43">public class I18nController {</text:span><text:line-break/><text:line-break/><text:span text:style-name="T43"> <text:s text:c="3"/>private final GreetingService greetingService;</text:span><text:line-break/><text:line-break/><text:span text:style-name="T43"> <text:s text:c="3"/>public I18nController(@Qualifier("I18nService") GreetingService greetingService) {</text:span><text:line-break/><text:span text:style-name="T43"> <text:s text:c="7"/>this.greetingService = greetingService;</text:span><text:line-break/><text:span text:style-name="T43"> <text:s text:c="3"/>}</text:span></text:p>
      <text:p text:style-name="P87"/>
      <text:p text:style-name="P88">In the Main method</text:p>
      <text:p text:style-name="P88"/>
      <text:p text:style-name="P80"><text:span text:style-name="T43">public static void main(String[] args) {</text:span><text:line-break/><text:line-break/><text:span text:style-name="T43"><text:tab/>//SpringApplication.run(SfgDiApplication.class, args);</text:span><text:line-break/><text:span text:style-name="T43"><text:tab/>// return a context from the application</text:span><text:line-break/><text:span text:style-name="T43"><text:tab/>ApplicationContext ctx = SpringApplication.</text:span><text:span text:style-name="T45">run</text:span><text:span text:style-name="T43">(SfgDiApplication.class, args);</text:span><text:line-break/><text:line-break/><text:span text:style-name="T43"><text:tab/>I18nController i18nController= (I18nController) ctx.getBean("i18nController");</text:span><text:line-break/><text:span text:style-name="T43"><text:tab/>System.</text:span><text:span text:style-name="T45">out</text:span><text:span text:style-name="T43">.println(i18nController.sayHello());</text:span></text:p>
      <text:p text:style-name="P88"/>
      <text:p text:style-name="P115"/>
      <text:p text:style-name="P80"/>
      <text:p text:style-name="P80"/>
      <text:p text:style-name="P80"/>
      <text:p text:style-name="P88"/>
      <text:p text:style-name="P87"/>
      <text:p text:style-name="P87"/>
      <text:p text:style-name="P79"/>
      <text:p text:style-name="P79"/>
      <text:p text:style-name="P79"/>
      <text:p text:style-name="P79"><draw:frame text:anchor-type="paragraph" draw:z-index="27" draw:name="Shape27" draw:style-name="gr38" draw:text-style-name="P237" svg:width="16.382cm" svg:height="8.395cm" svg:x="-0.183cm" svg:y="0.085cm"><draw:text-box><text:p text:style-name="P235"><text:span text:style-name="T86">package </text:span><text:span text:style-name="T87">guru.springframework.sfgdi.controllers</text:span><text:span text:style-name="T86">;</text:span><text:span text:style-name="T86"><text:line-break/></text:span><text:span text:style-name="T86"><text:line-break/></text:span><text:span text:style-name="T86">import </text:span><text:span text:style-name="T87">guru.springframework.sfgdi.services.GreetingService</text:span><text:span text:style-name="T86">;</text:span><text:span text:style-name="T86"><text:line-break/></text:span><text:span text:style-name="T86">import </text:span><text:span text:style-name="T87">org.springframework.beans.factory.annotation.</text:span><text:span text:style-name="T90">Qualifier</text:span><text:span text:style-name="T86">;</text:span><text:span text:style-name="T86"><text:line-break/></text:span><text:span text:style-name="T86">import </text:span><text:span text:style-name="T87">org.springframework.stereotype.</text:span><text:span text:style-name="T90">Controller</text:span><text:span text:style-name="T86">;</text:span><text:span text:style-name="T86"><text:line-break/></text:span><text:span text:style-name="T86"><text:line-break/></text:span><text:span text:style-name="T90">@Controller</text:span><text:span text:style-name="T90"><text:line-break/></text:span><text:span text:style-name="T86">public class </text:span><text:span text:style-name="T87">I18nController {</text:span><text:span text:style-name="T87"><text:line-break/></text:span><text:span text:style-name="T87"><text:line-break/></text:span><text:span text:style-name="T87"> <text:s text:c="3"/></text:span><text:span text:style-name="T86">private final </text:span><text:span text:style-name="T87">GreetingService </text:span><text:span text:style-name="T95">greetingService</text:span><text:span text:style-name="T86">;</text:span><text:span text:style-name="T86"><text:line-break/></text:span><text:span text:style-name="T86"><text:line-break/></text:span><text:span text:style-name="T86"> <text:s text:c="3"/>public </text:span><text:span text:style-name="T91">I18nController</text:span><text:span text:style-name="T87">(</text:span><text:span text:style-name="T90">@Qualifier</text:span><text:span text:style-name="T87">(</text:span><text:span text:style-name="T89">"I18nService"</text:span><text:span text:style-name="T87">) </text:span><text:span text:style-name="T87">GreetingService greetingService) {</text:span><text:span text:style-name="T87"><text:line-break/></text:span><text:span text:style-name="T87"> <text:s text:c="7"/></text:span><text:span text:style-name="T86">this</text:span><text:span text:style-name="T87">.</text:span><text:span text:style-name="T95">greetingService </text:span><text:span text:style-name="T87">= 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sayHello</text:span><text:span text:style-name="T87">(){</text:span><text:span text:style-name="T87"><text:line-break/></text:span><text:span text:style-name="T87"> <text:s text:c="7"/></text:span><text:span text:style-name="T86">return </text:span><text:span text:style-name="T95">greetingService</text:span><text:span text:style-name="T87">.sayGreeting()</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text:p>
      <text:p text:style-name="P77"/>
      <text:p text:style-name="P77"/>
      <text:p text:style-name="P77"/>
      <text:p text:style-name="P77"/>
      <text:p text:style-name="P77"/>
      <text:p text:style-name="P77"/>
      <text:p text:style-name="P77"/>
      <text:p text:style-name="P77"><draw:frame text:anchor-type="paragraph" draw:z-index="28" draw:name="Shape28" draw:style-name="gr37" draw:text-style-name="P237" svg:width="18.978cm" svg:height="6.167cm" svg:x="-1.314cm" svg:y="0.305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context.annotation.</text:span><text:span text:style-name="T90">Profile</text:span><text:span text:style-name="T86">;</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90">@Profile</text:span><text:span text:style-name="T87">(</text:span><text:span text:style-name="T89">"EN"</text:span><text:span text:style-name="T87">)</text:span><text:span text:style-name="T87"><text:line-break/></text:span><text:span text:style-name="T90">@Service</text:span><text:span text:style-name="T87">(</text:span><text:span text:style-name="T89">"I18nService"</text:span><text:span text:style-name="T87">)</text:span><text:span text:style-name="T87"><text:line-break/></text:span><text:span text:style-name="T86">public class </text:span><text:span text:style-name="T87">I18NEnglish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text:p text:style-name="P235"><text:span text:style-name="T87"/></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9" draw:name="Shape29" draw:style-name="gr36" draw:text-style-name="P237" svg:width="16.982cm" svg:height="6.014cm" svg:x="-0.808cm" svg:y="2.909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context.annotation.</text:span><text:span text:style-name="T90">Profile</text:span><text:span text:style-name="T86">;</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90">@Profile</text:span><text:span text:style-name="T87">(</text:span><text:span text:style-name="T89">"PT"</text:span><text:span text:style-name="T87">)</text:span><text:span text:style-name="T87"><text:line-break/></text:span><text:span text:style-name="T90">@Service</text:span><text:span text:style-name="T87">(</text:span><text:span text:style-name="T89">"I18nService"</text:span><text:span text:style-name="T87">)</text:span><text:span text:style-name="T87"><text:line-break/></text:span><text:span text:style-name="T86">public class </text:span><text:span text:style-name="T87">I18nPortuguese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Olá Mundo"</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113"/>
      <text:p text:style-name="P77"/>
      <text:p text:style-name="P77"/>
      <text:p text:style-name="P77"/>
      <text:p text:style-name="P77"/>
      <text:p text:style-name="P77"/>
      <text:p text:style-name="P77"/>
      <text:p text:style-name="P77"/>
      <text:p text:style-name="P77"><draw:frame text:anchor-type="paragraph" draw:z-index="30" draw:name="Shape30" draw:style-name="gr35" draw:text-style-name="P237" svg:width="17.439cm" svg:height="5.756cm" svg:x="-1.362cm" svg:y="0.016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context.annotation.</text:span><text:span text:style-name="T90">Profile</text:span><text:span text:style-name="T86">;</text:span><text:span text:style-name="T86"><text:line-break/></text:span><text:span text:style-name="T86">import </text:span><text:span text:style-name="T87">org.springframework.stereotype.</text:span><text:span text:style-name="T90">Service</text:span><text:span text:style-name="T86">;</text:span><text:span text:style-name="T86"><text:line-break/></text:span><text:span text:style-name="T86"><text:line-break/></text:span><text:span text:style-name="T90">@Profile</text:span><text:span text:style-name="T87">(</text:span><text:span text:style-name="T89">"ES"</text:span><text:span text:style-name="T87">)</text:span><text:span text:style-name="T87"><text:line-break/></text:span><text:span text:style-name="T90">@Service</text:span><text:span text:style-name="T87">(</text:span><text:span text:style-name="T89">"I18nService"</text:span><text:span text:style-name="T87">)</text:span><text:span text:style-name="T87"><text:line-break/></text:span><text:span text:style-name="T86">public class </text:span><text:span text:style-name="T87">I18nSpanish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ola Mundo"</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You can set a default Profile, só that if its not specified</text:p>
      <text:p text:style-name="P75">in the applications property , then that one will be used</text:p>
      <text:p text:style-name="P75"/>
      <text:p text:style-name="P75"/>
      <text:p text:style-name="P81">below I set the Portuguese Service class as default</text:p>
      <text:p text:style-name="P81"/>
      <text:p text:style-name="P81"><text:span text:style-name="T43">@Profile({"PT","default"})</text:span><text:line-break/><text:span text:style-name="T43">@Service("I18nService")</text:span><text:line-break/><text:span text:style-name="T43">public class I18nPortugueseGreetingService implements GreetingService{</text:span></text:p>
      <text:p text:style-name="P81"/>
      <text:p text:style-name="P81"/>
      <text:p text:style-name="P82">And I commement out the properties entry</text:p>
      <text:p text:style-name="P82"/>
      <text:p text:style-name="P89">#spring.profiles.active=EN</text:p>
      <text:p text:style-name="P82"/>
      <text:p text:style-name="P82"/>
      <text:p text:style-name="P82">outpts</text:p>
      <text:p text:style-name="P82"/>
      <text:p text:style-name="P82">Olá Mundo</text:p>
      <text:p text:style-name="P82">------ Primary Bean</text:p>
      <text:p text:style-name="P82">Hello world from Primary Bean</text:p>
      <text:p text:style-name="P82">…</text:p>
      <text:p text:style-name="P82"/>
      <text:p text:style-name="P82"/>
      <text:p text:style-name="P114">Assignment 4 -Dependency injection</text:p>
      <text:p text:style-name="P83"/>
      <text:p text:style-name="P83">I made a mess of the working directory by pulling in the assignment instead of fetching and checking out.</text:p>
      <text:p text:style-name="P83"/>
      <text:p text:style-name="P83">So I re-did it by </text:p>
      <text:p text:style-name="P83"/>
      <text:p text:style-name="P83">Resetting to prev ious commit</text:p>
      <text:p text:style-name="P83">deleteing the branch</text:p>
      <text:p text:style-name="P83">and now using the fect command instead</text:p>
      <text:p text:style-name="P83"/>
      <text:p text:style-name="P83">&gt; git log –oneline</text:p>
      <text:p text:style-name="P83">&gt;git reset --hard d43e825 → to my previous work</text:p>
      <text:p text:style-name="P83">&gt;git switch default-profile → moved to previous branch and checked that all worked</text:p>
      <text:p text:style-name="P83">&gt; git branch -d di-assignment → deleted the assignment branch</text:p>
      <text:p text:style-name="P83"/>
      <text:p text:style-name="P84">Now I started over</text:p>
      <text:p text:style-name="P84">===============</text:p>
      <text:p text:style-name="P84"/>
      <text:p text:style-name="P84"/>
      <text:p text:style-name="P85">&gt;git chechout upstream/di.assignment</text:p>
      <text:p text:style-name="P85"/>
      <text:p text:style-name="P85">*****</text:p>
      <text:p text:style-name="P85">You are in 'detached HEAD' state. You can look around, make experimental</text:p>
      <text:p text:style-name="P85">changes and commit them, and you can discard any commits you make in this</text:p>
      <text:p text:style-name="P85">state without impacting any branches by switching back to a branch.</text:p>
      <text:p text:style-name="P85"/>
      <text:p text:style-name="P85">If you want to create a new branch to retain commits you create, you may</text:p>
      <text:p text:style-name="P85">do so (now or later) by using -c with the switch command. Example:</text:p>
      <text:p text:style-name="P85"/>
      <text:p text:style-name="P85"><text:s text:c="2"/>git switch -c &lt;new-branch-name&gt;</text:p>
      <text:p text:style-name="P85"/>
      <text:p text:style-name="P85">Or undo this operation with:</text:p>
      <text:p text:style-name="P85"/>
      <text:p text:style-name="P85"><text:s text:c="2"/>git switch -</text:p>
      <text:p text:style-name="P85"/>
      <text:p text:style-name="P84">****</text:p>
      <text:p text:style-name="P84"/>
      <text:p text:style-name="P85">Fix project create new local branch and add and commit and push branch to my repro</text:p>
      <text:p text:style-name="P85"/>
      <text:p text:style-name="P86">&gt; git fetch upstream di-assignment</text:p>
      <text:p text:style-name="P86">&gt;git branch -r</text:p>
      <text:p text:style-name="P86">…</text:p>
      <text:p text:style-name="P86">origin/spring-di</text:p>
      <text:p text:style-name="P86"><text:s text:c="2"/>origin/using-qualifiers</text:p>
      <text:p text:style-name="P86"><text:s text:c="2"/>upstream/di-assignment</text:p>
      <text:p text:style-name="P86"/>
      <text:p text:style-name="P86">&gt; it checkout upstream/di-assignment</text:p>
      <text:p text:style-name="P86"/>
      <text:p text:style-name="P86">Now I worked on and fixed the project</text:p>
      <text:p text:style-name="P86"/>
      <text:p text:style-name="P86">PS I dont merge as I don’t want to to change my other files / branches</text:p>
      <text:p text:style-name="P86"/>
      <text:p text:style-name="P86">&gt; git switch -c di-assignment</text:p>
      <text:p text:style-name="P86"/>
      <text:p text:style-name="P86">&gt; git add .</text:p>
      <text:p text:style-name="P86"/>
      <text:p text:style-name="P86">&gt;git status</text:p>
      <text:p text:style-name="P86"/>
      <text:p text:style-name="P86">***********</text:p>
      <text:p text:style-name="P86">On branch di-assignment</text:p>
      <text:p text:style-name="P86">Changes to be committed:</text:p>
      <text:p text:style-name="P86"><text:s text:c="2"/>(use "git restore --staged &lt;file&gt;..." to unstage)</text:p>
      <text:p text:style-name="P86"><text:s text:c="8"/>new file: <text:s text:c="2"/>.~lock.WhatIDid.odt#</text:p>
      <text:p text:style-name="P86"><text:s text:c="8"/>new file: <text:s text:c="2"/>WhatIDid.odt</text:p>
      <text:p text:style-name="P86"><text:s text:c="8"/>modified: <text:s text:c="2"/>pom.xml</text:p>
      <text:p text:style-name="P86"><text:s text:c="8"/>modified: <text:s text:c="2"/>src/main/java/guru/springframework/sfgdi/controllers/PetController.java</text:p>
      <text:p text:style-name="P86"><text:s text:c="8"/>modified: <text:s text:c="2"/>src/main/java/guru/springframework/sfgdi/services/CatPetService.java</text:p>
      <text:p text:style-name="P86"><text:s text:c="8"/>modified: <text:s text:c="2"/>src/main/java/guru/springframework/sfgdi/services/DogPetService.java</text:p>
      <text:p text:style-name="P86"><text:s text:c="8"/>modified: <text:s text:c="2"/>src/main/resources/application.properties</text:p>
      <text:p text:style-name="P86"><text:soft-page-break/>&gt; git push origin di-assignment</text:p>
      <text:p text:style-name="P86"/>
      <text:p text:style-name="P86"/>
      <text:p text:style-name="P85"/>
      <text:p text:style-name="P85"/>
      <text:p text:style-name="P85"/>
      <text:p text:style-name="P85"/>
      <text:p text:style-name="P84"/>
      <text:p text:style-name="P83"/>
      <text:p text:style-name="P83"/>
      <text:h text:style-name="P178" text:outline-level="1">Section 5 Spring Fram<text:span text:style-name="T52">e</text:span>work Configuration</text:h>
      <text:p text:style-name="P121"/>
      <text:p text:style-name="P122"/>
      <text:p text:style-name="P123">Lesson 72 Component Scan</text:p>
      <text:p text:style-name="P123"/>
      <text:p text:style-name="P125">• Annotation Based Configuration - Annotations introduced in Java 5</text:p>
      <text:p text:style-name="P125">• Introduced in Spring Framework 3</text:p>
      <text:p text:style-name="P125">• Spring beans found via ‘Component Scans’</text:p>
      <text:p text:style-name="P125">• A scan of packages for annotated components</text:p>
      <text:p text:style-name="P125">• Spring Beans are found via class level annotations</text:p>
      <text:p text:style-name="P125">• @Controller, @Service, @Component, @Repository</text:p>
      <text:p text:style-name="P125"/>
      <text:p text:style-name="P120"><text:span text:style-name="T60">see </text:span><text:a xlink:type="simple" xlink:href="../../../../Section5_SpringFrameworkConfiguratoion/SpringConfigOptionsV2.pdf" text:style-name="Internet_20_link" text:visited-style-name="Visited_20_Internet_20_Link">notes</text:a></text:p>
      <text:p text:style-name="P124"/>
      <text:p text:style-name="P124"/>
      <text:p text:style-name="P126">At times you may need to use a ja<text:span text:style-name="T51">r</text:span> etc that is not under the directory structure of your main method class. Such as you need to import another jar file etc</text:p>
      <text:p text:style-name="P121"><text:span text:style-name="T8">In such a case one uses the </text:span><text:span text:style-name="T38">@ComponentScan(basePackages = {"</text:span><text:span text:style-name="T40">current package</text:span><text:span text:style-name="T38">", "</text:span><text:span text:style-name="T40">other package</text:span><text:span text:style-name="T38">", “</text:span><text:span text:style-name="T40">other package</text:span><text:span text:style-name="T38">})</text:span></text:p>
      <text:p text:style-name="P127"/>
      <text:p text:style-name="P128">As an example I’ll create a new branchfrom di-assignment (note defferes from John’s as my Pet classes are not in my ‘life-cyle-demo’ asd I checked out the previous work on assignement só it did not merge.</text:p>
      <text:p text:style-name="P128">Now I move the Pet service to a new packeage and refacctor it.</text:p>
      <text:p text:style-name="P8">com.springframework.pets</text:p>
      <text:p text:style-name="P65"><text:span text:style-name="T38"><text:tab/></text:span><text:span text:style-name="T39">PetService.java</text:span></text:p>
      <text:p text:style-name="P65"><text:span text:style-name="T38"><text:tab/></text:span><text:span text:style-name="T39">CatPetService.java</text:span></text:p>
      <text:p text:style-name="P9"><text:tab/>DogPetServive.java</text:p>
      <text:p text:style-name="P9"/>
      <text:p text:style-name="P9"><text:s text:c="23"/></text:p>
      <text:p text:style-name="P9"/>
      <text:p text:style-name="P8"/>
      <text:p text:style-name="P8"><draw:frame draw:style-name="fr3" draw:name="Frame1" text:anchor-type="char" svg:x="0.704cm" svg:y="0.102cm" svg:width="8.89cm" draw:z-index="31"><draw:text-box fo:min-height="8.89cm"><text:p text:style-name="Figure"><draw:frame draw:style-name="fr6"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2"/>
      <text:p text:style-name="P52"/>
      <text:p text:style-name="P53">As you will note that there are two packages</text:p>
      <text:p text:style-name="P53"/>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3"><text:s text:c="152"/></text:p>
      <text:p text:style-name="P53"/>
      <text:p text:style-name="P53"><text:s/></text:p>
      <text:p text:style-name="P53"/>
      <text:p text:style-name="P53"/>
      <text:p text:style-name="P53"><draw:frame draw:style-name="fr2" draw:name="Frame2" text:anchor-type="char" svg:width="17cm" draw:z-index="33"><draw:text-box fo:min-height="5.009cm"><text:p text:style-name="Figure"><draw:frame draw:style-name="fr6"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3"/>
      <text:p text:style-name="P53">Now I need to tell Spring-Boot where the packages are that it need to scan for.</text:p>
      <text:p text:style-name="P53">This is done in the Main methods application using <text:span text:style-name="T38">@ComponentScan(basePackages = {"</text:span><text:span text:style-name="T40">current package</text:span><text:span text:style-name="T38">", "</text:span><text:span text:style-name="T40">other package</text:span><text:span text:style-name="T38">", “</text:span><text:span text:style-name="T40">other package</text:span><text:span text:style-name="T38">})</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34" draw:text-style-name="P238" svg:width="13.567cm" svg:height="5.345cm" svg:x="0.242cm" svg:y="0cm"><draw:text-box><text:p text:style-name="P235"><text:span text:style-name="T96">@ComponentScan(basePackages = </text:span><text:span text:style-name="T96">{"guru.springframework.sfgdi", "com.springframework.pets"})</text:span><text:span text:style-name="T96"><text:line-break/></text:span><text:span text:style-name="T96">@SpringBootApplication</text:span><text:span text:style-name="T96"><text:line-break/></text:span><text:span text:style-name="T96">public class SfgDiApplication {</text:span></text:p><text:p text:style-name="P235"><text:span text:style-name="T96"/></text:p><text:p text:style-name="P235"><text:span text:style-name="T96"/></text:p><text:p text:style-name="P235"><text:span text:style-name="T96">public static void main(String[] args) {</text:span></text:p><text:p text:style-name="P235"><text:span text:style-name="T96"/></text:p><text:p text:style-name="P235"><text:span text:style-name="T96">}</text:span></text:p><text:p text:style-name="P235"><text:span text:style-name="T96"/></text:p><text:p text:style-name="P235"><text:span text:style-name="T96">}</text:span><text:span text:style-name="T96"><text:line-break/></text:span><text:span text:style-name="T96"/></text:p><text:p text:style-name="P235"><text:span text:style-name="T96"/></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3" draw:name="Frame4" text:anchor-type="char" svg:x="0.229cm" svg:y="0.21cm" svg:width="6.652cm" draw:z-index="37"><draw:text-box fo:min-height="7.708cm"><text:p text:style-name="Figure"><draw:frame draw:style-name="fr6"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4">Now, one criticism of that approach is, to do that component scan, Spring on startup is doing reflection</text:p>
      <text:p text:style-name="P165">and going through the classes utilizing Java reflection utils to inspect the classes.</text:p>
      <text:p text:style-name="P166">Now, traditionally, reflections got a bad rep of being very slow.</text:p>
      <text:p text:style-name="P165">Here we only have a few classes, not a bad performance impact at all.</text:p>
      <text:p text:style-name="P165">And I also want to iterate that that performance impact only happens on application startup.</text:p>
      <text:p text:style-name="P165">Now, if you had hundreds or thousands of Spring components, hopefully not thousands, that that seems</text:p>
      <text:p text:style-name="P165">like an application ripe for refactoring to me.</text:p>
      <text:p text:style-name="P169"><text:span text:style-name="T65">But larger applications</text:span>.</text:p>
      <text:p text:style-name="P5"/>
      <text:p text:style-name="P95">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36">What we're going to do is refactor from using the Spring stereotype annotations, which depended on</text:p>
      <text:p text:style-name="P168">that component scan to a Java based configuration.</text:p>
      <text:p text:style-name="P168">So that's why I'm going to do is refactor a few of these to use Java configuration rather than the component</text:p>
      <text:p text:style-name="P168">scan and reflection on startup</text:p>
      <text:p text:style-name="P12"/>
      <text:p text:style-name="P12"/>
      <text:list xml:id="list2937044970" text:style-name="L7">
        <text:list-item>
          <text:p text:style-name="P192">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33" draw:text-style-name="P236" svg:width="10.835cm" svg:height="3.825cm" svg:x="0cm" svg:y="0cm"><draw:text-box><text:p text:style-name="P235"><text:span text:style-name="T86">public class </text:span><text:span text:style-name="T87">ConstructorGreetingService </text:span><text:span text:style-name="T86">implements </text:span><text:span text:style-name="T87">GreetingService {</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 Constructor"</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32" draw:text-style-name="P237" svg:width="11.466cm" svg:height="3.513cm" svg:x="0cm" svg:y="0cm"><draw:text-box><text:p text:style-name="P235"><text:span text:style-name="T86">public class </text:span><text:span text:style-name="T87">PropertyInjectedGreetingService </text:span><text:span text:style-name="T86">implements </text:span><text:span text:style-name="T87">GreetingService {</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 Property"</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31" draw:text-style-name="P237" svg:width="11.598cm" svg:height="3.264cm" svg:x="0cm" svg:y="0cm"><draw:text-box><text:p text:style-name="P235"><text:span text:style-name="T86">public class </text:span><text:span text:style-name="T87">SetterInjectedGreetingService </text:span><text:span text:style-name="T86">implements </text:span><text:span text:style-name="T87">GreetingService{</text:span><text:span text:style-name="T87"><text:line-break/></text:span><text:span text:style-name="T87"> <text:s text:c="3"/></text:span><text:span text:style-name="T90">@Override</text:span><text:span text:style-name="T90"><text:line-break/></text:span><text:span text:style-name="T90"> <text:s text:c="3"/></text:span><text:span text:style-name="T86">public </text:span><text:span text:style-name="T87">String </text:span><text:span text:style-name="T91">sayGreeting</text:span><text:span text:style-name="T87">() {</text:span><text:span text:style-name="T87"><text:line-break/></text:span><text:span text:style-name="T87"> <text:s text:c="7"/></text:span><text:span text:style-name="T86">return </text:span><text:span text:style-name="T89">"Hello World - Setter"</text:span><text:span text:style-name="T86">;</text:span><text:span text:style-name="T86"><text:line-break/></text:span><text:span text:style-name="T86"> <text:s text:c="3"/></text:span><text:span text:style-name="T87">}</text:span><text:span text:style-name="T87"><text:line-break/></text:span><text:span text:style-name="T87">}</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3432175662" text:style-name="L8">
        <text:list-item>
          <text:p text:style-name="P194">Add the Java Based Cofiguration Class</text:p>
          <text:list>
            <text:list-item>
              <text:p text:style-name="P193">here I create a new package to put the Jva cofiguration file(s) in one place</text:p>
            </text:list-item>
          </text:list>
        </text:list-item>
      </text:list>
      <text:p text:style-name="P66"><text:span text:style-name="T50"><text:tab/><text:tab/></text:span><text:span text:style-name="T44">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30" draw:text-style-name="P236" svg:width="13.346cm" svg:height="7.393cm" svg:x="0cm" svg:y="0cm"><draw:text-box><text:p text:style-name="P235"><text:span text:style-name="T86">public class </text:span><text:span text:style-name="T87">GreeingServiceConfig {</text:span><text:span text:style-name="T87"><text:line-break/></text:span><text:span text:style-name="T87"><text:line-break/></text:span><text:span text:style-name="T87"> <text:s text:c="3"/></text:span><text:span text:style-name="T90">@Bean</text:span><text:span text:style-name="T90"><text:line-break/></text:span><text:span text:style-name="T90"> <text:s text:c="3"/></text:span><text:span text:style-name="T87">ConstructorGreetingService </text:span><text:span text:style-name="T91">constructorGreetingService</text:span><text:span text:style-name="T87">(){</text:span><text:span text:style-name="T87"><text:line-break/></text:span><text:span text:style-name="T87"> <text:s text:c="7"/></text:span><text:span text:style-name="T86">return new </text:span><text:span text:style-name="T87">Constructor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90">@Bean</text:span><text:span text:style-name="T90"><text:line-break/></text:span><text:span text:style-name="T90"> <text:s text:c="3"/></text:span><text:span text:style-name="T87">PropertyInjectedGreetingService </text:span><text:span text:style-name="T91">propertyInjectedGreetingService</text:span><text:span text:style-name="T87">(){</text:span><text:span text:style-name="T87"><text:line-break/></text:span><text:span text:style-name="T87"> <text:s text:c="7"/></text:span><text:span text:style-name="T86">return new </text:span><text:span text:style-name="T87">PropertyInjectedGreetingService()</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90">@Bean</text:span><text:span text:style-name="T90"><text:line-break/></text:span><text:span text:style-name="T90"> <text:s text:c="3"/></text:span><text:span text:style-name="T87">SetterInjectedGreetingService </text:span><text:span text:style-name="T91">setterInjectedGreetingService</text:span><text:span text:style-name="T87">(){</text:span><text:span text:style-name="T87"><text:line-break/></text:span><text:span text:style-name="T87"> <text:s text:c="7"/></text:span><text:span text:style-name="T86">return new </text:span><text:span text:style-name="T87">SetterInjectedGreetingService()</text:span><text:span text:style-name="T86">;</text:span><text:span text:style-name="T86"><text:line-break/></text:span><text:span text:style-name="T86"> <text:s text:c="3"/></text:span><text:span text:style-name="T87">}</text:span><text:span text:style-name="T87"><text:line-break/></text:span><text:span text:style-name="T87">}</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0">Lesson 74 – Primary Bean Profiles</text:p>
      <text:p text:style-name="P15"/>
      <text:p text:style-name="P67"><text:a xlink:type="simple" xlink:href="https://github.com/roloje777/sfg-di/tree/primary-profile" text:style-name="Internet_20_link" text:visited-style-name="Visited_20_Internet_20_Link"><text:span text:style-name="T60">branch primary-profile</text:span></text:a></text:p>
      <text:p text:style-name="P15"/>
      <text:p text:style-name="P21">Here we are going to change the Componant scan based ”Profiles” na “Primary “ bean of the “language services” to Java Based profiles.</text:p>
      <text:p text:style-name="P21"/>
      <text:list xml:id="list1313689529" text:style-name="L9">
        <text:list-item>
          <text:p text:style-name="P195">Changing the Primary Bean service</text:p>
          <text:list>
            <text:list-item>
              <text:p text:style-name="P195">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29" draw:text-style-name="P236" svg:width="9.967cm" svg:height="5.845cm" svg:x="0cm" svg:y="0.337cm"><draw:text-box><text:p>package guru.springframework.sfgdi.services;</text:p><text:p/><text:p><text:span text:style-name="T100">import org.springframework.context.annotation.Primary;</text:span></text:p><text:p><text:span text:style-name="T100">import org.springframework.stereotype.Service;</text:span></text:p><text:p/><text:p>/**</text:p><text:p><text:s/>* Created by jt on 12/27/19.</text:p><text:p><text:s/>*/</text:p><text:p><text:span text:style-name="T100"/></text:p><text:p><text:span text:style-name="T100"><text:s/></text:span><text:span text:style-name="T100">@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02217726300422" text:continue-numbering="true" text:style-name="L9">
        <text:list-item>
          <text:list>
            <text:list-item>
              <text:p text:style-name="P196">Add the following to the Java based config file</text:p>
              <text:p text:style-name="P196">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28" draw:text-style-name="P236" svg:width="8.437cm" svg:height="4.871cm" svg:x="0cm" svg:y="0cm"><draw:text-box><text:p>public class GreetingServiceConfig {</text:p><text:p/><text:p>..</text:p><text:p><text:s/><text:span text:style-name="T53">@Primary</text:span></text:p><text:p><text:span text:style-name="T53"><text:s/></text:span><text:span text:style-name="T53">@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274170935" text:style-name="L10">
        <text:list-item>
          <text:p text:style-name="P220">Changing the “Profile” bean service</text:p>
          <text:list>
            <text:list-item>
              <text:p text:style-name="P197">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27" draw:text-style-name="P236" svg:width="11.274cm" svg:height="7.57cm" svg:x="0cm" svg:y="0cm"><draw:text-box><text:p>package guru.springframework.sfgdi.services;</text:p><text:p/><text:p><text:span text:style-name="T100">import org.springframework.context.annotation.Profile;</text:span></text:p><text:p><text:span text:style-name="T100">import org.springframework.stereotype.Service;</text:span></text:p><text:p/><text:p>/**</text:p><text:p><text:s/>* Created by jt on 12/27/19.</text:p><text:p><text:s/>*/</text:p><text:p><text:span text:style-name="T100">@Profile("EN")</text:span></text:p><text:p><text:span text:style-name="T100">@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26" draw:text-style-name="P236" svg:width="11.45cm" svg:height="7.305cm" svg:x="0cm" svg:y="0cm"><draw:text-box><text:p>package guru.springframework.sfgdi.services;</text:p><text:p/><text:p><text:span text:style-name="T100">import org.springframework.context.annotation.Profile;</text:span></text:p><text:p><text:span text:style-name="T100">import org.springframework.stereotype.Service;</text:span></text:p><text:p/><text:p>/**</text:p><text:p><text:s/>* Created by jt on 12/27/19.</text:p><text:p><text:s/>*/</text:p><text:p><text:span text:style-name="T100">@Profile({"ES", "default"})</text:span></text:p><text:p><text:span text:style-name="T100">@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7"/>
      <text:list xml:id="list335216972" text:style-name="L11">
        <text:list-item>
          <text:p text:style-name="P198">Add profiles to java based configuration file</text:p>
          <text:list>
            <text:list-item>
              <text:p text:style-name="P198">line in blue text</text:p>
              <text:p text:style-name="P203"><text:span text:style-name="T47">note the name in the “EN” profile is </text:span><text:span text:style-name="T46"><text:s/></text:span><text:span text:style-name="T66">i18nService</text:span></text:p>
              <text:p text:style-name="P198">só its the default name when the spring contect look its up, but</text:p>
            </text:list-item>
            <text:list-item>
              <text:p text:style-name="P198">as java dos not allow to methods with same “method signatures the “ES” profile</text:p>
            </text:list-item>
            <text:list-item>
              <text:p text:style-name="P203"><text:span text:style-name="T47">method name is changed and @Bean given the name </text:span><text:span text:style-name="T46"><text:s/></text:span><text:span text:style-name="T66">@Bean("i18nService")</text:span></text:p>
            </text:list-item>
            <text:list-item>
              <text:p text:style-name="P198"/>
              <text:p text:style-name="P198"/>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25" draw:text-style-name="P236" svg:width="12.759cm" svg:height="7.792cm" svg:x="0.102cm" svg:y="-0.072cm"><draw:text-box><text:p>@Configuration</text:p><text:p>public class GreetingServiceConfig {</text:p><text:p/><text:p>..</text:p><text:p><text:s/><text:span text:style-name="T53">@Profile({"ES", "default"})</text:span></text:p><text:p><text:span text:style-name="T53"><text:s text:c="4"/></text:span><text:span text:style-name="T53">@Bean("i18nService")</text:span></text:p><text:p><text:span text:style-name="T53"><text:s text:c="4"/></text:span><text:span text:style-name="T53">I18NSpanishService i18NSpanishService(){</text:span></text:p><text:p><text:span text:style-name="T53"><text:s text:c="8"/></text:span><text:span text:style-name="T53">return new I18NSpanishService();</text:span></text:p><text:p><text:span text:style-name="T53"><text:s text:c="4"/></text:span><text:span text:style-name="T53">}</text:span></text:p><text:p><text:span text:style-name="T53"/></text:p><text:p><text:span text:style-name="T53"><text:s text:c="4"/></text:span><text:span text:style-name="T53">@Profile("EN")</text:span></text:p><text:p><text:span text:style-name="T53"><text:s text:c="4"/></text:span><text:span text:style-name="T53">@Bean</text:span></text:p><text:p><text:span text:style-name="T53"><text:s text:c="4"/></text:span><text:span text:style-name="T53">I18nEnglishGreetingService i18nService(){</text:span></text:p><text:p><text:span text:style-name="T53"><text:s text:c="8"/></text:span><text:span text:style-name="T53">return new I18nEnglishGreetingService();</text:span></text:p><text:p><text:span text:style-name="T53"><text:s text:c="4"/></text:span><text:span text:style-name="T53">}</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24" draw:text-style-name="P240" svg:width="9.79cm" svg:height="5.174cm" svg:x="0cm" svg:y="0cm"><draw:text-box><text:p text:style-name="P235"><text:span text:style-name="T96">I18nController i18nController = (I18nController) </text:span><text:span text:style-name="T96">ctx.getBean("i18nController");</text:span><text:span text:style-name="T96"><text:line-break/></text:span><text:span text:style-name="T96">System.</text:span><text:span text:style-name="T99">out</text:span><text:span text:style-name="T96">.println(i18nController.sayHello());</text:span><text:span text:style-name="T96"><text:line-break/></text:span><text:span text:style-name="T96"><text:line-break/></text:span><text:span text:style-name="T96">MyController myController = (MyController) </text:span><text:span text:style-name="T96">ctx.getBean("myController");</text:span><text:span text:style-name="T96"><text:line-break/></text:span><text:span text:style-name="T96"><text:line-break/></text:span><text:span text:style-name="T96">System.</text:span><text:span text:style-name="T99">out</text:span><text:span text:style-name="T96">.println("------- Primary Bean");</text:span><text:span text:style-name="T96"><text:line-break/></text:span><text:span text:style-name="T96">System.</text:span><text:span text:style-name="T99">out</text:span><text:span text:style-name="T96">.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23" draw:text-style-name="P236" svg:width="9.101cm" svg:height="2.015cm" svg:x="0cm" svg:y="0cm"><draw:text-box><text:p text:style-name="P235"><text:span text:style-name="T86">spring.profiles.active</text:span><text:span text:style-name="T88">=</text:span><text:span text:style-name="T89">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96"/>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22" draw:text-style-name="P236"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Frame17" text:anchor-type="char" svg:width="17cm" draw:z-index="63"><draw:text-box fo:min-height="7.149cm"><text:p text:style-name="Figure"><draw:frame draw:style-name="fr6"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101">Lesson 75 Dependency Injection in Java Configuration</text:p>
      <text:p text:style-name="P16"/>
      <text:p text:style-name="P90"><text:a xlink:type="simple" xlink:href="https://github.com/roloje777/sfg-di/tree/di-in-java-config" text:style-name="Internet_20_link" text:visited-style-name="Visited_20_Internet_20_Link"><text:span text:style-name="T54">branch di-in-java-config</text:span></text:a></text:p>
      <text:p text:style-name="P25"/>
      <text:p text:style-name="P25"/>
      <text:p text:style-name="P135">OK, what I want to demonstrate to you is how we can use Dependency Injection within our Java configuration,</text:p>
      <text:p text:style-name="P167">so very common thing to do.</text:p>
      <text:p text:style-name="P167">But to do that, to come up with an example, I want to do a little refactoring.</text:p>
      <text:p text:style-name="P167">So here we have our EnglishGreetingService.</text:p>
      <text:p text:style-name="P167">Let's say, rather than returning a string from this method, we actually wanted to return it from a</text:p>
      <text:p text:style-name="P167">database.</text:p>
      <text:p text:style-name="P167">So I'm using a hypothetical situation here, purely hypothetical.</text:p>
      <text:p text:style-name="P167">We're going to say that we want to store that into a database.</text:p>
      <text:p text:style-name="P167">Now, a common pattern that we use with the Spring Framework is to use repositories, and we've already</text:p>
      <text:p text:style-name="P167">demonstrated that previously in the course.</text:p>
      <text:p text:style-name="P167">So I'm going to make a mock repository for the EnglishGreetingService.</text:p>
      <text:p text:style-name="P25"/>
      <text:p text:style-name="P25"/>
      <text:p text:style-name="P68"><text:a xlink:type="simple" xlink:href="https://github.com/roloje777/sfg-di/commit/db342d02fd69ee0bf10f1e5e751c9f2326df7514" text:style-name="Internet_20_link" text:visited-style-name="Visited_20_Internet_20_Link"><text:span text:style-name="T53">See changes here</text:span></text:a></text:p>
      <text:p text:style-name="P28"/>
      <text:p text:style-name="P28"/>
      <text:p text:style-name="P28"/>
      <text:p text:style-name="P25"/>
      <text:p text:style-name="P25"/>
      <text:p text:style-name="P25"><draw:frame draw:style-name="fr2" draw:name="Frame18" text:anchor-type="char" svg:width="17cm" draw:z-index="65"><draw:text-box fo:min-height="6.556cm"><text:p text:style-name="Figure"><draw:frame draw:style-name="fr6"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98"/>
      <text:p text:style-name="P25"><draw:frame draw:style-name="fr1" draw:name="Frame19" text:anchor-type="paragraph" svg:x="0.18cm" svg:y="0.305cm" svg:width="11.201cm" draw:z-index="67"><draw:text-box fo:min-height="4.868cm"><text:p text:style-name="Drawing"><draw:frame text:anchor-type="paragraph" draw:z-index="68" draw:name="Shape44" draw:style-name="gr21" draw:text-style-name="P239" svg:width="11.173cm" svg:height="4.867cm" svg:x="0.014cm" svg:y="0cm"><draw:text-box><text:p text:style-name="P235"><text:span text:style-name="T97">package guru.springframework.sfgdi.services;</text:span><text:span text:style-name="T97"><text:line-break/></text:span><text:span text:style-name="T97"><text:line-break/></text:span><text:span text:style-name="T98">/**</text:span><text:span text:style-name="T98"><text:line-break/></text:span><text:span text:style-name="T98"> * Created by jt on 12/26/19.</text:span><text:span text:style-name="T98"><text:line-break/></text:span><text:span text:style-name="T98"> */</text:span><text:span text:style-name="T98"><text:line-break/></text:span><text:span text:style-name="T97">public interface GreetingService {</text:span><text:span text:style-name="T97"><text:line-break/></text:span><text:span text:style-name="T97"><text:line-break/></text:span><text:span text:style-name="T97"> <text:s text:c="3"/>String sayGreeting();</text:span><text:span text:style-name="T97"><text:line-break/></text:span><text:span text:style-name="T97">}</text:span><text:span text:style-name="T97"><text:line-break/></text:span><text:span text:style-name="T97"/></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20" draw:text-style-name="P239" svg:width="12.011cm" svg:height="12.743cm" svg:x="0.012cm" svg:y="0cm"><draw:text-box><text:p text:style-name="P235"><text:span text:style-name="T97">package guru.springframework.sfgdi.services;</text:span><text:span text:style-name="T97"><text:line-break/></text:span><text:span text:style-name="T97"><text:line-break/></text:span><text:span text:style-name="T97"><text:line-break/></text:span><text:span text:style-name="T97">import </text:span><text:span text:style-name="T97">guru.springframework.sfgdi.repositories.EnglishGreetingReposi</text:span><text:span text:style-name="T97">tory;</text:span><text:span text:style-name="T97"><text:line-break/></text:span><text:span text:style-name="T97"><text:line-break/></text:span><text:span text:style-name="T98">/**</text:span><text:span text:style-name="T98"><text:line-break/></text:span><text:span text:style-name="T98"> * Created by jt on 12/27/19.</text:span><text:span text:style-name="T98"><text:line-break/></text:span><text:span text:style-name="T98"> */</text:span><text:span text:style-name="T98"><text:line-break/></text:span><text:span text:style-name="T98"><text:line-break/></text:span><text:span text:style-name="T98"><text:line-break/></text:span><text:span text:style-name="T97">public class I18nEnglishGreetingService implements </text:span><text:span text:style-name="T97">GreetingService {</text:span><text:span text:style-name="T97"><text:line-break/></text:span><text:span text:style-name="T97"><text:line-break/></text:span><text:span text:style-name="T97"> <text:s text:c="3"/>private final EnglishGreetingRepository </text:span><text:span text:style-name="T97">englishGreetingRepository;</text:span><text:span text:style-name="T97"><text:line-break/></text:span><text:span text:style-name="T97"><text:line-break/></text:span><text:span text:style-name="T97"> <text:s text:c="3"/>public </text:span><text:span text:style-name="T97">I18nEnglishGreetingService(EnglishGreetingRepository </text:span><text:span text:style-name="T97">englishGreetingRepository) {</text:span><text:span text:style-name="T97"><text:line-break/></text:span><text:span text:style-name="T97"> <text:s text:c="7"/>this.englishGreetingRepository = </text:span><text:span text:style-name="T97">englishGreetingRepository;</text:span><text:span text:style-name="T97"><text:line-break/></text:span><text:span text:style-name="T97"> <text:s text:c="3"/>}</text:span><text:span text:style-name="T97"><text:line-break/></text:span><text:span text:style-name="T97"><text:line-break/></text:span><text:span text:style-name="T97"> <text:s text:c="3"/>@Override</text:span><text:span text:style-name="T97"><text:line-break/></text:span><text:span text:style-name="T97"> <text:s text:c="3"/>public String sayGreeting() {</text:span><text:span text:style-name="T97"><text:line-break/></text:span><text:span text:style-name="T97"><text:line-break/></text:span><text:span text:style-name="T97"> <text:s text:c="7"/>// I changed this as John did not use the actual repo here</text:span><text:span text:style-name="T97"><text:line-break/></text:span><text:span text:style-name="T97"> <text:s text:c="7"/>//return "Hello World - EN";</text:span><text:span text:style-name="T97"><text:line-break/></text:span><text:span text:style-name="T97"> <text:s text:c="7"/>return englishGreetingRepository.getGreeting();</text:span><text:span text:style-name="T97"><text:line-break/></text:span><text:span text:style-name="T97"> <text:s text:c="3"/>}</text:span><text:span text:style-name="T97"><text:line-break/></text:span><text:span text:style-name="T97">}</text:span><text:span text:style-name="T97"><text:line-break/></text:span><text:span text:style-name="T97"/></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8"><draw:frame draw:style-name="fr1" draw:name="Frame21" text:anchor-type="paragraph" svg:x="-0.085cm" svg:y="0.309cm" svg:width="13.908cm" draw:z-index="71"><draw:text-box fo:min-height="5.941cm"><text:p text:style-name="Drawing"><draw:frame text:anchor-type="paragraph" draw:z-index="72" draw:name="Shape46" draw:style-name="gr19" draw:text-style-name="P239" svg:width="13.907cm" svg:height="5.94cm" svg:x="0cm" svg:y="0cm"><draw:text-box><text:p text:style-name="P235"><text:span text:style-name="T97">package guru.springframework.sfgdi.repositories;</text:span><text:span text:style-name="T97"><text:line-break/></text:span><text:span text:style-name="T97"><text:line-break/></text:span><text:span text:style-name="T97">public interface EnglishGreetingRepository {</text:span><text:span text:style-name="T97"><text:line-break/></text:span><text:span text:style-name="T97"><text:line-break/></text:span><text:span text:style-name="T97"> <text:s text:c="3"/>String getGreeting();</text:span><text:span text:style-name="T97"><text:line-break/></text:span><text:span text:style-name="T97">}</text:span><text:span text:style-name="T97"><text:line-break/></text:span><text:span text:style-name="T97"/></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18" draw:text-style-name="P239" svg:width="13.597cm" svg:height="6.084cm" svg:x="0cm" svg:y="0cm"><draw:text-box><text:p text:style-name="P235"><text:span text:style-name="T97">package guru.springframework.sfgdi.repositories;</text:span><text:span text:style-name="T97"><text:line-break/></text:span><text:span text:style-name="T97"><text:line-break/></text:span><text:span text:style-name="T97">public class EnglishGreetingRepositoryImpl implements </text:span><text:span text:style-name="T97">EnglishGreetingRepository{</text:span><text:span text:style-name="T97"><text:line-break/></text:span><text:span text:style-name="T97"> <text:s text:c="3"/>@Override</text:span><text:span text:style-name="T97"><text:line-break/></text:span><text:span text:style-name="T97"> <text:s text:c="3"/>public String getGreeting() {</text:span><text:span text:style-name="T97"><text:line-break/></text:span><text:span text:style-name="T97"> <text:s text:c="7"/>return "Hello World! - EN";</text:span><text:span text:style-name="T97"><text:line-break/></text:span><text:span text:style-name="T97"> <text:s text:c="3"/>}</text:span><text:span text:style-name="T97"><text:line-break/></text:span><text:span text:style-name="T97">}</text:span><text:span text:style-name="T97"><text:line-break/></text:span><text:span text:style-name="T97"/></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17" draw:text-style-name="P236" svg:width="16.537cm" svg:height="10.967cm" svg:x="0.078cm" svg:y="-9.603cm"><draw:text-box><text:p/></draw:text-box></draw:frame></text:p>
      <text:p text:style-name="P25"/>
      <text:p text:style-name="P25"/>
      <text:p text:style-name="P25"/>
      <text:p text:style-name="P25"/>
      <text:p text:style-name="P25"/>
      <text:p text:style-name="P25"/>
      <text:p text:style-name="P98"><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16" draw:text-style-name="P238" svg:width="16.758cm" svg:height="23.088cm" svg:x="0cm" svg:y="0cm"><draw:text-box><text:p text:style-name="P235"><text:span text:style-name="T96">package guru.springframework.sfgdi.config;</text:span><text:span text:style-name="T96"><text:line-break/></text:span><text:span text:style-name="T96"><text:line-break/></text:span><text:span text:style-name="T96">import </text:span><text:span text:style-name="T96">guru.springframework.sfgdi.repositories.EnglishGreetingReposi</text:span><text:span text:style-name="T96">tory;</text:span><text:span text:style-name="T96"><text:line-break/></text:span><text:span text:style-name="T96">import </text:span><text:span text:style-name="T96">guru.springframework.sfgdi.repositories.EnglishGreetingReposi</text:span><text:span text:style-name="T96">toryImpl;</text:span><text:span text:style-name="T96"><text:line-break/></text:span><text:span text:style-name="T96">import guru.springframework.sfgdi.services.*;</text:span><text:span text:style-name="T96"><text:line-break/></text:span><text:span text:style-name="T96"><text:line-break/></text:span><text:span text:style-name="T96">import org.springframework.context.annotation.Bean;</text:span><text:span text:style-name="T96"><text:line-break/></text:span><text:span text:style-name="T96">import org.springframework.context.annotation.Configuration;</text:span><text:span text:style-name="T96"><text:line-break/></text:span><text:span text:style-name="T96">import org.springframework.context.annotation.Primary;</text:span><text:span text:style-name="T96"><text:line-break/></text:span><text:span text:style-name="T96">import org.springframework.context.annotation.Profile;</text:span><text:span text:style-name="T96"><text:line-break/></text:span><text:span text:style-name="T96"><text:line-break/></text:span><text:span text:style-name="T96">@Configuration</text:span><text:span text:style-name="T96"><text:line-break/></text:span><text:span text:style-name="T96">public class GreeingServiceConfig {</text:span><text:span text:style-name="T96"><text:line-break/></text:span><text:span text:style-name="T96"><text:line-break/></text:span><text:span text:style-name="T96"> <text:s text:c="3"/>@Bean</text:span><text:span text:style-name="T96"><text:line-break/></text:span><text:span text:style-name="T96"> <text:s text:c="3"/>ConstructorGreetingService constructorGreetingService(){</text:span><text:span text:style-name="T96"><text:line-break/></text:span><text:span text:style-name="T96"> <text:s text:c="7"/>return new ConstructorGreetingService();</text:span><text:span text:style-name="T96"><text:line-break/></text:span><text:span text:style-name="T96"> <text:s text:c="3"/>}</text:span><text:span text:style-name="T96"><text:line-break/></text:span><text:span text:style-name="T96"><text:line-break/></text:span><text:span text:style-name="T96"> <text:s text:c="3"/>@Bean</text:span><text:span text:style-name="T96"><text:line-break/></text:span><text:span text:style-name="T96"> <text:s text:c="3"/>PropertyInjectedGreetingService </text:span><text:span text:style-name="T96">propertyInjectedGreetingService(){</text:span><text:span text:style-name="T96"><text:line-break/></text:span><text:span text:style-name="T96"> <text:s text:c="7"/>return new PropertyInjectedGreetingService();</text:span><text:span text:style-name="T96"><text:line-break/></text:span><text:span text:style-name="T96"> <text:s text:c="3"/>}</text:span><text:span text:style-name="T96"><text:line-break/></text:span><text:span text:style-name="T96"><text:line-break/></text:span><text:span text:style-name="T96"> <text:s text:c="3"/>@Bean</text:span><text:span text:style-name="T96"><text:line-break/></text:span><text:span text:style-name="T96"> <text:s text:c="3"/>SetterInjectedGreetingService </text:span><text:span text:style-name="T96">setterInjectedGreetingService(){</text:span><text:span text:style-name="T96"><text:line-break/></text:span><text:span text:style-name="T96"> <text:s text:c="7"/>return new SetterInjectedGreetingService();</text:span><text:span text:style-name="T96"><text:line-break/></text:span><text:span text:style-name="T96"> <text:s text:c="3"/>}</text:span><text:span text:style-name="T96"><text:line-break/></text:span><text:span text:style-name="T96"> <text:s text:c="3"/>@Primary</text:span><text:span text:style-name="T96"><text:line-break/></text:span><text:span text:style-name="T96"> <text:s text:c="3"/>@Bean</text:span><text:span text:style-name="T96"><text:line-break/></text:span><text:span text:style-name="T96"> <text:s text:c="3"/>PrimaryGreetingService primaryGreetingService(){</text:span><text:span text:style-name="T96"><text:line-break/></text:span><text:span text:style-name="T96"> <text:s text:c="7"/>return new PrimaryGreetingService();</text:span><text:span text:style-name="T96"><text:line-break/></text:span><text:span text:style-name="T96"> <text:s text:c="3"/>}</text:span><text:span text:style-name="T96"><text:line-break/></text:span><text:span text:style-name="T96"><text:line-break/></text:span><text:span text:style-name="T96"> <text:s text:c="3"/>@Bean</text:span><text:span text:style-name="T96"><text:line-break/></text:span><text:span text:style-name="T96"> <text:s text:c="3"/>EnglishGreetingRepository englishGreetingRepository(){</text:span><text:span text:style-name="T96"><text:line-break/></text:span><text:span text:style-name="T96"> <text:s text:c="7"/>return new EnglishGreetingRepositoryImpl();</text:span><text:span text:style-name="T96"><text:line-break/></text:span><text:span text:style-name="T96"> <text:s text:c="3"/>}</text:span><text:span text:style-name="T96"><text:line-break/></text:span><text:span text:style-name="T96"> <text:s text:c="3"/>@Profile("EN")</text:span><text:span text:style-name="T96"><text:line-break/></text:span><text:span text:style-name="T96"> <text:s text:c="3"/>@Bean()</text:span><text:span text:style-name="T96"><text:line-break/></text:span><text:span text:style-name="T96"> <text:s text:c="3"/>I18nEnglishGreetingService </text:span><text:span text:style-name="T96">i18nService(EnglishGreetingRepository </text:span><text:span text:style-name="T96">englishGreetingRepository){</text:span><text:span text:style-name="T96"><text:line-break/></text:span><text:span text:style-name="T96"> <text:s text:c="7"/>return new </text:span><text:span text:style-name="T96">I18nEnglishGreetingService(englishGreetingRepository);</text:span><text:span text:style-name="T96"><text:line-break/></text:span><text:span text:style-name="T96"> <text:s text:c="3"/>}</text:span><text:span text:style-name="T96"><text:line-break/></text:span><text:span text:style-name="T96"><text:line-break/></text:span><text:span text:style-name="T96"> <text:s text:c="3"/>@Profile({"ES", "default"})</text:span><text:span text:style-name="T96"><text:line-break/></text:span><text:span text:style-name="T96"> <text:s text:c="3"/>@Bean("i18nService")</text:span><text:span text:style-name="T96"><text:line-break/></text:span><text:span text:style-name="T96"> <text:s text:c="3"/>I18NSpanishService i18NSpanishService(){</text:span><text:span text:style-name="T96"><text:line-break/></text:span><text:span text:style-name="T96"> <text:s text:c="7"/>return new I18NSpanishService();</text:span><text:span text:style-name="T96"><text:line-break/></text:span><text:span text:style-name="T96"> <text:s text:c="3"/>}</text:span><text:span text:style-name="T96"><text:line-break/></text:span><text:span text:style-name="T96">}</text:span><text:span text:style-name="T96"><text:line-break/></text:span><text:span text:style-name="T96"/></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67">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989192872" text:style-name="L12">
        <text:list-item>
          <text:p text:style-name="P214"><text:span text:style-name="T63">I create the Factory pattern class </text:span><text:span text:style-name="T74">PetServiceFactory.</text:span><text:span text:style-name="T75">java</text:span></text:p>
        </text:list-item>
        <text:list-item>
          <text:p text:style-name="P199">Delete the “component scan” annotations <text:s/>from the Service classes as I’ll be using the Java based configuration to create Spring context beans</text:p>
          <text:list>
            <text:list-item>
              <text:p text:style-name="P199"><text:span text:style-name="T70">//@Profile("cat")</text:span><text:line-break/><text:span text:style-name="T70">//@Service()</text:span></text:p>
            </text:list-item>
            <text:list-item>
              <text:p text:style-name="P199"><text:span text:style-name="T70">//@Profile({"dog", "default"})</text:span><text:line-break/><text:span text:style-name="T70">//@Service</text:span></text:p>
            </text:list-item>
            <text:list-item>
              <text:p text:style-name="P199"/>
            </text:list-item>
          </text:list>
        </text:list-item>
        <text:list-item>
          <text:p text:style-name="P214"><text:span text:style-name="T63">create the methods required in the Java Configuration file </text:span><text:span text:style-name="T74">GreeingServiceConfig.</text:span><text:span text:style-name="T75">java</text:span></text:p>
          <text:list>
            <text:list-item>
              <text:p text:style-name="P214"><text:span text:style-name="T77">@Bean</text:span><text:line-break/><text:span text:style-name="T74">PetServiceFactory </text:span><text:span text:style-name="T79">petServiceFactory</text:span><text:span text:style-name="T74">(){</text:span><text:line-break/><text:span text:style-name="T74"> <text:s text:c="3"/></text:span><text:span text:style-name="T68">return new </text:span><text:span text:style-name="T74">PetServiceFactory()</text:span><text:span text:style-name="T68">;</text:span><text:line-break/><text:span text:style-name="T74">}</text:span><text:line-break/><text:span text:style-name="T76">@Profile</text:span><text:span text:style-name="T74">({</text:span><text:span text:style-name="T71">"default"</text:span><text:span text:style-name="T68">,</text:span><text:span text:style-name="T71">"dog"</text:span><text:span text:style-name="T74">})</text:span><text:line-break/><text:span text:style-name="T76">@Bean</text:span><text:line-break/><text:span text:style-name="T74">PetService </text:span><text:span text:style-name="T79">dogPetService</text:span><text:span text:style-name="T74">(PetServiceFactory petServiceFactory){</text:span><text:line-break/><text:span text:style-name="T74"> <text:s text:c="3"/></text:span><text:span text:style-name="T68">return </text:span><text:span text:style-name="T74">petServiceFactory.getPetService(</text:span><text:span text:style-name="T71">"dog"</text:span><text:span text:style-name="T74">)</text:span><text:span text:style-name="T68">;</text:span><text:line-break/><text:span text:style-name="T74">}</text:span><text:line-break/><text:line-break/><text:span text:style-name="T76">@Profile</text:span><text:span text:style-name="T74">({</text:span><text:span text:style-name="T71">"cat"</text:span><text:span text:style-name="T74">})</text:span><text:line-break/><text:span text:style-name="T76">@Bean</text:span><text:line-break/><text:span text:style-name="T74">PetService </text:span><text:span text:style-name="T79">catPetService</text:span><text:span text:style-name="T74">(PetServiceFactory petServiceFactory){</text:span><text:line-break/><text:span text:style-name="T74"> <text:s text:c="3"/></text:span><text:span text:style-name="T68">return </text:span><text:span text:style-name="T74">petServiceFactory.getPetService(</text:span><text:span text:style-name="T71">"cat"</text:span><text:span text:style-name="T74">)</text:span><text:span text:style-name="T68">;</text:span><text:line-break/><text:span text:style-name="T74">}</text:span></text:p>
            </text:list-item>
            <text:list-item>
              <text:p text:style-name="P215"/>
            </text:list-item>
            <text:list-item>
              <text:p text:style-name="P215"/>
            </text:list-item>
          </text:list>
        </text:list-item>
        <text:list-item>
          <text:p text:style-name="P199">Remove the Context Scan in the main method class as it will now use Java Configuration</text:p>
          <text:list>
            <text:list-item>
              <text:p text:style-name="P199"><text:span text:style-name="T70">//@ComponentScan(basePackages = {"guru.springframework.sfgdi", "com.springframework.pets"})</text:span><text:line-break/><text:span text:style-name="T78">@SpringBootApplication</text:span><text:line-break/><text:span text:style-name="T69">public class </text:span><text:span text:style-name="T73">SfgDiApplication {</text:span></text:p>
            </text:list-item>
          </text:list>
        </text:list-item>
        <text:list-item>
          <text:p text:style-name="P199">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2" draw:name="Frame24" text:anchor-type="char" svg:width="17cm" draw:z-index="78"><draw:text-box fo:min-height="8.453cm"><text:p text:style-name="Figure"><draw:frame draw:style-name="fr6"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102">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37">XML configuration with the Spring Framework. It's a widely used, been around for a long time.</text:p>
      <text:p text:style-name="P170">Since the early days of Spring Framework,</text:p>
      <text:p text:style-name="P170">we had XML configuration.</text:p>
      <text:p text:style-name="P170">It was very popular in its day. Really not used that much anymore.</text:p>
      <text:p text:style-name="P170">Primarily, Java is the preference, but still in use out there.</text:p>
      <text:p text:style-name="P31"/>
      <text:p text:style-name="P31"/>
      <text:list xml:id="list4265054392" text:style-name="L13">
        <text:list-item>
          <text:p text:style-name="P200">Create an xml configuaration file under resources. </text:p>
          <text:list>
            <text:list-item>
              <text:p text:style-name="P200">Note the namespace </text:p>
            </text:list-item>
            <text:list-item>
              <text:p text:style-name="P221">XML namespace is setting up a schema of how that XML can be structured.</text:p>
            </text:list-item>
          </text:list>
        </text:list-item>
      </text:list>
      <text:p text:style-name="P171"><text:tab/>So this gives us the constraints of how this XML config file can be written.</text:p>
      <text:p text:style-name="P171"><text:tab/>Very important to understand that, but we're going to be leveraging that to define some Spring beans</text:p>
      <text:p text:style-name="P171"><text:tab/>within the XML configuration.</text:p>
      <text:list xml:id="list2818022965" text:style-name="L14">
        <text:list-item>
          <text:p text:style-name="P231">Name = “” is the name of the method.</text:p>
        </text:list-item>
      </text:list>
      <text:list xml:id="list102217687609611" text:continue-list="list4265054392" text:style-name="L13">
        <text:list-item>
          <text:list>
            <text:list-header>
              <text:p text:style-name="P200"><text:s/></text:p>
              <text:p text:style-name="P200"><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15" draw:text-style-name="P237" svg:width="17.315cm" svg:height="4.059cm" svg:x="0cm" svg:y="0.06cm"><draw:text-box><text:p text:style-name="P235"><text:span text:style-name="T93">&lt;?</text:span><text:span text:style-name="T94">xml version</text:span><text:span text:style-name="T89">="1.0" </text:span><text:span text:style-name="T94">encoding</text:span><text:span text:style-name="T89">="UTF-8"</text:span><text:span text:style-name="T93">?&gt;</text:span><text:span text:style-name="T93"><text:line-break/></text:span><text:span text:style-name="T93">&lt;beans </text:span><text:span text:style-name="T94">xmlns</text:span><text:span text:style-name="T89">="http://www.springframework.org/schema/beans"</text:span><text:span text:style-name="T89"><text:line-break/></text:span><text:span text:style-name="T89"> <text:s text:c="6"/></text:span><text:span text:style-name="T94">xmlns:</text:span><text:span text:style-name="T95">xsi</text:span><text:span text:style-name="T89">="http://www.w3.org/2001/XMLSchema-instance"</text:span><text:span text:style-name="T89"><text:line-break/></text:span><text:span text:style-name="T89"> <text:s text:c="6"/></text:span><text:span text:style-name="T95">xsi</text:span><text:span text:style-name="T94">:schemaLocation</text:span><text:span text:style-name="T89">="http://www.springframework.org/schema</text:span><text:span text:style-name="T89">/beans http://www.springframework.org/schema/beans/spring-</text:span><text:span text:style-name="T89">beans.xsd"</text:span><text:span text:style-name="T93">&gt;</text:span><text:span text:style-name="T93"><text:line-break/></text:span><text:span text:style-name="T93"><text:line-break/></text:span><text:span text:style-name="T93"> <text:s text:c="3"/>&lt;bean </text:span><text:span text:style-name="T94">name</text:span><text:span text:style-name="T89">="constructorGreetingService" </text:span><text:span text:style-name="T94">class</text:span><text:span text:style-name="T89">="guru.springframework.sfgdi.services.ConstructorGreeti</text:span><text:span text:style-name="T89">ngService"</text:span><text:span text:style-name="T93">/&gt;</text:span><text:span text:style-name="T93"><text:line-break/></text:span><text:span text:style-name="T93">&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344118690" text:style-name="L15">
        <text:list-item>
          <text:p text:style-name="P201">Import the Resources – import the xlm information</text:p>
          <text:list>
            <text:list-item>
              <text:p text:style-name="P201"><text:span text:style-name="T78">@ImportResource</text:span><text:span text:style-name="T73">(</text:span><text:span text:style-name="T72">"classpath:sfgdi-config.xml"</text:span><text:span text:style-name="T73">)</text:span></text:p>
              <text:list>
                <text:list-item>
                  <text:p text:style-name="P204"><text:span text:style-name="T48">We can add this to either the main class or as in this case the </text:span><text:span text:style-name="T80"><text:s/></text:span><text:span text:style-name="T38">GreeingServiceConfig </text:span><text:span text:style-name="T41">as its also a @Configuration file</text:span><text:span text:style-name="T38">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14" draw:text-style-name="P237" svg:width="13.126cm" svg:height="1.853cm" svg:x="0cm" svg:y="0cm"><draw:text-box><text:p text:style-name="P235"><text:span text:style-name="T90">@ImportResource</text:span><text:span text:style-name="T87">(</text:span><text:span text:style-name="T89">"classpath:sfgdi-config.xml"</text:span><text:span text:style-name="T87">)</text:span><text:span text:style-name="T87"><text:line-break/></text:span><text:span text:style-name="T90">@Configuration</text:span><text:span text:style-name="T90"><text:line-break/></text:span><text:span text:style-name="T86">public class </text:span><text:span text:style-name="T87">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99"/>
      <text:p text:style-name="P32"/>
      <text:list xml:id="list3670510972" text:style-name="L16">
        <text:list-item>
          <text:p text:style-name="P202">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13" draw:text-style-name="P236" svg:width="13.069cm" svg:height="3.631cm" svg:x="0cm" svg:y="0cm"><draw:text-box><text:p text:style-name="P235"><text:span text:style-name="T88">// <text:s text:c="3"/>@Bean</text:span><text:span text:style-name="T88"><text:line-break/></text:span><text:span text:style-name="T88">// <text:s text:c="3"/>ConstructorGreetingService constructorGreetingService(){</text:span><text:span text:style-name="T88"><text:line-break/></text:span><text:span text:style-name="T88">// <text:s text:c="7"/>return new ConstructorGreetingService();</text:span><text:span text:style-name="T88"><text:line-break/></text:span><text:span text:style-name="T88">//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103">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12" draw:text-style-name="P236" svg:width="11.819cm" svg:height="6.989cm" svg:x="0cm" svg:y="0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stereotype.</text:span><text:span text:style-name="T90">Component</text:span><text:span text:style-name="T86">;</text:span><text:span text:style-name="T86"><text:line-break/></text:span><text:span text:style-name="T86"><text:line-break/></text:span><text:span text:style-name="T90">@Component</text:span><text:span text:style-name="T90"><text:line-break/></text:span><text:span text:style-name="T86">public class </text:span><text:span text:style-name="T87">SingletonBean {</text:span><text:span text:style-name="T87"><text:line-break/></text:span><text:span text:style-name="T87"><text:line-break/></text:span><text:span text:style-name="T87"> <text:s text:c="3"/></text:span><text:span text:style-name="T86">public </text:span><text:span text:style-name="T91">SingletonBean</text:span><text:span text:style-name="T87">() {</text:span><text:span text:style-name="T87"><text:line-break/></text:span><text:span text:style-name="T87"> <text:s text:c="7"/>System.</text:span><text:span text:style-name="T92">out</text:span><text:span text:style-name="T87">.println(</text:span><text:span text:style-name="T89">"Creating a Singleton Bean!"</text:span><text:span text:style-name="T87">)</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MyScope</text:span><text:span text:style-name="T87">(){</text:span><text:span text:style-name="T87"><text:line-break/></text:span><text:span text:style-name="T87"> <text:s text:c="7"/></text:span><text:span text:style-name="T86">return </text:span><text:span text:style-name="T89">"I'm Singleton"</text:span><text:span text:style-name="T86">;</text:span><text:span text:style-name="T86"><text:line-break/></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11" draw:text-style-name="P236" svg:width="11.216cm" svg:height="8.222cm" svg:x="0cm" svg:y="0cm"><draw:text-box><text:p text:style-name="P235"><text:span text:style-name="T86">package </text:span><text:span text:style-name="T87">guru.springframework.sfgdi.services</text:span><text:span text:style-name="T86">;</text:span><text:span text:style-name="T86"><text:line-break/></text:span><text:span text:style-name="T86"><text:line-break/></text:span><text:span text:style-name="T86">import </text:span><text:span text:style-name="T87">org.springframework.beans.factory.config.ConfigurableBeanFac</text:span><text:span text:style-name="T87">tory</text:span><text:span text:style-name="T86">;</text:span><text:span text:style-name="T86"><text:line-break/></text:span><text:span text:style-name="T86">import </text:span><text:span text:style-name="T87">org.springframework.context.annotation.</text:span><text:span text:style-name="T90">Scope</text:span><text:span text:style-name="T86">;</text:span><text:span text:style-name="T86"><text:line-break/></text:span><text:span text:style-name="T86">import </text:span><text:span text:style-name="T87">org.springframework.stereotype.</text:span><text:span text:style-name="T90">Component</text:span><text:span text:style-name="T86">;</text:span><text:span text:style-name="T86"><text:line-break/></text:span><text:span text:style-name="T90">@Scope</text:span><text:span text:style-name="T87">(ConfigurableBeanFactory.</text:span><text:span text:style-name="T92">SCOPE_PROTOTYPE</text:span><text:span text:style-name="T87">)</text:span><text:span text:style-name="T87"><text:line-break/></text:span><text:span text:style-name="T90">@Component</text:span><text:span text:style-name="T90"><text:line-break/></text:span><text:span text:style-name="T86">public class </text:span><text:span text:style-name="T87">PrototypeBean {</text:span><text:span text:style-name="T87"><text:line-break/></text:span><text:span text:style-name="T87"><text:line-break/></text:span><text:span text:style-name="T87"> <text:s text:c="3"/></text:span><text:span text:style-name="T86">public </text:span><text:span text:style-name="T91">PrototypeBean</text:span><text:span text:style-name="T87">() {</text:span><text:span text:style-name="T87"><text:line-break/></text:span><text:span text:style-name="T87"> <text:s text:c="7"/>System.</text:span><text:span text:style-name="T92">out</text:span><text:span text:style-name="T87">.println(</text:span><text:span text:style-name="T89">"Creating a Prototype Bean!!!"</text:span><text:span text:style-name="T87">)</text:span><text:span text:style-name="T86">;</text:span><text:span text:style-name="T86"><text:line-break/></text:span><text:span text:style-name="T86"> <text:s text:c="3"/></text:span><text:span text:style-name="T87">}</text:span><text:span text:style-name="T87"><text:line-break/></text:span><text:span text:style-name="T87"><text:line-break/></text:span><text:span text:style-name="T87"> <text:s text:c="3"/></text:span><text:span text:style-name="T86">public </text:span><text:span text:style-name="T87">String </text:span><text:span text:style-name="T91">getMyScope</text:span><text:span text:style-name="T87">(){</text:span><text:span text:style-name="T87"><text:line-break/></text:span><text:span text:style-name="T87"> <text:s text:c="7"/></text:span><text:span text:style-name="T86">return </text:span><text:span text:style-name="T89">"I'm a Prototype"</text:span><text:span text:style-name="T86">;</text:span><text:span text:style-name="T86"><text:line-break/></text:span><text:span text:style-name="T86"> <text:s text:c="3"/></text:span><text:span text:style-name="T87">}</text:span><text:span text:style-name="T87"><text:line-break/></text:span><text:span text:style-name="T87">}</text:span><text:span text:style-name="T87"><text:line-break/></text:span><text:span text:style-name="T87">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4"><draw:frame draw:style-name="fr1" draw:name="Frame30" text:anchor-type="paragraph" svg:x="0.064cm" svg:y="0.397cm" svg:width="17.611cm" draw:z-index="90"><draw:text-box fo:min-height="9.846cm"><text:p text:style-name="Drawing"><draw:frame text:anchor-type="paragraph" draw:z-index="91" draw:name="Shape55" draw:style-name="gr10" draw:text-style-name="P237" svg:width="17.61cm" svg:height="9.845cm" svg:x="0cm" svg:y="0cm"><draw:text-box><text:p text:style-name="P235"><text:span text:style-name="T90">@SpringBootApplication</text:span><text:span text:style-name="T90"><text:line-break/></text:span><text:span text:style-name="T86">public class </text:span><text:span text:style-name="T87">SfgDiApplication {</text:span><text:span text:style-name="T87"><text:line-break/></text:span><text:span text:style-name="T87"><text:line-break/></text:span><text:span text:style-name="T87"><text:tab/></text:span><text:span text:style-name="T87"><text:tab/></text:span><text:span text:style-name="T86">public static void </text:span><text:span text:style-name="T91">main</text:span><text:span text:style-name="T87">(String[] args){</text:span></text:p><text:p text:style-name="P235"><text:span text:style-name="T87"><text:tab/></text:span><text:span text:style-name="T87"><text:tab/></text:span><text:span text:style-name="T87">..</text:span><text:span text:style-name="T87"><text:tab/></text:span></text:p><text:p text:style-name="P235"><text:span text:style-name="T87"><text:tab/></text:span><text:span text:style-name="T87"><text:tab/></text:span><text:span text:style-name="T87">..</text:span></text:p><text:p text:style-name="P235"><text:span text:style-name="T87"><text:tab/></text:span><text:span text:style-name="T87"><text:tab/></text:span><text:span text:style-name="T87"><text:tab/></text:span><text:span text:style-name="T87">System.</text:span><text:span text:style-name="T92">out</text:span><text:span text:style-name="T87">.println(</text:span><text:span text:style-name="T89">"---- Bean Scopes </text:span><text:span text:style-name="T89">---------"</text:span><text:span text:style-name="T87">)</text:span><text:span text:style-name="T86">;</text:span><text:span text:style-name="T86"><text:line-break/></text:span><text:span text:style-name="T86"><text:tab/></text:span><text:span text:style-name="T86"><text:tab/></text:span><text:span text:style-name="T86"><text:tab/></text:span><text:span text:style-name="T87">SingletonBean singletonBean1 = </text:span><text:span text:style-name="T87">ctx.getBean(SingletonBean.</text:span><text:span text:style-name="T86">class</text:span><text:span text:style-name="T87">)</text:span><text:span text:style-name="T86">;</text:span><text:span text:style-name="T86"><text:line-break/></text:span><text:span text:style-name="T86"><text:tab/></text:span><text:span text:style-name="T86"><text:tab/></text:span><text:span text:style-name="T86"><text:tab/></text:span><text:span text:style-name="T87">System.</text:span><text:span text:style-name="T92">out</text:span><text:span text:style-name="T87">.println(singletonBean1.getMyScope())</text:span><text:span text:style-name="T86">;</text:span><text:span text:style-name="T86"><text:line-break/></text:span><text:span text:style-name="T86"><text:tab/></text:span><text:span text:style-name="T86"><text:tab/></text:span><text:span text:style-name="T86"><text:tab/></text:span><text:span text:style-name="T87">SingletonBean singletonBean2 = </text:span><text:span text:style-name="T87">ctx.getBean(SingletonBean.</text:span><text:span text:style-name="T86">class</text:span><text:span text:style-name="T87">)</text:span><text:span text:style-name="T86">;</text:span><text:span text:style-name="T86"><text:line-break/></text:span><text:span text:style-name="T86"><text:tab/></text:span><text:span text:style-name="T86"><text:tab/></text:span><text:span text:style-name="T86"><text:tab/></text:span><text:span text:style-name="T87">System.</text:span><text:span text:style-name="T92">out</text:span><text:span text:style-name="T87">.println(singletonBean2.getMyScope())</text:span><text:span text:style-name="T86">;</text:span><text:span text:style-name="T86"><text:line-break/></text:span><text:span text:style-name="T86"><text:line-break/></text:span><text:span text:style-name="T86"><text:tab/></text:span><text:span text:style-name="T86"><text:tab/></text:span><text:span text:style-name="T86"><text:tab/></text:span><text:span text:style-name="T87">PrototypeBean prototypeBean1 = </text:span><text:span text:style-name="T87">ctx.getBean(PrototypeBean.</text:span><text:span text:style-name="T86">class</text:span><text:span text:style-name="T87">)</text:span><text:span text:style-name="T86">;</text:span><text:span text:style-name="T86"><text:line-break/></text:span><text:span text:style-name="T86"><text:tab/></text:span><text:span text:style-name="T86"><text:tab/></text:span><text:span text:style-name="T86"><text:tab/></text:span><text:span text:style-name="T87">System.</text:span><text:span text:style-name="T92">out</text:span><text:span text:style-name="T87">.println(prototypeBean1.getMyScope())</text:span><text:span text:style-name="T86">;</text:span><text:span text:style-name="T86"><text:line-break/></text:span><text:span text:style-name="T86"><text:tab/></text:span><text:span text:style-name="T86"><text:tab/></text:span><text:span text:style-name="T86"><text:tab/></text:span><text:span text:style-name="T87">PrototypeBean prototypeBean2 = </text:span><text:span text:style-name="T87">ctx.getBean(PrototypeBean.</text:span><text:span text:style-name="T86">class</text:span><text:span text:style-name="T87">)</text:span><text:span text:style-name="T86">;</text:span><text:span text:style-name="T86"><text:line-break/></text:span><text:span text:style-name="T86"><text:tab/></text:span><text:span text:style-name="T86"><text:tab/></text:span><text:span text:style-name="T86"><text:tab/></text:span><text:span text:style-name="T87">System.</text:span><text:span text:style-name="T92">out</text:span><text:span text:style-name="T87">.println(prototypeBean2.getMyScope())</text:span><text:span text:style-name="T86">;</text:span><text:span text:style-name="T86"><text:line-break/></text:span><text:span text:style-name="T86"><text:tab/></text:span><text:span text:style-name="T87">}</text:span><text:span text:style-name="T87"><text:line-break/></text:span><text:span text:style-name="T87"><text:line-break/></text:span><text:span text:style-name="T87">}</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179" text:outline-level="1"><text:bookmark-start text:name="Section 6"/>Section 6 External Properties with Spring Framework<text:bookmark-end text:name="Section 6"/></text:h>
      <text:p text:style-name="P142"/>
      <text:p text:style-name="P144"><text:a xlink:type="simple" xlink:href="../../../../Section6_SpringFRameworkConfiguration/ExternalPropertiesOverview.pdf" text:style-name="Internet_20_link" text:visited-style-name="Visited_20_Internet_20_Link"><text:span text:style-name="T81">Overview</text:span></text:a></text:p>
      <text:p text:style-name="P144"/>
      <text:p text:style-name="P144"><text:a xlink:type="simple" xlink:href="https://docs.spring.io/spring-boot/docs/2.4.3/reference/html/spring-boot-features.html#boot-features-external-config" text:style-name="Internet_20_link" text:visited-style-name="Visited_20_Internet_20_Link"><text:span text:style-name="T81">Spring Boot Documentation</text:span></text:a></text:p>
      <text:p text:style-name="P144"/>
      <text:p text:style-name="P139">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43">* From Lowest to highest</text:p>
      <text:p text:style-name="P144"/>
      <text:list xml:id="list1067784615" text:style-name="L17">
        <text:list-item>
          <text:p text:style-name="P222">• Properties can be overridden depending on how they are defined</text:p>
        </text:list-item>
        <text:list-item>
          <text:p text:style-name="P222">• Gives you a lot of flexibility for deployments</text:p>
        </text:list-item>
        <text:list-item>
          <text:p text:style-name="P222">• Lowest are properties defined in JAR or war properties or YAML files</text:p>
        </text:list-item>
        <text:list-item>
          <text:p text:style-name="P222">• Next are external property files to JAR via file system</text:p>
        </text:list-item>
        <text:list-item>
          <text:p text:style-name="P222">• Higher are profile specific properties files (in jar, then external)</text:p>
        </text:list-item>
        <text:list-item>
          <text:p text:style-name="P222">• OS Environment variables</text:p>
        </text:list-item>
      </text:list>
      <text:p text:style-name="P144"/>
      <text:p text:style-name="P144"/>
      <text:p text:style-name="P143">* From Lowest to highest</text:p>
      <text:list xml:id="list3270373394" text:style-name="L18">
        <text:list-item>
          <text:p text:style-name="P223">• Java system properties</text:p>
        </text:list-item>
        <text:list-item>
          <text:p text:style-name="P223">• JNDI</text:p>
        </text:list-item>
        <text:list-item>
          <text:p text:style-name="P223">• SPRING_APPLICATION_JSON</text:p>
        </text:list-item>
        <text:list-item>
          <text:p text:style-name="P223">• Command Line Arguments</text:p>
        </text:list-item>
        <text:list-item>
          <text:p text:style-name="P223">• Test Properties (for testing)</text:p>
        </text:list-item>
      </text:list>
      <text:p text:style-name="P144"/>
      <text:p text:style-name="P117"/>
      <text:p text:style-name="P138">Config data files are considered in the following order:</text:p>
      <text:list xml:id="list3072019770" text:style-name="L19">
        <text:list-item>
          <text:p text:style-name="P232"><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packaged inside your jar (</text:span><text:span text:style-name="Source_20_Text"><text:span text:style-name="T17">application.properties</text:span></text:span><text:span text:style-name="T12"> and YAML variants).</text:span></text:p>
        </text:list-item>
        <text:list-item>
          <text:p text:style-name="P232"><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packaged inside your jar (</text:span><text:span text:style-name="Source_20_Text"><text:span text:style-name="T17">application-{profile}.properties</text:span></text:span><text:span text:style-name="T12"> and YAML variants).</text:span></text:p>
        </text:list-item>
        <text:list-item>
          <text:p text:style-name="P232"><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outside of your packaged jar (</text:span><text:span text:style-name="Source_20_Text"><text:span text:style-name="T17">application.properties</text:span></text:span><text:span text:style-name="T12"> and YAML variants).</text:span></text:p>
        </text:list-item>
        <text:list-item>
          <text:p text:style-name="P232"><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outside of your packaged jar (</text:span><text:span text:style-name="Source_20_Text"><text:span text:style-name="T17">application-{profile}.properties</text:span></text:span><text:span text:style-name="T12"> and YAML variants).</text:span></text:p>
        </text:list-item>
      </text:list>
      <text:p text:style-name="P175"><text:span text:style-name="T12">To provide a concrete example, suppose you develop a </text:span><text:span text:style-name="Source_20_Text"><text:span text:style-name="T17">@Component</text:span></text:span><text:span text:style-name="T12"> that uses a </text:span><text:span text:style-name="Source_20_Text"><text:span text:style-name="T17">name</text:span></text:span><text:span text:style-name="T12"> property, as shown in the following example:</text:span></text:p>
      <text:p text:style-name="P176"><text:span text:style-name="Source_20_Text"><text:span text:style-name="T20">import</text:span></text:span><text:span text:style-name="Source_20_Text"><text:span text:style-name="T21"> org.springframework.stereotype.*;</text:span></text:span></text:p>
      <text:p text:style-name="P177"><text:span text:style-name="Source_20_Text"><text:span text:style-name="T20">import</text:span></text:span><text:span text:style-name="Source_20_Text"><text:span text:style-name="T21"> org.springframework.beans.factory.annotation.*;</text:span></text:span></text:p>
      <text:p text:style-name="P177"/>
      <text:p text:style-name="P177"><text:span text:style-name="Source_20_Text"><text:span text:style-name="T23">@Component</text:span></text:span></text:p>
      <text:p text:style-name="P177"><text:span text:style-name="Source_20_Text"><text:span text:style-name="T20">public</text:span></text:span><text:span text:style-name="Source_20_Text"><text:span text:style-name="T21"> </text:span></text:span><text:span text:style-name="Source_20_Text"><text:span text:style-name="T20">class</text:span></text:span><text:span text:style-name="Source_20_Text"><text:span text:style-name="T21"> </text:span></text:span><text:span text:style-name="Source_20_Text"><text:span text:style-name="T24">MyBean</text:span></text:span><text:span text:style-name="Source_20_Text"><text:span text:style-name="T21"> {</text:span></text:span></text:p>
      <text:p text:style-name="P177"/>
      <text:p text:style-name="P177"><text:span text:style-name="Source_20_Text"><text:span text:style-name="T22"><text:s text:c="4"/></text:span></text:span><text:span text:style-name="Source_20_Text"><text:span text:style-name="T23">@Value("${name}")</text:span></text:span></text:p>
      <text:p text:style-name="P177"><text:span text:style-name="Source_20_Text"><text:span text:style-name="T22"><text:s text:c="4"/></text:span></text:span><text:span text:style-name="Source_20_Text"><text:span text:style-name="T20">private</text:span></text:span><text:span text:style-name="Source_20_Text"><text:span text:style-name="T21"> String name;</text:span></text:span></text:p>
      <text:p text:style-name="P177"/>
      <text:p text:style-name="P177"><text:span text:style-name="Source_20_Text"><text:span text:style-name="T22"><text:s text:c="4"/></text:span></text:span><text:span text:style-name="Source_20_Text"><text:span text:style-name="T25">// ...</text:span></text:span></text:p>
      <text:p text:style-name="P177"/>
      <text:p text:style-name="P177"><text:span text:style-name="Source_20_Text"><text:span text:style-name="T21">}</text:span></text:span></text:p>
      <text:p text:style-name="P175"><text:span text:style-name="T12">On your application classpath (for example, inside your jar) you can have an </text:span><text:span text:style-name="Source_20_Text"><text:span text:style-name="T17">application.properties</text:span></text:span><text:span text:style-name="T12"> file that provides a sensible default property value for </text:span><text:span text:style-name="Source_20_Text"><text:span text:style-name="T17">name</text:span></text:span><text:span text:style-name="T12">. When running in a new environment, an </text:span><text:span text:style-name="Source_20_Text"><text:span text:style-name="T17">application.properties</text:span></text:span><text:span text:style-name="T12"> file can be provided outside of your jar that overrides the </text:span><text:span text:style-name="Source_20_Text"><text:span text:style-name="T17">name</text:span></text:span><text:span text:style-name="T12">. For one-off testing, you can launch with a specific command line switch (for example, </text:span><text:span text:style-name="Source_20_Text"><text:span text:style-name="T17">java -jar app.jar –name="Spring"</text:span></text:span><text:span text:style-name="T12">).</text:span></text:p>
      <text:p text:style-name="P173"/>
      <text:p text:style-name="P175"><text:span text:style-name="T12">*</text:span><text:span text:style-name="T13">note from</text:span><text:span text:style-name="T14"> </text:span><text:a xlink:type="simple" xlink:href="https://docs.spring.io/spring-boot/docs/2.4.3/reference/html/spring-boot-features.html#boot-features-external-config" text:style-name="Internet_20_link" text:visited-style-name="Visited_20_Internet_20_Link"><text:span text:style-name="T26">Spring Boot Documentation</text:span></text:a></text:p>
      <text:p text:style-name="P144"/>
      <text:p text:style-name="P116">Lesson 88 Using Properties Source</text:p>
      <text:p text:style-name="P144"/>
      <text:p text:style-name="P144"><text:a xlink:type="simple" xlink:href="https://github.com/roloje777/sfg-di/tree/property-source" text:style-name="Internet_20_link" text:visited-style-name="Visited_20_Internet_20_Link"><text:span text:style-name="T82">branch - property-source</text:span></text:a></text:p>
      <text:p text:style-name="P141">And again, just to reiterate, you're going to be needing to set external properties as your application</text:p>
      <text:p text:style-name="P172">evolves through different environments.</text:p>
      <text:p text:style-name="P172">So, for example, you'll have a database and we'll use this example here.</text:p>
      <text:p text:style-name="P172">You might have a database.</text:p>
      <text:p text:style-name="P172">So you need username, password, connect URL to get to the database for establishing a JDBC connection.</text:p>
      <text:p text:style-name="P172">And that database is going to be different in a test environment, UAT environment, or a production</text:p>
      <text:p text:style-name="P172">environment.</text:p>
      <text:p text:style-name="P172">So these are all going to be different things that we need to account for.</text:p>
      <text:p text:style-name="P172">And what we want to do is take those properties, externalize them and have the Spring Framework</text:p>
      <text:p text:style-name="P172">inject them at runtime.</text:p>
      <text:p text:style-name="P172"/>
      <text:p text:style-name="P144"><text:a xlink:type="simple" xlink:href="https://github.com/roloje777/sfg-di/commit/f6084e29b74c61e2f639daa5a1e35bd8b1255ad0" text:style-name="Internet_20_link" text:visited-style-name="Visited_20_Internet_20_Link"><text:span text:style-name="T56">See changes here</text:span></text:a></text:p>
      <text:p text:style-name="P145"/>
      <text:p text:style-name="P129">Lesson 89 Environment Variables and Commmand Line Arguments</text:p>
      <text:p text:style-name="P129"/>
      <text:p text:style-name="P140">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47"/>
      <text:p text:style-name="P146"><text:span text:style-name="T15">By default, </text:span><text:span text:style-name="Source_20_Text"><text:span text:style-name="T18">SpringApplication</text:span></text:span><text:span text:style-name="T15"> converts any command line option arguments (that is, arguments starting with </text:span><text:span text:style-name="Source_20_Text"><text:span text:style-name="T18">--</text:span></text:span><text:span text:style-name="T15">, such as </text:span><text:span text:style-name="Source_20_Text"><text:span text:style-name="T18">--server.port=9000</text:span></text:span><text:span text:style-name="T15">) to a </text:span><text:span text:style-name="Source_20_Text"><text:span text:style-name="T18">property</text:span></text:span><text:span text:style-name="T15"> and adds them to the Spring </text:span><text:span text:style-name="Source_20_Text"><text:span text:style-name="T18">Environment</text:span></text:span><text:span text:style-name="T15">. As mentioned previously, command line properties always take precedence over file based property sources.</text:span></text:p>
      <text:p text:style-name="P174"><text:span text:style-name="T16">If you do not want command line properties to be added to the </text:span><text:span text:style-name="Source_20_Text"><text:span text:style-name="T19">Environment</text:span></text:span><text:span text:style-name="T16">, you can disable them by using </text:span><text:span text:style-name="Source_20_Text"><text:span text:style-name="T19">SpringApplication.setAddCommandLineProperties(false)</text:span></text:span><text:span text:style-name="T16">.</text:span></text:p>
      <text:p text:style-name="P146"/>
      <text:p text:style-name="P146"><draw:frame draw:style-name="fr1" draw:name="Frame31" text:anchor-type="paragraph" svg:x="0.166cm" svg:y="0.161cm" svg:width="8.19cm" draw:z-index="92"><draw:text-box fo:min-height="3.198cm"><text:p text:style-name="Drawing"><draw:frame text:anchor-type="paragraph" draw:z-index="93" draw:name="Shape56" draw:style-name="gr9" draw:text-style-name="P236" svg:width="8.189cm" svg:height="3.94cm" svg:x="0cm" svg:y="0cm"><draw:text-box><text:p text:style-name="P235"><text:span text:style-name="T86">guru.username</text:span><text:span text:style-name="T88">=</text:span><text:span text:style-name="T89">superuser</text:span><text:span text:style-name="T89"><text:line-break/></text:span><text:span text:style-name="T86">guru.password</text:span><text:span text:style-name="T88">=</text:span><text:span text:style-name="T89">dbPassword</text:span><text:span text:style-name="T89"><text:line-break/></text:span><text:span text:style-name="T86">guru.jdbcurl</text:span><text:span text:style-name="T88">=</text:span><text:span text:style-name="T89">someUrlforDB</text:span></text:p></draw:text-box></draw:frame>Drawing <text:sequence text:ref-name="refDrawing23" text:name="Drawing" text:formula="ooow:Drawing+1" style:num-format="1">24</text:sequence>: ./resources/datasource.properties</text:p></draw:text-box></draw:frame><text:s text:c="2"/></text:p>
      <text:p text:style-name="P146"/>
      <text:p text:style-name="P146"/>
      <text:p text:style-name="P146"/>
      <text:p text:style-name="P146"/>
      <text:p text:style-name="P146"/>
      <text:p text:style-name="P146"/>
      <text:p text:style-name="P146"/>
      <text:p text:style-name="P146">setting in IntelliJ → frun → edit configuration</text:p>
      <text:list xml:id="list3213418531" text:style-name="L20">
        <text:list-item>
          <text:p text:style-name="P224">Environment variables <text:span text:style-name="T83">to GURU_USERNAME=UserFromEnv</text:span></text:p>
          <text:p text:style-name="P224"/>
        </text:list-item>
      </text:list>
      <text:p text:style-name="P148"/>
      <text:p text:style-name="P148"/>
      <text:p text:style-name="P148"/>
      <text:p text:style-name="P148"/>
      <text:p text:style-name="P148"><text:soft-page-break/></text:p>
      <text:p text:style-name="P148"/>
      <text:p text:style-name="P148"><draw:frame draw:style-name="fr5" draw:name="Image8" text:anchor-type="char" svg:width="17cm" svg:height="12.995cm" draw:z-index="94"><draw:image xlink:href="Pictures/10000201000002C900000221A4A8ACFD6288605C.png" xlink:type="simple" xlink:show="embed" xlink:actuate="onLoad" loext:mime-type="image/png"/></draw:frame><text:s text:c="13"/></text:p>
      <text:p text:style-name="P149">output</text:p>
      <text:p text:style-name="P149">&gt;…</text:p>
      <text:p text:style-name="P149">I'm a Prototype</text:p>
      <text:p text:style-name="P149">UserFromEnv</text:p>
      <text:p text:style-name="P149">dbPassword</text:p>
      <text:p text:style-name="P149">someUrlforDB</text:p>
      <text:p text:style-name="P149">..</text:p>
      <text:p text:style-name="P149"/>
      <text:p text:style-name="P149"/>
      <text:list xml:id="list4207714322" text:style-name="L21">
        <text:list-item>
          <text:p text:style-name="P233">Setting CommandLine args to </text:p>
          <text:list>
            <text:list-header>
              <text:p text:style-name="P225">--guru.password=passwordFromCmdLine --guru.username="userNameFromCmdLine</text:p>
            </text:list-header>
          </text:list>
        </text:list-item>
      </text:list>
      <text:p text:style-name="P149"/>
      <text:p text:style-name="P149"><text:tab/>run→ edit configuration</text:p>
      <text:p text:style-name="P149"><draw:frame draw:style-name="fr4" draw:name="Image9" text:anchor-type="char" svg:width="17cm" svg:height="13.238cm" draw:z-index="95"><draw:image xlink:href="Pictures/10000201000002DC0000023AC8547BF71CABED4F.png" xlink:type="simple" xlink:show="embed" xlink:actuate="onLoad" loext:mime-type="image/png"/></draw:frame></text:p>
      <text:p text:style-name="P149"/>
      <text:p text:style-name="P149">output is</text:p>
      <text:p text:style-name="P149">&gt;…</text:p>
      <text:p text:style-name="P149">I'm a Prototype</text:p>
      <text:p text:style-name="P149">userNameFromCmdLine</text:p>
      <text:p text:style-name="P149">passwordFromCmdLine</text:p>
      <text:p text:style-name="P149">someUrlforDB</text:p>
      <text:p text:style-name="P149">..</text:p>
      <text:p text:style-name="P149"/>
      <text:p text:style-name="P118">Lesson 90 Spring Boot Application Properties</text:p>
      <text:p text:style-name="P156"/>
      <text:p text:style-name="P157"><text:a xlink:type="simple" xlink:href="https://github.com/roloje777/sfg-di/tree/application-properties" text:style-name="Internet_20_link" text:visited-style-name="Visited_20_Internet_20_Link">branch application-properties</text:a></text:p>
      <text:p text:style-name="P150">The previous two lessons we used Spring Framework to set the applications properties etc.</text:p>
      <text:p text:style-name="P150">Now we are going to use Spring Boot to manage the applications properties.</text:p>
      <text:p text:style-name="P155">We cab see Spring Boot as a Wrapper that wraps Spring and makes thisg easier to use.</text:p>
      <text:p text:style-name="P155"/>
      <text:p text:style-name="P158">I edit the application.properties file</text:p>
      <text:p text:style-name="P158">delete the datasource.properties file</text:p>
      <text:p text:style-name="P162"><text:span text:style-name="T49">and remove the anotation </text:span><text:span text:style-name="T9">@PropertySource("classpath:datasource.properties") </text:span></text:p>
      <text:p text:style-name="P162"><text:span text:style-name="T10">from </text:span><text:span text:style-name="T9"><text:line-break/>src/main/java/guru/springframework/sfgdi/config/GreetingServiceConfig.java</text:span></text:p>
      <text:p text:style-name="P160">I also made sure that the environment variables and Coomand lione args , set in the previous lesson was removed.</text:p>
      <text:p text:style-name="P150">Outputs</text:p>
      <text:p text:style-name="P150">&gt;…</text:p>
      <text:p text:style-name="P150">I'm a Prototype</text:p>
      <text:p text:style-name="P150">userNameFromCmdLine</text:p>
      <text:p text:style-name="P150">passwordFromCmdLine</text:p>
      <text:p text:style-name="P150">someUrlforDB\</text:p>
      <text:p text:style-name="P150">…</text:p>
      <text:p text:style-name="P151"><text:a xlink:type="simple" xlink:href="https://github.com/roloje777/sfg-di/commit/38ccd962b545b1f206a4c5974d5c3873c1529b2d" text:style-name="Internet_20_link" text:visited-style-name="Visited_20_Internet_20_Link">See changes here</text:a></text:p>
      <text:p text:style-name="P150"/>
      <text:p text:style-name="P160"/>
      <text:p text:style-name="P119">Lesson 91 Spring Boot Profile Application Properties</text:p>
      <text:p text:style-name="P133"/>
      <text:p text:style-name="P163"><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33"/>
      <text:p text:style-name="P130">Say you in a Sftware development company and there are diffenet development profiles.</text:p>
      <text:p text:style-name="P130">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30">We what to set up out project to allow different profiles.</text:p>
      <text:p text:style-name="P130">At the moment we have one profile, namely the application.properties when the application level.</text:p>
      <text:p text:style-name="P130"><draw:frame draw:style-name="fr1" draw:name="Frame32" text:anchor-type="paragraph" svg:x="0.048cm" svg:y="0.254cm" svg:width="11.762cm" draw:z-index="96"><draw:text-box fo:min-height="2.369cm"><text:p text:style-name="Drawing"><draw:frame text:anchor-type="paragraph" draw:z-index="97" draw:name="Shape57" draw:style-name="gr8" draw:text-style-name="P236" svg:width="11.761cm" svg:height="2.368cm" svg:x="0cm" svg:y="0cm"><draw:text-box><text:p text:style-name="P235"><text:span text:style-name="T86">spring.profiles.active</text:span><text:span text:style-name="T88">=</text:span><text:span text:style-name="T89">dog,EN</text:span><text:span text:style-name="T89"><text:line-break/></text:span><text:span text:style-name="T86">guru.username</text:span><text:span text:style-name="T88">=</text:span><text:span text:style-name="T89">superuser</text:span><text:span text:style-name="T89"><text:line-break/></text:span><text:span text:style-name="T86">guru.password</text:span><text:span text:style-name="T88">=</text:span><text:span text:style-name="T89">dbPassword</text:span><text:span text:style-name="T89"><text:line-break/></text:span><text:span text:style-name="T86">guru.jdbcurl</text:span><text:span text:style-name="T88">=</text:span><text:span text:style-name="T89">someUrlforDB</text:span></text:p></draw:text-box></draw:frame>Drawing <text:sequence text:ref-name="refDrawing24" text:name="Drawing" text:formula="ooow:Drawing+1" style:num-format="1">25</text:sequence>: application.properties</text:p></draw:text-box></draw:frame></text:p>
      <text:p text:style-name="P130"/>
      <text:p text:style-name="P130"/>
      <text:p text:style-name="P130"/>
      <text:p text:style-name="P132"/>
      <text:p text:style-name="P132"/>
      <text:p text:style-name="P132">Note that these can be overritten by setting the properties at the environment level of commond line level.</text:p>
      <text:p text:style-name="P132"/>
      <text:list xml:id="list2514284682" text:style-name="L22">
        <text:list-item>
          <text:p text:style-name="P227">We CREATE A PROPERTIES FILE FO EACH</text:p>
          <text:list>
            <text:list-item>
              <text:p text:style-name="P227">note the naming convension</text:p>
              <text:p text:style-name="P228"><text:span text:style-name="T64">application</text:span><text:span text:style-name="T85">-profile</text:span><text:span text:style-name="T84">.properties</text:span></text:p>
              <text:p text:style-name="P226">application-dev.properties</text:p>
            </text:list-item>
            <text:list-item>
              <text:p text:style-name="P226">application.qa.propeties</text:p>
            </text:list-item>
          </text:list>
        </text:list-item>
      </text:list>
      <text:p text:style-name="P154"/>
      <text:p text:style-name="P154"/>
      <text:p text:style-name="P154"><draw:frame draw:style-name="fr1" draw:name="Frame33" text:anchor-type="paragraph" svg:x="0.254cm" svg:y="-0.233cm" svg:width="9.439cm" draw:z-index="98"><draw:text-box fo:min-height="1.711cm"><text:p text:style-name="Drawing"><draw:frame text:anchor-type="paragraph" draw:z-index="99" draw:name="Shape58" draw:style-name="gr7" draw:text-style-name="P237" svg:width="9.438cm" svg:height="1.71cm" svg:x="0cm" svg:y="0cm"><draw:text-box><text:p text:style-name="P235"><text:span text:style-name="T86">guru.username</text:span><text:span text:style-name="T88">=</text:span><text:span text:style-name="T89">DevDBUser</text:span><text:span text:style-name="T89"><text:line-break/></text:span><text:span text:style-name="T86">guru.password</text:span><text:span text:style-name="T88">=</text:span><text:span text:style-name="T89">DevPassword</text:span><text:span text:style-name="T89"><text:line-break/></text:span><text:span text:style-name="T86">guru.jdbcurl</text:span><text:span text:style-name="T88">=</text:span><text:span text:style-name="T89">DevURL</text:span></text:p></draw:text-box></draw:frame>Drawing <text:sequence text:ref-name="refDrawing25" text:name="Drawing" text:formula="ooow:Drawing+1" style:num-format="1">26</text:sequence>: application-dev.properties</text:p></draw:text-box></draw:frame></text:p>
      <text:p text:style-name="P154"/>
      <text:p text:style-name="P150"/>
      <text:p text:style-name="P150"/>
      <text:p text:style-name="P150"><draw:frame draw:style-name="fr1" draw:name="Frame34" text:anchor-type="paragraph" svg:x="0.048cm" svg:y="0.496cm" svg:width="10.086cm" draw:z-index="100"><draw:text-box fo:min-height="3.325cm"><text:p text:style-name="Drawing"><draw:frame text:anchor-type="paragraph" draw:z-index="101" draw:name="Shape59" draw:style-name="gr6" draw:text-style-name="P236" svg:width="10.085cm" svg:height="3.324cm" svg:x="0cm" svg:y="0cm"><draw:text-box><text:p text:style-name="P235"><text:span text:style-name="T86">guru.username</text:span><text:span text:style-name="T88">=</text:span><text:span text:style-name="T89">QADBUser</text:span><text:span text:style-name="T89"><text:line-break/></text:span><text:span text:style-name="T86">guru.password</text:span><text:span text:style-name="T88">=</text:span><text:span text:style-name="T89">QAPassword</text:span><text:span text:style-name="T89"><text:line-break/></text:span><text:span text:style-name="T86">guru.jdbcurl</text:span><text:span text:style-name="T88">=</text:span><text:span text:style-name="T89">URLforQADB</text:span></text:p></draw:text-box></draw:frame>Drawing <text:sequence text:ref-name="refDrawing26" text:name="Drawing" text:formula="ooow:Drawing+1" style:num-format="1">27</text:sequence>: application-qa.properties</text:p></draw:text-box></draw:frame></text:p>
      <text:p text:style-name="P150"/>
      <text:p text:style-name="P150"><text:s text:c="2"/></text:p>
      <text:p text:style-name="P150"/>
      <text:p text:style-name="P150"/>
      <text:p text:style-name="P150"/>
      <text:p text:style-name="P150"/>
      <text:p text:style-name="P150"/>
      <text:p text:style-name="P150"/>
      <text:list xml:id="list4199782479" text:style-name="L23">
        <text:list-item>
          <text:p text:style-name="P234">Next we we set up the applications propeties to use the different properties, namely DEV or QA and run the app.</text:p>
          <text:list>
            <text:list-item>
              <text:p text:style-name="P229">Note one should not use both properties at the same time as there is no garantee which would be used.</text:p>
            </text:list-item>
            <text:list-item>
              <text:p text:style-name="P229">Make sure that the env and command line is not set.</text:p>
            </text:list-item>
          </text:list>
        </text:list-item>
      </text:list>
      <text:p text:style-name="P161"/>
      <text:p text:style-name="P161"/>
      <text:p text:style-name="P161"><text:s text:c="16"/></text:p>
      <text:p text:style-name="P161"><draw:frame draw:style-name="fr4" draw:name="Image10" text:anchor-type="char" svg:width="17cm" svg:height="10.379cm" draw:z-index="102"><draw:image xlink:href="Pictures/10000201000004100000027BCE193EC30AA35FBC.png" xlink:type="simple" xlink:show="embed" xlink:actuate="onLoad" loext:mime-type="image/png"/></draw:frame><text:s text:c="11"/></text:p>
      <text:p text:style-name="P161"/>
      <text:p text:style-name="P131">First run</text:p>
      <text:p text:style-name="P131"><draw:frame draw:style-name="fr1" draw:name="Frame35" text:anchor-type="paragraph" svg:x="0.24cm" svg:y="0.554cm" svg:width="10.012cm" draw:z-index="103"><draw:text-box fo:min-height="3.119cm"><text:p text:style-name="Drawing"><draw:frame text:anchor-type="paragraph" draw:z-index="104" draw:name="Shape60" draw:style-name="gr5" draw:text-style-name="P236" svg:width="10.011cm" svg:height="3.118cm" svg:x="0cm" svg:y="0cm"><draw:text-box><text:p text:style-name="P235"><text:span text:style-name="T86">spring.profiles.active</text:span><text:span text:style-name="T88">=</text:span><text:span text:style-name="T89">dog,EN</text:span><text:span text:style-name="T89"><text:line-break/></text:span><text:span text:style-name="T86">guru.username</text:span><text:span text:style-name="T88">=</text:span><text:span text:style-name="T89">superuser</text:span><text:span text:style-name="T89"><text:line-break/></text:span><text:span text:style-name="T86">guru.password</text:span><text:span text:style-name="T88">=</text:span><text:span text:style-name="T89">dbPassword</text:span><text:span text:style-name="T89"><text:line-break/></text:span><text:span text:style-name="T86">guru.jdbcurl</text:span><text:span text:style-name="T88">=</text:span><text:span text:style-name="T89">someUrlforDB</text:span></text:p></draw:text-box></draw:frame>Drawing <text:sequence text:ref-name="refDrawing27" text:name="Drawing" text:formula="ooow:Drawing+1" style:num-format="1">28</text:sequence>: application.properties</text:p></draw:text-box></draw:frame></text:p>
      <text:p text:style-name="P131"/>
      <text:p text:style-name="P161"/>
      <text:p text:style-name="P161"><text:s text:c="2"/></text:p>
      <text:p text:style-name="P161"/>
      <text:p text:style-name="P161"/>
      <text:p text:style-name="P161"/>
      <text:p text:style-name="P152">&gt;I'm a Prototype</text:p>
      <text:p text:style-name="P152">superuser</text:p>
      <text:p text:style-name="P152">dbPassword</text:p>
      <text:p text:style-name="P152">someUrlforDB</text:p>
      <text:p text:style-name="P161"/>
      <text:p text:style-name="P152"><text:soft-page-break/>Second Run – Using DEV </text:p>
      <text:p text:style-name="P161"><draw:frame draw:style-name="fr1" draw:name="Frame36" text:anchor-type="paragraph" svg:x="0.064cm" svg:y="0.538cm" svg:width="10.481cm" draw:z-index="105"><draw:text-box fo:min-height="3.882cm"><text:p text:style-name="Drawing"><draw:frame text:anchor-type="paragraph" draw:z-index="106" draw:name="Shape61" draw:style-name="gr4" draw:text-style-name="P236" svg:width="10.48cm" svg:height="3.881cm" svg:x="0cm" svg:y="0cm"><draw:text-box><text:p text:style-name="P235"><text:span text:style-name="T88">#spring.profiles.active=dog,EN</text:span><text:span text:style-name="T88"><text:line-break/></text:span><text:span text:style-name="T86">spring.profiles.active</text:span><text:span text:style-name="T88">=</text:span><text:span text:style-name="T89">dog,EN,dev</text:span><text:span text:style-name="T89"><text:line-break/></text:span><text:span text:style-name="T86">guru.username</text:span><text:span text:style-name="T88">=</text:span><text:span text:style-name="T89">superuser</text:span><text:span text:style-name="T89"><text:line-break/></text:span><text:span text:style-name="T86">guru.password</text:span><text:span text:style-name="T88">=</text:span><text:span text:style-name="T89">dbPassword</text:span><text:span text:style-name="T89"><text:line-break/></text:span><text:span text:style-name="T86">guru.jdbcurl</text:span><text:span text:style-name="T88">=</text:span><text:span text:style-name="T89">someUrlforDB</text:span></text:p></draw:text-box></draw:frame>Drawing <text:sequence text:ref-name="refDrawing28" text:name="Drawing" text:formula="ooow:Drawing+1" style:num-format="1">29</text:sequence>: application.properties</text:p></draw:text-box></draw:frame><text:s text:c="2"/></text:p>
      <text:p text:style-name="P161"/>
      <text:p text:style-name="P161"/>
      <text:p text:style-name="P161"/>
      <text:p text:style-name="P161"/>
      <text:p text:style-name="P161"/>
      <text:p text:style-name="P161"/>
      <text:p text:style-name="P161"/>
      <text:p text:style-name="P161"/>
      <text:p text:style-name="P153">&gt;DevDBUser</text:p>
      <text:p text:style-name="P153">DevPassword</text:p>
      <text:p text:style-name="P153">DevURL</text:p>
      <text:p text:style-name="P153"/>
      <text:p text:style-name="P153"/>
      <text:p text:style-name="P153">Third run – using QA profile</text:p>
      <text:p text:style-name="P153"><draw:frame draw:style-name="fr1" draw:name="Frame37" text:anchor-type="paragraph" svg:x="0.136cm" svg:y="0.582cm" svg:width="9.513cm" draw:z-index="107"><draw:text-box fo:min-height="4.147cm"><text:p text:style-name="Drawing"><draw:frame text:anchor-type="paragraph" draw:z-index="108" draw:name="Shape62" draw:style-name="gr3" draw:text-style-name="P236" svg:width="9.512cm" svg:height="4.146cm" svg:x="0cm" svg:y="0cm"><draw:text-box><text:p text:style-name="P235"><text:span text:style-name="T88">#spring.profiles.active=dog,EN</text:span><text:span text:style-name="T88"><text:line-break/></text:span><text:span text:style-name="T88">#spring.profiles.active=dog,EN,dev</text:span><text:span text:style-name="T88"><text:line-break/></text:span><text:span text:style-name="T86">spring.profiles.active</text:span><text:span text:style-name="T88">=</text:span><text:span text:style-name="T89">dog,EN,qa</text:span><text:span text:style-name="T89"><text:line-break/></text:span><text:span text:style-name="T86">guru.username</text:span><text:span text:style-name="T88">=</text:span><text:span text:style-name="T89">superuser</text:span><text:span text:style-name="T89"><text:line-break/></text:span><text:span text:style-name="T86">guru.password</text:span><text:span text:style-name="T88">=</text:span><text:span text:style-name="T89">dbPassword</text:span><text:span text:style-name="T89"><text:line-break/></text:span><text:span text:style-name="T86">guru.jdbcurl</text:span><text:span text:style-name="T88">=</text:span><text:span text:style-name="T89">someUrlforDB</text:span></text:p></draw:text-box></draw:frame>Drawing <text:sequence text:ref-name="refDrawing29" text:name="Drawing" text:formula="ooow:Drawing+1" style:num-format="1">30</text:sequence>: application.properties</text:p></draw:text-box></draw:frame><text:s text:c="10"/></text:p>
      <text:p text:style-name="P153"/>
      <text:p text:style-name="P153"/>
      <text:p text:style-name="P153"/>
      <text:p text:style-name="P153"/>
      <text:p text:style-name="P153"/>
      <text:p text:style-name="P153"/>
      <text:p text:style-name="P153"/>
      <text:p text:style-name="P153"/>
      <text:p text:style-name="P153">&gt;QADBUser</text:p>
      <text:p text:style-name="P153">QAPassword</text:p>
      <text:p text:style-name="P153">URLforQADB</text:p>
      <text:p text:style-name="P153"/>
      <text:p text:style-name="P159">Don’t do this</text:p>
      <text:p text:style-name="P93">spring.profiles.active=dog,EN,qa,dev</text:p>
      <text:p text:style-name="P91"/>
      <text:p text:style-name="P153"/>
      <text:p text:style-name="P164"><text:a xlink:type="simple" xlink:href="https://github.com/roloje777/sfg-di/commit/56df671f4126c0188b334211d06fdf3a7baca11f" text:style-name="Internet_20_link" text:visited-style-name="Visited_20_Internet_20_Link"><text:span text:style-name="T55">see changes here</text:span></text:a></text:p>
      <text:p text:style-name="P230"/>
      <text:p text:style-name="P230"/>
      <text:p text:style-name="P109">Lesson 92 – Spring Boot Application.yml</text:p>
      <text:p text:style-name="P45"/>
      <text:p text:style-name="P94"><text:a xlink:type="simple" xlink:href="https://github.com/roloje777/sfg-di/tree/application-yml" text:style-name="Internet_20_link" text:visited-style-name="Visited_20_Internet_20_Link"><text:span text:style-name="T58">Branch - application-yml</text:span></text:a></text:p>
      <text:p text:style-name="P45"/>
      <text:p text:style-name="P94"><text:a xlink:type="simple" xlink:href="https://www.cloudbees.com/blog/yaml-tutorial-everything-you-need-get-started" text:style-name="Internet_20_link" text:visited-style-name="Visited_20_Internet_20_Link"><text:span text:style-name="T57">YAML -Tutorial</text:span></text:a></text:p>
      <text:p text:style-name="P216"/>
      <text:p text:style-name="P94"><text:span text:style-name="T59">“</text:span><text:span text:style-name="T30">YAML Ain't Markup Language (</text:span><text:a xlink:type="simple" xlink:href="http://yaml.org/" office:target-frame-name="_blank" xlink:show="new" text:style-name="Internet_20_link" text:visited-style-name="Visited_20_Internet_20_Link"><text:span text:style-name="T31">YAML</text:span></text:a><text:span text:style-name="T30">)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28"> </text:span><text:span text:style-name="T29">Python</text:span></text:p>
      <text:p text:style-name="P208">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p>
      <text:p text:style-name="P208"/>
      <text:p text:style-name="P92"><text:span text:style-name="T33">H</text:span><text:span text:style-name="T32">ere We create a yaml properties file to replace our application.properties file.</text:span></text:p>
      <text:p text:style-name="P211">We delete the application.properties file and run the Spring Boot application loading the application.yml at startup.</text:p>
      <text:p text:style-name="P211"/>
      <text:p text:style-name="P211"><draw:frame draw:style-name="fr1" draw:name="Frame38" text:anchor-type="paragraph" svg:x="0.386cm" svg:y="0.339cm" svg:width="10.659cm" draw:z-index="109"><draw:text-box fo:min-height="3.207cm"><text:p text:style-name="Drawing"><draw:frame text:anchor-type="paragraph" draw:z-index="110" draw:name="Shape63" draw:style-name="gr2" draw:text-style-name="P236" svg:width="10.658cm" svg:height="3.206cm" svg:x="0cm" svg:y="0cm"><draw:text-box><text:p text:style-name="P235"><text:span text:style-name="T86">spring.profiles.active</text:span><text:span text:style-name="T88">=</text:span><text:span text:style-name="T89">dog,EN</text:span><text:span text:style-name="T89"><text:line-break/></text:span><text:span text:style-name="T86">guru.username</text:span><text:span text:style-name="T88">=</text:span><text:span text:style-name="T89">superuser</text:span><text:span text:style-name="T89"><text:line-break/></text:span><text:span text:style-name="T86">guru.password</text:span><text:span text:style-name="T88">=</text:span><text:span text:style-name="T89">dbPassword</text:span><text:span text:style-name="T89"><text:line-break/></text:span><text:span text:style-name="T86">guru.jdbcurl</text:span><text:span text:style-name="T88">=</text:span><text:span text:style-name="T89">someUrlforDB</text:span></text:p></draw:text-box></draw:frame>Drawing <text:sequence text:ref-name="refDrawing30" text:name="Drawing" text:formula="ooow:Drawing+1" style:num-format="1">31</text:sequence>: application.properties (deleted)</text:p></draw:text-box></draw:frame></text:p>
      <text:p text:style-name="P208"/>
      <text:p text:style-name="P208"><text:s/></text:p>
      <text:p text:style-name="P208"/>
      <text:p text:style-name="P208"/>
      <text:p text:style-name="P208"/>
      <text:p text:style-name="P208"/>
      <text:p text:style-name="P208"/>
      <text:p text:style-name="P208"/>
      <text:p text:style-name="P208"/>
      <text:p text:style-name="P208"/>
      <text:p text:style-name="P208"/>
      <text:p text:style-name="P208"/>
      <text:p text:style-name="P208"><draw:frame draw:style-name="fr1" draw:name="Frame39" text:anchor-type="paragraph" svg:x="0.356cm" svg:y="0.109cm" svg:width="10.924cm" draw:z-index="111"><draw:text-box fo:min-height="4.307cm"><text:p text:style-name="Drawing"><draw:frame text:anchor-type="paragraph" draw:z-index="112" draw:name="Shape64" draw:style-name="gr1" draw:text-style-name="P236" svg:width="10.923cm" svg:height="4.306cm" svg:x="0cm" svg:y="0cm"><draw:text-box><text:p text:style-name="P235"><text:span text:style-name="T86">spring</text:span><text:span text:style-name="T87">:</text:span><text:span text:style-name="T87"><text:line-break/></text:span><text:span text:style-name="T87"> <text:s/></text:span><text:span text:style-name="T86">profiles</text:span><text:span text:style-name="T87">:</text:span><text:span text:style-name="T87"><text:line-break/></text:span><text:span text:style-name="T87"> <text:s text:c="3"/></text:span><text:span text:style-name="T86">active</text:span><text:span text:style-name="T87">: dog,EN</text:span><text:span text:style-name="T87"><text:line-break/></text:span><text:span text:style-name="T86">guru</text:span><text:span text:style-name="T87">:</text:span><text:span text:style-name="T87"><text:line-break/></text:span><text:span text:style-name="T87"> <text:s/></text:span><text:span text:style-name="T86">username</text:span><text:span text:style-name="T87">: YmlUserName</text:span><text:span text:style-name="T87"><text:line-break/></text:span><text:span text:style-name="T87"> <text:s/></text:span><text:span text:style-name="T86">password</text:span><text:span text:style-name="T87">: YmlPassword</text:span><text:span text:style-name="T87"><text:line-break/></text:span><text:span text:style-name="T87"> <text:s/></text:span><text:span text:style-name="T86">jdbcurl</text:span><text:span text:style-name="T87">: YmlUrl</text:span></text:p></draw:text-box></draw:frame>Drawing <text:sequence text:ref-name="refDrawing31" text:name="Drawing" text:formula="ooow:Drawing+1" style:num-format="1">32</text:sequence>: application.yml</text:p></draw:text-box></draw:frame><text:s text:c="2"/></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9"/>
      <text:p text:style-name="P92"><text:span text:style-name="T35">R</text:span><text:span text:style-name="T34">un the application</text:span></text:p>
      <text:p text:style-name="P212"/>
      <text:p text:style-name="P213">&gt;YmlUserName</text:p>
      <text:p text:style-name="P213">YmlPassword</text:p>
      <text:p text:style-name="P213">YmlUrl</text:p>
      <text:p text:style-name="P210"/>
      <text:p text:style-name="P210"/>
      <text:p text:style-name="P94"><text:a xlink:type="simple" xlink:href="https://github.com/roloje777/sfg-di/commit/fc36f9f6e9076d3eb233116f7210c7b66c69c003" text:style-name="Internet_20_link" text:visited-style-name="Visited_20_Internet_20_Link"><text:span text:style-name="T27">see changes here</text:span></text:a></text:p>
      <text:p text:style-name="P94"><text:span text:style-name="T27"/></text:p>
      <text:p text:style-name="P94"><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3T10:22:15.179815798</dc:date>
    <meta:editing-duration>PT5H44M1S</meta:editing-duration>
    <meta:editing-cycles>56</meta:editing-cycles>
    <meta:generator>LibreOffice/6.4.7.2$Linux_X86_64 LibreOffice_project/40$Build-2</meta:generator>
    <meta:document-statistic meta:table-count="0" meta:image-count="10" meta:object-count="0" meta:page-count="50" meta:paragraph-count="509" meta:word-count="3521" meta:character-count="25425" meta:non-whitespace-character-count="21173"/>
  </office:meta>
</office:document-meta>
</file>